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2)Linux程序设计入门--进程介绍 </text:p>
      <text:p text:style-name="Text_20_body">3)Linux程序设计入门--文件操作 </text:p>
      <text:p text:style-name="Text_20_body">4)Linux程序设计入门--时间概念 </text:p>
      <text:p text:style-name="Text_20_body">5)Linux程序设计入门--信号处理 </text:p>
      <text:p text:style-name="Text_20_body">6)Linux程序设计入门--消息管理 </text:p>
      <text:p text:style-name="Text_20_body">7)Linux程序设计入门--线程操作 </text:p>
      <text:p text:style-name="Text_20_body">8)Linux程序设计入门--网络编程 </text:p>
      <text:p text:style-name="Text_20_body">9)Linux下C开发工具介绍</text:p>
      <text:p text:style-name="Text_20_body">1)Linux程序设计入门--基础知识 </text:p>
      <text:p text:style-name="Text_20_body">Linux下C语言编程基础知识 </text:p>
      <text:p text:style-name="Text_20_body">前言: </text:p>
      <text:p text:style-name="Text_20_body">这篇文章介绍在LINUX下进行C语言编程所需要的基础知识.在这篇文章当中,我们将 </text:p>
      <text:p text:style-name="Text_20_body">会学到以下内容: </text:p>
      <text:p text:style-name="Text_20_body">源程序编译 </text:p>
      <text:p text:style-name="Text_20_body">Makefile的编写 </text:p>
      <text:p text:style-name="Text_20_body">程序库的链接 </text:p>
      <text:p text:style-name="Text_20_body">程序的调试 </text:p>
      <text:p text:style-name="Text_20_body">头文件和系统求助 </text:p>
      <text:p text:style-name="Text_20_body">---------------------------------------------------------------------------- </text:p>
      <text:p text:style-name="Text_20_body">---- </text:p>
      <text:p text:style-name="Text_20_body">1.源程序的编译 </text:p>
      <text:p text:style-name="Text_20_body">在Linux下面,如果要编译一个C语言源程序,我们要使用GNU的gcc编译器. 下面我们 </text:p>
      <text:p text:style-name="Text_20_body">以一个实例来说明如何使用gcc编译器. </text:p>
      <text:p text:style-name="Text_20_body">假设我们有下面一个非常简单的源程序(hello.c): </text:p>
      <text:p text:style-name="Text_20_body">int main(int argc,char **argv) </text:p>
      <text:p text:style-name="Text_20_body">{ </text:p>
      <text:p text:style-name="Text_20_body">printf("Hello Linux/n"); </text:p>
      <text:p text:style-name="Text_20_body">} </text:p>
      <text:p text:style-name="Text_20_body">要编译这个程序,我们只要在命令行下执行: </text:p>
      <text:p text:style-name="Text_20_body"><text:soft-page-break/>gcc -o hello hello.c </text:p>
      <text:p text:style-name="Text_20_body">gcc 编译器就会为我们生成一个hello的可执行文件.执行./hello就可以看到程序的输出 </text:p>
      <text:p text:style-name="Text_20_body">结果了.命令行中 gcc表示我们是用gcc来编译我们的源程序,-o 选项表示我们要求编译 </text:p>
      <text:p text:style-name="Text_20_body">器给我们输出的可执行文件名为hello 而hello.c是我们的源程序文件. </text:p>
      <text:p text:style-name="Text_20_body">gcc编译器有许多选项,一般来说我们只要知道其中的几个就够了. -o选项我们已经知道 </text:p>
      <text:p text:style-name="Text_20_body">了,表示我们要求输出的可执行文件名. -c选项表示我们只要求编译器输出目标代码,而 </text:p>
      <text:p text:style-name="Text_20_body">不必要输出可执行文件. -g选项表示我们要求编译器在编译的时候提供我们以后对程序 </text:p>
      <text:p text:style-name="Text_20_body">进行调试的信息. </text:p>
      <text:p text:style-name="Text_20_body">知道了这三个选项,我们就可以编译我们自己所写的简单的源程序了,如果你想要知道更 </text:p>
      <text:p text:style-name="Text_20_body">多的选项,可以查看gcc的帮助文档,那里有着许多对其它选项的详细说明. </text:p>
      <text:p text:style-name="Text_20_body">2.Makefile的编写 </text:p>
      <text:p text:style-name="Text_20_body">假设我们有下面这样的一个程序,源代码如下: </text:p>
      <text:p text:style-name="Text_20_body">/* main.c */ </text:p>
      <text:p text:style-name="Text_20_body">#include "mytool1.h" </text:p>
      <text:p text:style-name="Text_20_body">#include "mytool2.h" </text:p>
      <text:p text:style-name="Text_20_body">int main(int argc,char **argv) </text:p>
      <text:p text:style-name="Text_20_body">{ </text:p>
      <text:p text:style-name="Text_20_body">mytool1_print("hello"); </text:p>
      <text:p text:style-name="Text_20_body">mytool2_print("hello"); </text:p>
      <text:p text:style-name="Text_20_body">} </text:p>
      <text:p text:style-name="Text_20_body">/* mytool1.h */ </text:p>
      <text:p text:style-name="Text_20_body">#ifndef _MYTOOL_1_H </text:p>
      <text:p text:style-name="Text_20_body">#define _MYTOOL_1_H </text:p>
      <text:p text:style-name="Text_20_body">void mytool1_print(char *print_str); </text:p>
      <text:p text:style-name="Text_20_body">#endif </text:p>
      <text:p text:style-name="Text_20_body">/* mytool1.c */ </text:p>
      <text:p text:style-name="Text_20_body">#include "mytool1.h" </text:p>
      <text:p text:style-name="Text_20_body">void mytool1_print(char *print_str) </text:p>
      <text:p text:style-name="Text_20_body">{ </text:p>
      <text:p text:style-name="Text_20_body">printf("This is mytool1 print %s/n",print_str); </text:p>
      <text:p text:style-name="Text_20_body"><text:soft-page-break/>} </text:p>
      <text:p text:style-name="Text_20_body">/* mytool2.h */ </text:p>
      <text:p text:style-name="Text_20_body">#ifndef _MYTOOL_2_H </text:p>
      <text:p text:style-name="Text_20_body">#define _MYTOOL_2_H </text:p>
      <text:p text:style-name="Text_20_body">void mytool2_print(char *print_str); </text:p>
      <text:p text:style-name="Text_20_body">#endif </text:p>
      <text:p text:style-name="Text_20_body">/* mytool2.c */ </text:p>
      <text:p text:style-name="Text_20_body">#include "mytool2.h" </text:p>
      <text:p text:style-name="Text_20_body">void mytool2_print(char *print_str) </text:p>
      <text:p text:style-name="Text_20_body">{ </text:p>
      <text:p text:style-name="Text_20_body">printf("This is mytool2 print %s/n",print_str); </text:p>
      <text:p text:style-name="Text_20_body">} </text:p>
      <text:p text:style-name="Text_20_body">当然由于这个程序是很短的我们可以这样来编译 </text:p>
      <text:p text:style-name="Text_20_body">gcc -c main.c </text:p>
      <text:p text:style-name="Text_20_body">gcc -c mytool1.c </text:p>
      <text:p text:style-name="Text_20_body">gcc -c mytool2.c </text:p>
      <text:p text:style-name="Text_20_body">gcc -o main main.o mytool1.o mytool2.o </text:p>
      <text:p text:style-name="Text_20_body">这样的话我们也可以产生main程序,而且也不时很麻烦.但是如果我们考虑一下如果有一 </text:p>
      <text:p text:style-name="Text_20_body">天我们修改了其中的一个文件(比如说mytool1.c)那么我们难道还要重新输入上面的命令 </text:p>
      <text:p text:style-name="Text_20_body">?也许你会说,这个很容易解决啊,我写一个SHELL脚本,让她帮我去完成不就可以了.是的 </text:p>
      <text:p text:style-name="Text_20_body">对于这个程序来说,是可以起到作用的.但是当我们把事情想的更复杂一点,如果我们的程 </text:p>
      <text:p text:style-name="Text_20_body">序有几百个源程序的时候,难道也要编译器重新一个一个的去编译? </text:p>
      <text:p text:style-name="Text_20_body">为此,聪明的程序员们想出了一个很好的工具来做这件事情,这就是make.我们只要执行以 </text:p>
      <text:p text:style-name="Text_20_body">下make,就可以把上面的问题解决掉.在我们执行make之前,我们要先编写一个非常重要的 </text:p>
      <text:p text:style-name="Text_20_body">文件.--Makefile.对于上面的那个程序来说,可能的一个Makefile的文件是: </text:p>
      <text:p text:style-name="Text_20_body"># 这是上面那个程序的Makefile文件 </text:p>
      <text:p text:style-name="Text_20_body">main:main.o mytool1.o mytool2.o </text:p>
      <text:p text:style-name="Text_20_body">gcc -o main main.o mytool1.o mytool2.o </text:p>
      <text:p text:style-name="Text_20_body">main.o:main.c mytool1.h mytool2.h </text:p>
      <text:p text:style-name="Text_20_body">gcc -c main.c </text:p>
      <text:p text:style-name="Text_20_body"><text:soft-page-break/>mytool1.o:mytool1.c mytool1.h </text:p>
      <text:p text:style-name="Text_20_body">gcc -c mytool1.c </text:p>
      <text:p text:style-name="Text_20_body">mytool2.o:mytool2.c mytool2.h </text:p>
      <text:p text:style-name="Text_20_body">gcc -c mytool2.c </text:p>
      <text:p text:style-name="Text_20_body">有了这个Makefile文件,不过我们什么时候修改了源程序当中的什么文件,我们只要执行 </text:p>
      <text:p text:style-name="Text_20_body">make命令,我们的编译器都只会去编译和我们修改的文件有关的文件,其它的文件她连理 </text:p>
      <text:p text:style-name="Text_20_body">都不想去理的. </text:p>
      <text:p text:style-name="Text_20_body">下面我们学习Makefile是如何编写的. </text:p>
      <text:p text:style-name="Text_20_body">在Makefile中也#开始的行都是注释行.Makefile中最重要的是描述文件的依赖关系的说 </text:p>
      <text:p text:style-name="Text_20_body">明.一般的格式是: </text:p>
      <text:p text:style-name="Text_20_body">target: components </text:p>
      <text:p text:style-name="Text_20_body">TAB rule </text:p>
      <text:p text:style-name="Text_20_body">第一行表示的是依赖关系.第二行是规则. </text:p>
      <text:p text:style-name="Text_20_body">比如说我们上面的那个Makefile文件的第二行 </text:p>
      <text:p text:style-name="Text_20_body">main:main.o mytool1.o mytool2.o </text:p>
      <text:p text:style-name="Text_20_body">表示我们的目标(target)main的依赖对象(components)是main.o mytool1.o mytool2.o </text:p>
      <text:p text:style-name="Text_20_body">当倚赖的对象在目标修改后修改的话,就要去执行规则一行所指定的命令.就象我们的上 </text:p>
      <text:p text:style-name="Text_20_body">面那个Makefile第三行所说的一样要执行 gcc -o main main.o mytool1.o mytool2.o </text:p>
      <text:p text:style-name="Text_20_body">注意规则一行中的TAB表示那里是一个TAB键 </text:p>
      <text:p text:style-name="Text_20_body">Makefile有三个非常有用的变量.分别是$@,$^,$&lt;代表的意义分别是: </text:p>
      <text:p text:style-name="Text_20_body">$@--目标文件,$^--所有的依赖文件,$&lt;--第一个依赖文件. </text:p>
      <text:p text:style-name="Text_20_body">如果我们使用上面三个变量,那么我们可以简化我们的Makefile文件为: </text:p>
      <text:p text:style-name="Text_20_body"># 这是简化后的Makefile </text:p>
      <text:p text:style-name="Text_20_body">main:main.o mytool1.o mytool2.o </text:p>
      <text:p text:style-name="Text_20_body">gcc -o $@ $^ </text:p>
      <text:p text:style-name="Text_20_body">main.o:main.c mytool1.h mytool2.h </text:p>
      <text:p text:style-name="Text_20_body">gcc -c $&lt; </text:p>
      <text:p text:style-name="Text_20_body">mytool1.o:mytool1.c mytool1.h </text:p>
      <text:p text:style-name="Text_20_body">gcc -c $&lt; </text:p>
      <text:p text:style-name="Text_20_body"><text:soft-page-break/>mytool2.o:mytool2.c mytool2.h </text:p>
      <text:p text:style-name="Text_20_body">gcc -c $&lt; </text:p>
      <text:p text:style-name="Text_20_body">经过简化后我们的Makefile是简单了一点,不过人们有时候还想简单一点.这里我们学习 </text:p>
      <text:p text:style-name="Text_20_body">一个Makefile的缺省规则 </text:p>
      <text:p text:style-name="Text_20_body">..c.o: </text:p>
      <text:p text:style-name="Text_20_body">gcc -c $&lt; </text:p>
      <text:p text:style-name="Text_20_body">这个规则表示所有的 .o文件都是依赖与相应的.c文件的.例如mytool.o依赖于mytool.c </text:p>
      <text:p text:style-name="Text_20_body">这样Makefile还可以变为: </text:p>
      <text:p text:style-name="Text_20_body"># 这是再一次简化后的Makefile </text:p>
      <text:p text:style-name="Text_20_body">main:main.o mytool1.o mytool2.o </text:p>
      <text:p text:style-name="Text_20_body">gcc -o $@ $^ </text:p>
      <text:p text:style-name="Text_20_body">..c.o: </text:p>
      <text:p text:style-name="Text_20_body">gcc -c $&lt; </text:p>
      <text:p text:style-name="Text_20_body">好了,我们的Makefile 也差不多了,如果想知道更多的关于Makefile规则可以查看相应的 </text:p>
      <text:p text:style-name="Text_20_body">文档. </text:p>
      <text:p text:style-name="Text_20_body">3.程序库的链接 </text:p>
      <text:p text:style-name="Text_20_body">试着编译下面这个程序 </text:p>
      <text:p text:style-name="Text_20_body">/* temp.c */ </text:p>
      <text:p text:style-name="Text_20_body">#include &lt;math.h&gt; </text:p>
      <text:p text:style-name="Text_20_body">int main(int argc,char **argv) </text:p>
      <text:p text:style-name="Text_20_body">{ </text:p>
      <text:p text:style-name="Text_20_body">double value; </text:p>
      <text:p text:style-name="Text_20_body">printf("Value:%f/n",value); </text:p>
      <text:p text:style-name="Text_20_body">} </text:p>
      <text:p text:style-name="Text_20_body">这个程序相当简单,但是当我们用 gcc -o temp temp.c 编译时会出现下面所示的错误. </text:p>
      <text:p text:style-name="Text_20_body">/tmp/cc33Kydu.o: In function `main': </text:p>
      <text:p text:style-name="Text_20_body">/tmp/cc33Kydu.o(.text+0xe): undefined reference to `log' </text:p>
      <text:p text:style-name="Text_20_body">collect2: ld returned 1 exit status </text:p>
      <text:p text:style-name="Text_20_body">出现这个错误是因为编译器找不到log的具体实现.虽然我们包括了正确的头文件,但是我 </text:p>
      <text:p text:style-name="Text_20_body">们在编译的时候还是要连接确定的库.在Linux下,为了使用数学函数,我们必须和数学库 </text:p>
      <text:p text:style-name="Text_20_body"><text:soft-page-break/>连接,为此我们要加入 -lm 选项. gcc -o temp temp.c -lm这样才能够正确的编译.也许 </text:p>
      <text:p text:style-name="Text_20_body">有人要问,前面我们用printf函数的时候怎么没有连接库呢?是这样的,对于一些常用的函 </text:p>
      <text:p text:style-name="Text_20_body">数的实现,gcc编译器会自动去连接一些常用库,这样我们就没有必要自己去指定了. 有时 </text:p>
      <text:p text:style-name="Text_20_body">候我们在编译程序的时候还要指定库的路径,这个时候我们要用到编译器的 -L选项指定 </text:p>
      <text:p text:style-name="Text_20_body">路径.比如说我们有一个库在 /home/hoyt/mylib下,这样我们编译的时候还要加上 -L/h </text:p>
      <text:p text:style-name="Text_20_body">ome/hoyt/mylib.对于一些标准库来说,我们没有必要指出路径.只要它们在起缺省库的路 </text:p>
      <text:p text:style-name="Text_20_body">径下就可以了.系统的缺省库的路径/lib /usr/lib /usr/local/lib 在这三个路径下面 </text:p>
      <text:p text:style-name="Text_20_body">的库,我们可以不指定路径. </text:p>
      <text:p text:style-name="Text_20_body">还有一个问题,有时候我们使用了某个函数,但是我们不知道库的名字,这个时候怎么办呢 </text:p>
      <text:p text:style-name="Text_20_body">?很抱歉,对于这个问题我也不知道答案,我只有一个傻办法.首先,我到标准库路径下面去 </text:p>
      <text:p text:style-name="Text_20_body">找看看有没有和我用的函数相关的库,我就这样找到了线程(thread)函数的库文件(libp </text:p>
      <text:p text:style-name="Text_20_body">thread.a). 当然,如果找不到,只有一个笨方法.比如我要找sin这个函数所在的库. 就只 </text:p>
      <text:p text:style-name="Text_20_body">好用 nm -o /lib/*.so|grep sin&gt;~/sin 命令,然后看~/sin文件,到那里面去找了. 在s </text:p>
      <text:p text:style-name="Text_20_body">in文件当中,我会找到这样的一行libm-2.1.2.so:00009fa0 W sin 这样我就知道了sin在 </text:p>
      <text:p text:style-name="Text_20_body">libm-2.1.2.so库里面,我用 -lm选项就可以了(去掉前面的lib和后面的版本标志,就剩 </text:p>
      <text:p text:style-name="Text_20_body">下m了所以是 -lm). 如果你知道怎么找,请赶快告诉我,我回非常感激的.谢谢! </text:p>
      <text:p text:style-name="Text_20_body">4.程序的调试 </text:p>
      <text:p text:style-name="Text_20_body">我们编写的程序不太可能一次性就会成功的,在我们的程序当中,会出现许许多多我 </text:p>
      <text:p text:style-name="Text_20_body">们想不到的错误,这个时候我们就要对我们的程序进行调试了. </text:p>
      <text:p text:style-name="Text_20_body">最常用的调试软件是gdb.如果你想在图形界面下调试程序,那么你现在可以选择xxgdb.记 </text:p>
      <text:p text:style-name="Text_20_body">得要在编译的时候加入 -g选项.关于gdb的使用可以看gdb的帮助文件.由于我没有用过这 </text:p>
      <text:p text:style-name="Text_20_body">个软件,所以我也不能够说出如何使用. 不过我不喜欢用gdb.跟踪一个程序是很烦的事情 </text:p>
      <text:p text:style-name="Text_20_body">,我一般用在程序当中输出中间变量的值来调试程序的.当然你可以选择自己的办法,没有 </text:p>
      <text:p text:style-name="Text_20_body">必要去学别人的.现在有了许多IDE环境,里面已经自己带了调试器了.你可以选择几个试 </text:p>
      <text:p text:style-name="Text_20_body">一试找出自己喜欢的一个用. </text:p>
      <text:p text:style-name="Text_20_body">5.头文件和系统求助 </text:p>
      <text:p text:style-name="Text_20_body">有时候我们只知道一个函数的大概形式,不记得确切的表达式,或者是不记得着函数 </text:p>
      <text:p text:style-name="Text_20_body">在那个头文件进行了说明.这个时候我们可以求助系统. </text:p>
      <text:p text:style-name="Text_20_body"><text:soft-page-break/>比如说我们想知道fread这个函数的确切形式,我们只要执行 man fread 系统就会输出着 </text:p>
      <text:p text:style-name="Text_20_body">函数的详细解释的.和这个函数所在的头文件&lt;stdio.h&gt;说明了. 如果我们要write这个函 </text:p>
      <text:p text:style-name="Text_20_body">数的说明,当我们执行man write时,输出的结果却不是我们所需要的. 因为我们要的是w </text:p>
      <text:p text:style-name="Text_20_body">rite这个函数的说明,可是出来的却是write这个命令的说明.为了得到write的函数说明 </text:p>
      <text:p text:style-name="Text_20_body">我们要用 man 2 write. 2表示我们用的write这个函数是系统调用函数,还有一个我们常 </text:p>
      <text:p text:style-name="Text_20_body">用的是3表示函数是C的库函数. </text:p>
      <text:p text:style-name="Text_20_body">记住不管什么时候,man都是我们的最好助手. </text:p>
      <text:p text:style-name="Text_20_body">------------------------------------------------------------------------ </text:p>
      <text:p text:style-name="Text_20_body">好了,这一章就讲这么多了,有了这些知识我们就可以进入激动人心的Linux下的C程序探 </text:p>
      <text:p text:style-name="Text_20_body">险活动. </text:p>
      <text:p text:style-name="Text_20_body">2)Linux程序设计入门--进程介绍 </text:p>
      <text:p text:style-name="Text_20_body">Linux下进程的创建 </text:p>
      <text:p text:style-name="Text_20_body">前言: </text:p>
      <text:p text:style-name="Text_20_body">这篇文章是用来介绍在Linux下和进程相关的各个概念.我们将会学到: </text:p>
      <text:p text:style-name="Text_20_body">进程的概念 </text:p>
      <text:p text:style-name="Text_20_body">进程的身份 </text:p>
      <text:p text:style-name="Text_20_body">进程的创建 </text:p>
      <text:p text:style-name="Text_20_body">守护进程的创建 </text:p>
      <text:p text:style-name="Text_20_body">---------------------------------------------------------------------------- </text:p>
      <text:p text:style-name="Text_20_body">---- </text:p>
      <text:p text:style-name="Text_20_body">1。进程的概念 </text:p>
      <text:p text:style-name="Text_20_body">Linux操作系统是面向多用户的.在同一时间可以有许多用户向操作系统发出各种命 </text:p>
      <text:p text:style-name="Text_20_body">令.那么操作系统是怎么实现多用户的环境呢? 在现代的操作系统里面,都有程序和进程 </text:p>
      <text:p text:style-name="Text_20_body">的概念.那么什么是程序,什么是进程呢? 通俗的讲程序是一个包含可以执行代码的文件 </text:p>
      <text:p text:style-name="Text_20_body">,是一个静态的文件.而进程是一个开始执行但是还没有结束的程序的实例.就是可执行文 </text:p>
      <text:p text:style-name="Text_20_body">件的具体实现. 一个程序可能有许多进程,而每一个进程又可以有许多子进程.依次循环 </text:p>
      <text:p text:style-name="Text_20_body">下去,而产生子孙进程. 当程序被系统调用到内存以后,系统会给程序分配一定的资源(内 </text:p>
      <text:p text:style-name="Text_20_body">存,设备等等)然后进行一系列的复杂操作,使程序变成进程以供系统调用.在系统里面只 </text:p>
      <text:p text:style-name="Text_20_body">有进程没有程序,为了区分各个不同的进程,系统给每一个进程分配了一个ID(就象我们的 </text:p>
      <text:p text:style-name="Text_20_body"><text:soft-page-break/>身份证)以便识别. 为了充分的利用资源,系统还对进程区分了不同的状态.将进程分为新 </text:p>
      <text:p text:style-name="Text_20_body">建,运行,阻塞,就绪和完成五个状态. 新建表示进程正在被创建,运行是进程正在运行,阻 </text:p>
      <text:p text:style-name="Text_20_body">塞是进程正在等待某一个事件发生,就绪是表示系统正在等待CPU来执行命令,而完成表示 </text:p>
      <text:p text:style-name="Text_20_body">进程已经结束了系统正在回收资源. 关于进程五个状态的详细解说我们可以看《操作系 </text:p>
      <text:p text:style-name="Text_20_body">统》上面有详细的解说。 </text:p>
      <text:p text:style-name="Text_20_body">2。进程的标志 </text:p>
      <text:p text:style-name="Text_20_body">上面我们知道了进程都有一个ID,那么我们怎么得到进程的ID呢?系统调用getpid可 </text:p>
      <text:p text:style-name="Text_20_body">以得到进程的ID,而getppid可以得到父进程(创建调用该函数进程的进程)的ID. </text:p>
      <text:p text:style-name="Text_20_body">#include &lt;unistd&gt; </text:p>
      <text:p text:style-name="Text_20_body">pid_t getpid(void); </text:p>
      <text:p text:style-name="Text_20_body">pid_t getppid(void); </text:p>
      <text:p text:style-name="Text_20_body">进程是为程序服务的,而程序是为了用户服务的.系统为了找到进程的用户名,还为进程和 </text:p>
      <text:p text:style-name="Text_20_body">用户建立联系.这个用户称为进程的所有者.相应的每一个用户也有一个用户ID.通过系统 </text:p>
      <text:p text:style-name="Text_20_body">调用getuid可以得到进程的所有者的ID.由于进程要用到一些资源,而Linux对系统资源是 </text:p>
      <text:p text:style-name="Text_20_body">进行保护的,为了获取一定资源进程还有一个有效用户ID.这个ID和系统的资源使用有关 </text:p>
      <text:p text:style-name="Text_20_body">,涉及到进程的权限. 通过系统调用geteuid我们可以得到进程的有效用户ID. 和用户ID </text:p>
      <text:p text:style-name="Text_20_body">相对应进程还有一个组ID和有效组ID系统调用getgid和getegid可以分别得到组ID和有效 </text:p>
      <text:p text:style-name="Text_20_body">组ID </text:p>
      <text:p text:style-name="Text_20_body">#include &lt;unistd&gt; </text:p>
      <text:p text:style-name="Text_20_body">#include &lt;sys/types.h&gt; </text:p>
      <text:p text:style-name="Text_20_body">uid_t getuid(void); </text:p>
      <text:p text:style-name="Text_20_body">uid_t geteuid(void); </text:p>
      <text:p text:style-name="Text_20_body">gid_t getgid(void); </text:p>
      <text:p text:style-name="Text_20_body">git_t getegid(void); </text:p>
      <text:p text:style-name="Text_20_body">有时候我们还会对用户的其他信息感兴趣(登录名等等),这个时候我们可以调用getpwui </text:p>
      <text:p text:style-name="Text_20_body">d来得到. </text:p>
      <text:p text:style-name="Text_20_body">struct passwd { </text:p>
      <text:p text:style-name="Text_20_body">char *pw_name; /* 登录名称 */ </text:p>
      <text:p text:style-name="Text_20_body">char *pw_passwd; /* 登录口令 */ </text:p>
      <text:p text:style-name="Text_20_body"><text:soft-page-break/>uid_t pw_uid; /* 用户ID */ </text:p>
      <text:p text:style-name="Text_20_body">gid_t pw_gid; /* 用户组ID */ </text:p>
      <text:p text:style-name="Text_20_body">char *pw_gecos; /* 用户的真名 */ </text:p>
      <text:p text:style-name="Text_20_body">char *pw_dir; /* 用户的目录 */ </text:p>
      <text:p text:style-name="Text_20_body">char *pw_shell; /* 用户的SHELL */ </text:p>
      <text:p text:style-name="Text_20_body">}; </text:p>
      <text:p text:style-name="Text_20_body">#include &lt;pwd.h&gt; </text:p>
      <text:p text:style-name="Text_20_body">#include &lt;sys/types.h&gt; </text:p>
      <text:p text:style-name="Text_20_body">struct passwd *getpwuid(uid_t uid); </text:p>
      <text:p text:style-name="Text_20_body">下面我们学习一个实例来实践一下上面我们所学习的几个函数: </text:p>
      <text:p text:style-name="Text_20_body">#include &lt;unistd.h&gt; </text:p>
      <text:p text:style-name="Text_20_body">#include &lt;pwd.h&gt; </text:p>
      <text:p text:style-name="Text_20_body">#include &lt;sys/types.h&gt; </text:p>
      <text:p text:style-name="Text_20_body">#include &lt;stdio.h&gt; </text:p>
      <text:p text:style-name="Text_20_body">int main(int argc,char **argv) </text:p>
      <text:p text:style-name="Text_20_body">{ </text:p>
      <text:p text:style-name="Text_20_body">pid_t my_pid,parent_pid; </text:p>
      <text:p text:style-name="Text_20_body">uid_t my_uid,my_euid; </text:p>
      <text:p text:style-name="Text_20_body">gid_t my_gid,my_egid; </text:p>
      <text:p text:style-name="Text_20_body">struct passwd *my_info; </text:p>
      <text:p text:style-name="Text_20_body">my_pid=getpid(); </text:p>
      <text:p text:style-name="Text_20_body">parent_pid=getppid(); </text:p>
      <text:p text:style-name="Text_20_body">my_uid=getuid(); </text:p>
      <text:p text:style-name="Text_20_body">my_euid=geteuid(); </text:p>
      <text:p text:style-name="Text_20_body">my_gid=getgid(); </text:p>
      <text:p text:style-name="Text_20_body">my_egid=getegid(); </text:p>
      <text:p text:style-name="Text_20_body">my_info=getpwuid(my_uid); </text:p>
      <text:p text:style-name="Text_20_body">printf("Process ID:%ld/n",my_pid); </text:p>
      <text:p text:style-name="Text_20_body">printf("Parent ID:%ld/n",parent_pid); </text:p>
      <text:p text:style-name="Text_20_body">printf("User ID:%ld/n",my_uid); </text:p>
      <text:p text:style-name="Text_20_body"><text:soft-page-break/>printf("Effective User ID:%ld/n",my_euid); </text:p>
      <text:p text:style-name="Text_20_body">printf("Group ID:%ld/n",my_gid); </text:p>
      <text:p text:style-name="Text_20_body">printf("Effective Group ID:%ld/n",my_egid): </text:p>
      <text:p text:style-name="Text_20_body">if(my_info) </text:p>
      <text:p text:style-name="Text_20_body">{ </text:p>
      <text:p text:style-name="Text_20_body">printf("My Login Name:%s/n" ,my_info-&gt;pw_name); </text:p>
      <text:p text:style-name="Text_20_body">printf("My Password :%s/n" ,my_info-&gt;pw_passwd); </text:p>
      <text:p text:style-name="Text_20_body">printf("My User ID :%ld/n",my_info-&gt;pw_uid); </text:p>
      <text:p text:style-name="Text_20_body">printf("My Group ID :%ld/n",my_info-&gt;pw_gid); </text:p>
      <text:p text:style-name="Text_20_body">printf("My Real Name:%s/n" ,my_info-&gt;pw_gecos); </text:p>
      <text:p text:style-name="Text_20_body">printf("My Home Dir :%s/n", my_info-&gt;pw_dir); </text:p>
      <text:p text:style-name="Text_20_body">printf("My Work Shell:%s/n", my_info-&gt;pw_shell); </text:p>
      <text:p text:style-name="Text_20_body">} </text:p>
      <text:p text:style-name="Text_20_body">} </text:p>
      <text:p text:style-name="Text_20_body">3。进程的创建 </text:p>
      <text:p text:style-name="Text_20_body">创建一个进程的系统调用很简单.我们只要调用fork函数就可以了. </text:p>
      <text:p text:style-name="Text_20_body">#include &lt;unistd.h&gt; </text:p>
      <text:p text:style-name="Text_20_body">pid_t fork(); </text:p>
      <text:p text:style-name="Text_20_body">当一个进程调用了fork以后,系统会创建一个子进程.这个子进程和父进程不同的地方只 </text:p>
      <text:p text:style-name="Text_20_body">有他的进程ID和父进程ID,其他的都是一样.就象符进程克隆(clone)自己一样.当然创建 </text:p>
      <text:p text:style-name="Text_20_body">两个一模一样的进程是没有意义的.为了区分父进程和子进程,我们必须跟踪fork的返回 </text:p>
      <text:p text:style-name="Text_20_body">值. 当fork掉用失败的时候(内存不足或者是用户的最大进程数已到)fork返回-1,否则f </text:p>
      <text:p text:style-name="Text_20_body">ork的返回值有重要的作用.对于父进程fork返回子进程的ID,而对于fork子进程返回0.我 </text:p>
      <text:p text:style-name="Text_20_body">们就是根据这个返回值来区分父子进程的. 父进程为什么要创建子进程呢?前面我们已经 </text:p>
      <text:p text:style-name="Text_20_body">说过了Linux是一个多用户操作系统,在同一时间会有许多的用户在争夺系统的资源.有时 </text:p>
      <text:p text:style-name="Text_20_body">进程为了早一点完成任务就创建子进程来争夺资源. 一旦子进程被创建,父子进程一起从 </text:p>
      <text:p text:style-name="Text_20_body">fork处继续执行,相互竞争系统的资源.有时候我们希望子进程继续执行,而父进程阻塞直 </text:p>
      <text:p text:style-name="Text_20_body">到子进程完成任务.这个时候我们可以调用wait或者waitpid系统调用. </text:p>
      <text:p text:style-name="Text_20_body">#include &lt;sys/types.h&gt; </text:p>
      <text:p text:style-name="Text_20_body">#include &lt;sys/wait.h&gt; </text:p>
      <text:p text:style-name="Text_20_body"><text:soft-page-break/>pid_t wait(int *stat_loc); </text:p>
      <text:p text:style-name="Text_20_body">pid_t waitpid(pid_t pid,int *stat_loc,int options); </text:p>
      <text:p text:style-name="Text_20_body">wait系统调用会使父进程阻塞直到一个子进程结束或者是父进程接受到了一个信号.如果 </text:p>
      <text:p text:style-name="Text_20_body">没有父进程没有子进程或者他的子进程已经结束了wait回立即返回.成功时(因一个子进 </text:p>
      <text:p text:style-name="Text_20_body">程结束)wait将返回子进程的ID,否则返回-1,并设置全局变量errno.stat_loc是子进程的 </text:p>
      <text:p text:style-name="Text_20_body">退出状态.子进程调用exit,_exit 或者是return来设置这个值. 为了得到这个值Linux定 </text:p>
      <text:p text:style-name="Text_20_body">义了几个宏来测试这个返回值. </text:p>
      <text:p text:style-name="Text_20_body">WIFEXITED:判断子进程退出值是非0 </text:p>
      <text:p text:style-name="Text_20_body">WEXITSTATUS:判断子进程的退出值(当子进程退出时非0). </text:p>
      <text:p text:style-name="Text_20_body">WIFSIGNALED:子进程由于有没有获得的信号而退出. </text:p>
      <text:p text:style-name="Text_20_body">WTERMSIG:子进程没有获得的信号号(在WIFSIGNALED为真时才有意义). </text:p>
      <text:p text:style-name="Text_20_body">waitpid等待指定的子进程直到子进程返回.如果pid为正值则等待指定的进程(pid).如果 </text:p>
      <text:p text:style-name="Text_20_body">为0则等待任何一个组ID和调用者的组ID相同的进程.为-1时等同于wait调用.小于-1时等 </text:p>
      <text:p text:style-name="Text_20_body">待任何一个组ID等于pid绝对值的进程. stat_loc和wait的意义一样. options可以决定 </text:p>
      <text:p text:style-name="Text_20_body">父进程的状态.可以取两个值 WNOHANG:父进程立即返回当没有子进程存在时. WUNTACHE </text:p>
      <text:p text:style-name="Text_20_body">D:当子进程结束时waitpid返回,但是子进程的退出状态不可得到. </text:p>
      <text:p text:style-name="Text_20_body">父进程创建子进程后,子进程一般要执行不同的程序.为了调用系统程序,我们可以使用系 </text:p>
      <text:p text:style-name="Text_20_body">统调用exec族调用.exec族调用有着5个函数. </text:p>
      <text:p text:style-name="Text_20_body">#include &lt;unistd.h&gt; </text:p>
      <text:p text:style-name="Text_20_body">int execl(const char *path,const char *arg,...); </text:p>
      <text:p text:style-name="Text_20_body">int execlp(const char *file,const char *arg,...); </text:p>
      <text:p text:style-name="Text_20_body">int execle(const char *path,const char *arg,...); </text:p>
      <text:p text:style-name="Text_20_body">int execv(const char *path,char *const argv[]); </text:p>
      <text:p text:style-name="Text_20_body">int execvp(const char *file,char *const argv[]): </text:p>
      <text:p text:style-name="Text_20_body">exec族调用可以执行给定程序.关于exec族调用的详细解说可以参考系统手册(man exec </text:p>
      <text:p text:style-name="Text_20_body">l). 下面我们来学习一个实例.注意编译的时候要加 -lm以便连接数学函数库. </text:p>
      <text:p text:style-name="Text_20_body">#include &lt;unistd.h&gt; </text:p>
      <text:p text:style-name="Text_20_body">#include &lt;sys/types.h&gt; </text:p>
      <text:p text:style-name="Text_20_body">#include &lt;sys/wait.h&gt; </text:p>
      <text:p text:style-name="Text_20_body"><text:soft-page-break/>#include &lt;stdio.h&gt; </text:p>
      <text:p text:style-name="Text_20_body">#include &lt;errno.h&gt; </text:p>
      <text:p text:style-name="Text_20_body">#include &lt;math.h&gt; </text:p>
      <text:p text:style-name="Text_20_body">void main(void) </text:p>
      <text:p text:style-name="Text_20_body">{ </text:p>
      <text:p text:style-name="Text_20_body">pid_t child; </text:p>
      <text:p text:style-name="Text_20_body">int status; </text:p>
      <text:p text:style-name="Text_20_body">printf("This will demostrate how to get child status/n"); </text:p>
      <text:p text:style-name="Text_20_body">if((child=fork())==-1) </text:p>
      <text:p text:style-name="Text_20_body">{ </text:p>
      <text:p text:style-name="Text_20_body">printf("Fork Error :%s/n",strerror(errno)); </text:p>
      <text:p text:style-name="Text_20_body">exit(1); </text:p>
      <text:p text:style-name="Text_20_body">} </text:p>
      <text:p text:style-name="Text_20_body">else if(child==0) </text:p>
      <text:p text:style-name="Text_20_body">{ </text:p>
      <text:p text:style-name="Text_20_body">int i; </text:p>
      <text:p text:style-name="Text_20_body">printf("I am the child:%ld/n",getpid()); </text:p>
      <text:p text:style-name="Text_20_body">for(i=0;i&lt;1000000;i++) sin(i); </text:p>
      <text:p text:style-name="Text_20_body">i=5; </text:p>
      <text:p text:style-name="Text_20_body">printf("I exit with %d/n",i); </text:p>
      <text:p text:style-name="Text_20_body">exit(i); </text:p>
      <text:p text:style-name="Text_20_body">} </text:p>
      <text:p text:style-name="Text_20_body">while(((child=wait(&amp;status))==-1)&amp;(errno==EINTR)); </text:p>
      <text:p text:style-name="Text_20_body">if(child==-1) </text:p>
      <text:p text:style-name="Text_20_body">printf("Wait Error:%s/n",strerror(errno)); </text:p>
      <text:p text:style-name="Text_20_body">else if(!status) </text:p>
      <text:p text:style-name="Text_20_body">printf("Child %ld terminated normally return status is zero/n", </text:p>
      <text:p text:style-name="Text_20_body">child); </text:p>
      <text:p text:style-name="Text_20_body">else if(WIFEXITED(status)) </text:p>
      <text:p text:style-name="Text_20_body">printf("Child %ld terminated normally return status is %d/n", </text:p>
      <text:p text:style-name="Text_20_body">child,WEXITSTATUS(status)); </text:p>
      <text:p text:style-name="Text_20_body"><text:soft-page-break/>else if(WIFSIGNALED(status)) </text:p>
      <text:p text:style-name="Text_20_body">printf("Child %ld terminated due to signal %d znot caught/n", </text:p>
      <text:p text:style-name="Text_20_body">child,WTERMSIG(status)); </text:p>
      <text:p text:style-name="Text_20_body">} </text:p>
      <text:p text:style-name="Text_20_body">strerror函数会返回一个指定的错误号的错误信息的字符串. </text:p>
      <text:p text:style-name="Text_20_body">4。守护进程的创建 </text:p>
      <text:p text:style-name="Text_20_body">如果你在DOS时代编写过程序,那么你也许知道在DOS下为了编写一个常驻内存的程序 </text:p>
      <text:p text:style-name="Text_20_body">我们要编写多少代码了.相反如果在Linux下编写一个"常驻内存"的程序却是很容易的.我 </text:p>
      <text:p text:style-name="Text_20_body">们只要几行代码就可以做到. 实际上由于Linux是多任务操作系统,我们就是不编写代码 </text:p>
      <text:p text:style-name="Text_20_body">也可以把一个程序放到后台去执行的.我们只要在命令后面加上&amp;符号SHELL就会把我们的 </text:p>
      <text:p text:style-name="Text_20_body">程序放到后台去运行的. 这里我们"开发"一个后台检查邮件的程序.这个程序每个一个指 </text:p>
      <text:p text:style-name="Text_20_body">定的时间回去检查我们的邮箱,如果发现我们有邮件了,会不断的报警(通过机箱上的小喇 </text:p>
      <text:p text:style-name="Text_20_body">叭来发出声音). 后面有这个函数的加强版本加强版本 </text:p>
      <text:p text:style-name="Text_20_body">后台进程的创建思想: 首先父进程创建一个子进程.然后子进程杀死父进程(是不是很无 </text:p>
      <text:p text:style-name="Text_20_body">情?). 信号处理所有的工作由子进程来处理. </text:p>
      <text:p text:style-name="Text_20_body">#include &lt;unistd.h&gt; </text:p>
      <text:p text:style-name="Text_20_body">#include &lt;sys/types.h&gt; </text:p>
      <text:p text:style-name="Text_20_body">#include &lt;sys/stat.h&gt; </text:p>
      <text:p text:style-name="Text_20_body">#include &lt;stdio.h&gt; </text:p>
      <text:p text:style-name="Text_20_body">#include &lt;errno.h&gt; </text:p>
      <text:p text:style-name="Text_20_body">#include &lt;fcntl.h&gt; </text:p>
      <text:p text:style-name="Text_20_body">#include &lt;signal.h&gt; </text:p>
      <text:p text:style-name="Text_20_body">/* Linux 的默任个人的邮箱地址是 /var/spool/mail/用户的登录名 */ </text:p>
      <text:p text:style-name="Text_20_body">#define MAIL "/var/spool/mail/hoyt" </text:p>
      <text:p text:style-name="Text_20_body">/* 睡眠10秒钟 */ </text:p>
      <text:p text:style-name="Text_20_body">#define SLEEP_TIME 10 </text:p>
      <text:p text:style-name="Text_20_body">main(void) </text:p>
      <text:p text:style-name="Text_20_body">{ </text:p>
      <text:p text:style-name="Text_20_body">pid_t child; </text:p>
      <text:p text:style-name="Text_20_body">if((child=fork())==-1) </text:p>
      <text:p text:style-name="Text_20_body"><text:soft-page-break/>{ </text:p>
      <text:p text:style-name="Text_20_body">printf("Fork Error:%s/n",strerror(errno)); </text:p>
      <text:p text:style-name="Text_20_body">exit(1); </text:p>
      <text:p text:style-name="Text_20_body">} </text:p>
      <text:p text:style-name="Text_20_body">else if(child&gt;0) </text:p>
      <text:p text:style-name="Text_20_body">while(1); </text:p>
      <text:p text:style-name="Text_20_body">if(kill(getppid(),SIGTERM)==-1) </text:p>
      <text:p text:style-name="Text_20_body">{ </text:p>
      <text:p text:style-name="Text_20_body">printf("Kill Parent Error:%s/n",strerror(errno)); </text:p>
      <text:p text:style-name="Text_20_body">exit(1); </text:p>
      <text:p text:style-name="Text_20_body">} </text:p>
      <text:p text:style-name="Text_20_body">{ </text:p>
      <text:p text:style-name="Text_20_body">int mailfd; </text:p>
      <text:p text:style-name="Text_20_body">while(1) </text:p>
      <text:p text:style-name="Text_20_body">{ </text:p>
      <text:p text:style-name="Text_20_body">if((mailfd=open(MAIL,O_RDONLY))!=-1) </text:p>
      <text:p text:style-name="Text_20_body">{ </text:p>
      <text:p text:style-name="Text_20_body">fprintf(stderr,"%s","7"); </text:p>
      <text:p text:style-name="Text_20_body">close(mailfd); </text:p>
      <text:p text:style-name="Text_20_body">} </text:p>
      <text:p text:style-name="Text_20_body">sleep(SLEEP_TIME); </text:p>
      <text:p text:style-name="Text_20_body">} </text:p>
      <text:p text:style-name="Text_20_body">} </text:p>
      <text:p text:style-name="Text_20_body">} </text:p>
      <text:p text:style-name="Text_20_body">你可以在默认的路径下创建你的邮箱文件,然后测试一下这个程序.当然这个程序还有很 </text:p>
      <text:p text:style-name="Text_20_body">多地方要改善的.我们后面会对这个小程序改善的,再看我的改善之前你可以尝试自己改 </text:p>
      <text:p text:style-name="Text_20_body">善一下.比如让用户指定邮相的路径和睡眠时间等等.相信自己可以做到的.动手吧,勇敢 </text:p>
      <text:p text:style-name="Text_20_body">的探险者. </text:p>
      <text:p text:style-name="Text_20_body">好了进程一节的内容我们就先学到这里了.进程是一个非常重要的概念,许多的程序都会 </text:p>
      <text:p text:style-name="Text_20_body">用子进程.创建一个子进程是每一个程序员的基本要求! </text:p>
      <text:p text:style-name="Text_20_body"><text:soft-page-break/>3)Linux程序设计入门--文件操作 </text:p>
      <text:p text:style-name="Text_20_body">Linux下文件的操作 </text:p>
      <text:p text:style-name="Text_20_body">前言: </text:p>
      <text:p text:style-name="Text_20_body">我们在这一节将要讨论linux下文件操作的各个函数. </text:p>
      <text:p text:style-name="Text_20_body">文件的创建和读写 </text:p>
      <text:p text:style-name="Text_20_body">文件的各个属性 </text:p>
      <text:p text:style-name="Text_20_body">目录文件的操作 </text:p>
      <text:p text:style-name="Text_20_body">管道文件 </text:p>
      <text:p text:style-name="Text_20_body">---------------------------------------------------------------------------- </text:p>
      <text:p text:style-name="Text_20_body">---- </text:p>
      <text:p text:style-name="Text_20_body">1。文件的创建和读写 </text:p>
      <text:p text:style-name="Text_20_body">我假设你已经知道了标准级的文件操作的各个函数(fopen,fread,fwrite等等).当然 </text:p>
      <text:p text:style-name="Text_20_body">如果你不清楚的话也不要着急.我们讨论的系统级的文件操作实际上是为标准级文件操作 </text:p>
      <text:p text:style-name="Text_20_body">服务的. </text:p>
      <text:p text:style-name="Text_20_body">当我们需要打开一个文件进行读写操作的时候,我们可以使用系统调用函数open.使用完 </text:p>
      <text:p text:style-name="Text_20_body">成以后我们调用另外一个close函数进行关闭操作. </text:p>
      <text:p text:style-name="Text_20_body">#include &lt;fcntl.h&gt; </text:p>
      <text:p text:style-name="Text_20_body">#include &lt;unistd.h&gt; </text:p>
      <text:p text:style-name="Text_20_body">#include &lt;sys/types.h&gt; </text:p>
      <text:p text:style-name="Text_20_body">#include &lt;sys/stat.h&gt; </text:p>
      <text:p text:style-name="Text_20_body">int open(const char *pathname,int flags); </text:p>
      <text:p text:style-name="Text_20_body">int open(const char *pathname,int flags,mode_t mode); </text:p>
      <text:p text:style-name="Text_20_body">int close(int fd); </text:p>
      <text:p text:style-name="Text_20_body">open函数有两个形式.其中pathname是我们要打开的文件名(包含路径名称,缺省是认为在 </text:p>
      <text:p text:style-name="Text_20_body">当前路径下面).flags可以去下面的一个值或者是几个值的组合. </text:p>
      <text:p text:style-name="Text_20_body">O_RDONLY:以只读的方式打开文件. </text:p>
      <text:p text:style-name="Text_20_body">O_WRONLY:以只写的方式打开文件. </text:p>
      <text:p text:style-name="Text_20_body">O_RDWR:以读写的方式打开文件. </text:p>
      <text:p text:style-name="Text_20_body">O_APPEND:以追加的方式打开文件. </text:p>
      <text:p text:style-name="Text_20_body"><text:soft-page-break/>O_CREAT:创建一个文件. </text:p>
      <text:p text:style-name="Text_20_body">O_EXEC:如果使用了O_CREAT而且文件已经存在,就会发生一个错误. </text:p>
      <text:p text:style-name="Text_20_body">O_NOBLOCK:以非阻塞的方式打开一个文件. </text:p>
      <text:p text:style-name="Text_20_body">O_TRUNC:如果文件已经存在,则删除文件的内容. </text:p>
      <text:p text:style-name="Text_20_body">前面三个标志只能使用任意的一个.如果使用了O_CREATE标志,那么我们要使用open的第 </text:p>
      <text:p text:style-name="Text_20_body">二种形式.还要指定mode标志,用来表示文件的访问权限.mode可以是以下情况的组合. </text:p>
      <text:p text:style-name="Text_20_body">----------------------------------------------------------------- </text:p>
      <text:p text:style-name="Text_20_body">S_IRUSR 用户可以读 S_IWUSR 用户可以写 </text:p>
      <text:p text:style-name="Text_20_body">S_IXUSR 用户可以执行 S_IRWXU 用户可以读写执行 </text:p>
      <text:p text:style-name="Text_20_body">----------------------------------------------------------------- </text:p>
      <text:p text:style-name="Text_20_body">S_IRGRP 组可以读 S_IWGRP 组可以写 </text:p>
      <text:p text:style-name="Text_20_body">S_IXGRP 组可以执行 S_IRWXG 组可以读写执行 </text:p>
      <text:p text:style-name="Text_20_body">----------------------------------------------------------------- </text:p>
      <text:p text:style-name="Text_20_body">S_IROTH 其他人可以读 S_IWOTH 其他人可以写 </text:p>
      <text:p text:style-name="Text_20_body">S_IXOTH 其他人可以执行 S_IRWXO 其他人可以读写执行 </text:p>
      <text:p text:style-name="Text_20_body">----------------------------------------------------------------- </text:p>
      <text:p text:style-name="Text_20_body">S_ISUID 设置用户执行ID S_ISGID 设置组的执行ID </text:p>
      <text:p text:style-name="Text_20_body">----------------------------------------------------------------- </text:p>
      <text:p text:style-name="Text_20_body">我们也可以用数字来代表各个位的标志.Linux总共用5个数字来表示文件的各种权限. </text:p>
      <text:p text:style-name="Text_20_body">00000.第一位表示设置用户ID.第二位表示设置组ID,第三位表示用户自己的权限位,第四 </text:p>
      <text:p text:style-name="Text_20_body">位表示组的权限,最后一位表示其他人的权限. </text:p>
      <text:p text:style-name="Text_20_body">每个数字可以取1(执行权限),2(写权限),4(读权限),0(什么也没有)或者是这几个值的和 </text:p>
      <text:p text:style-name="Text_20_body">.. </text:p>
      <text:p text:style-name="Text_20_body">比如我们要创建一个用户读写执行,组没有权限,其他人读执行的文件.设置用户ID位那么 </text:p>
      <text:p text:style-name="Text_20_body">我们可以使用的模式是--1(设置用户ID)0(组没有设置)7(1+2+4)0(没有权限,使用缺省) </text:p>
      <text:p text:style-name="Text_20_body">5(1+4)即10705: </text:p>
      <text:p text:style-name="Text_20_body">open("temp",O_CREAT,10705); </text:p>
      <text:p text:style-name="Text_20_body">如果我们打开文件成功,open会返回一个文件描述符.我们以后对文件的所有操作就可以 </text:p>
      <text:p text:style-name="Text_20_body">对这个文件描述符进行操作了. </text:p>
      <text:p text:style-name="Text_20_body"><text:soft-page-break/>当我们操作完成以后,我们要关闭文件了,只要调用close就可以了,其中fd是我们要关闭 </text:p>
      <text:p text:style-name="Text_20_body">的文件描述符. </text:p>
      <text:p text:style-name="Text_20_body">文件打开了以后,我们就要对文件进行读写了.我们可以调用函数read和write进行文件的 </text:p>
      <text:p text:style-name="Text_20_body">读写. </text:p>
      <text:p text:style-name="Text_20_body">#include &lt;unistd.h&gt; </text:p>
      <text:p text:style-name="Text_20_body">ssize_t read(int fd, void *buffer,size_t count); </text:p>
      <text:p text:style-name="Text_20_body">ssize_t write(int fd, const void *buffer,size_t count); </text:p>
      <text:p text:style-name="Text_20_body">fd是我们要进行读写操作的文件描述符,buffer是我们要写入文件内容或读出文件内容的 </text:p>
      <text:p text:style-name="Text_20_body">内存地址.count是我们要读写的字节数. </text:p>
      <text:p text:style-name="Text_20_body">对于普通的文件read从指定的文件(fd)中读取count字节到buffer缓冲区中(记住我们必 </text:p>
      <text:p text:style-name="Text_20_body">须提供一个足够大的缓冲区),同时返回count. </text:p>
      <text:p text:style-name="Text_20_body">如果read读到了文件的结尾或者被一个信号所中断,返回值会小于count.如果是由信号中 </text:p>
      <text:p text:style-name="Text_20_body">断引起返回,而且没有返回数据,read会返回-1,且设置errno为EINTR.当程序读到了文件 </text:p>
      <text:p text:style-name="Text_20_body">结尾的时候,read会返回0. </text:p>
      <text:p text:style-name="Text_20_body">write从buffer中写count字节到文件fd中,成功时返回实际所写的字节数. </text:p>
      <text:p text:style-name="Text_20_body">下面我们学习一个实例,这个实例用来拷贝文件. </text:p>
      <text:p text:style-name="Text_20_body">#include &lt;unistd.h&gt; </text:p>
      <text:p text:style-name="Text_20_body">#include &lt;fcntl.h&gt; </text:p>
      <text:p text:style-name="Text_20_body">#include &lt;stdio.h&gt; </text:p>
      <text:p text:style-name="Text_20_body">#include &lt;sys/types.h&gt; </text:p>
      <text:p text:style-name="Text_20_body">#include &lt;sys/stat.h&gt; </text:p>
      <text:p text:style-name="Text_20_body">#include &lt;errno.h&gt; </text:p>
      <text:p text:style-name="Text_20_body">#include &lt;string.h&gt; </text:p>
      <text:p text:style-name="Text_20_body">#define BUFFER_SIZE 1024 </text:p>
      <text:p text:style-name="Text_20_body">int main(int argc,char **argv) </text:p>
      <text:p text:style-name="Text_20_body">{ </text:p>
      <text:p text:style-name="Text_20_body">int from_fd,to_fd; </text:p>
      <text:p text:style-name="Text_20_body">int bytes_read,bytes_write; </text:p>
      <text:p text:style-name="Text_20_body">char buffer[BUFFER_SIZE]; </text:p>
      <text:p text:style-name="Text_20_body">char *ptr; </text:p>
      <text:p text:style-name="Text_20_body"><text:soft-page-break/>if(argc!=3) </text:p>
      <text:p text:style-name="Text_20_body">{ </text:p>
      <text:p text:style-name="Text_20_body">fprintf(stderr,"Usage:%s fromfile tofile/n/a",argv[0]); </text:p>
      <text:p text:style-name="Text_20_body">exit(1); </text:p>
      <text:p text:style-name="Text_20_body">} </text:p>
      <text:p text:style-name="Text_20_body">/* 打开源文件 */ </text:p>
      <text:p text:style-name="Text_20_body">if((from_fd=open(argv[1],O_RDONLY))==-1) </text:p>
      <text:p text:style-name="Text_20_body">{ </text:p>
      <text:p text:style-name="Text_20_body">fprintf(stderr,"Open %s Error:%s/n",argv[1],strerror(errno)); </text:p>
      <text:p text:style-name="Text_20_body">exit(1); </text:p>
      <text:p text:style-name="Text_20_body">} </text:p>
      <text:p text:style-name="Text_20_body">/* 创建目的文件 */ </text:p>
      <text:p text:style-name="Text_20_body">if((to_fd=open(argv[2],O_WRONLY|O_CREAT,S_IRUSR|S_IWUSR))==-1) </text:p>
      <text:p text:style-name="Text_20_body">{ </text:p>
      <text:p text:style-name="Text_20_body">fprintf(stderr,"Open %s Error:%s/n",argv[2],strerror(errno)); </text:p>
      <text:p text:style-name="Text_20_body">exit(1); </text:p>
      <text:p text:style-name="Text_20_body">} </text:p>
      <text:p text:style-name="Text_20_body">/* 以下代码是一个经典的拷贝文件的代码 */ </text:p>
      <text:p text:style-name="Text_20_body">while(bytes_read=read(from_fd,buffer,BUFFER_SIZE)) </text:p>
      <text:p text:style-name="Text_20_body">{ </text:p>
      <text:p text:style-name="Text_20_body">/* 一个致命的错误发生了 */ </text:p>
      <text:p text:style-name="Text_20_body">if((bytes_read==-1)&amp;&amp;(errno!=EINTR)) break; </text:p>
      <text:p text:style-name="Text_20_body">else if(bytes_read&gt;0) </text:p>
      <text:p text:style-name="Text_20_body">{ </text:p>
      <text:p text:style-name="Text_20_body">ptr=buffer; </text:p>
      <text:p text:style-name="Text_20_body">while(bytes_write=write(to_fd,ptr,bytes_read)) </text:p>
      <text:p text:style-name="Text_20_body">{ </text:p>
      <text:p text:style-name="Text_20_body">/* 一个致命错误发生了 */ </text:p>
      <text:p text:style-name="Text_20_body">if((bytes_write==-1)&amp;&amp;(errno!=EINTR))break; </text:p>
      <text:p text:style-name="Text_20_body">/* 写完了所有读的字节 */ </text:p>
      <text:p text:style-name="Text_20_body"><text:soft-page-break/>else if(bytes_write==bytes_read) break; </text:p>
      <text:p text:style-name="Text_20_body">/* 只写了一部分,继续写 */ </text:p>
      <text:p text:style-name="Text_20_body">else if(bytes_write&gt;0) </text:p>
      <text:p text:style-name="Text_20_body">{ </text:p>
      <text:p text:style-name="Text_20_body">ptr+=bytes_write; </text:p>
      <text:p text:style-name="Text_20_body">bytes_read-=bytes_write; </text:p>
      <text:p text:style-name="Text_20_body">} </text:p>
      <text:p text:style-name="Text_20_body">} </text:p>
      <text:p text:style-name="Text_20_body">/* 写的时候发生的致命错误 */ </text:p>
      <text:p text:style-name="Text_20_body">if(bytes_write==-1)break; </text:p>
      <text:p text:style-name="Text_20_body">} </text:p>
      <text:p text:style-name="Text_20_body">} </text:p>
      <text:p text:style-name="Text_20_body">close(from_fd); </text:p>
      <text:p text:style-name="Text_20_body">close(to_fd); </text:p>
      <text:p text:style-name="Text_20_body">exit(0); </text:p>
      <text:p text:style-name="Text_20_body">} </text:p>
      <text:p text:style-name="Text_20_body">2。文件的各个属性 </text:p>
      <text:p text:style-name="Text_20_body">文件具有各种各样的属性,除了我们上面所知道的文件权限以外,文件还有创建时间 </text:p>
      <text:p text:style-name="Text_20_body">,大小等等属性. </text:p>
      <text:p text:style-name="Text_20_body">有时侯我们要判断文件是否可以进行某种操作(读,写等等).这个时候我们可以使用acce </text:p>
      <text:p text:style-name="Text_20_body">ss函数. </text:p>
      <text:p text:style-name="Text_20_body">#include &lt;unistd.h&gt; </text:p>
      <text:p text:style-name="Text_20_body">int access(const char *pathname,int mode); </text:p>
      <text:p text:style-name="Text_20_body">pathname:是文件名称,mode是我们要判断的属性.可以取以下值或者是他们的组合. </text:p>
      <text:p text:style-name="Text_20_body">R_OK文件可以读,W_OK文件可以写,X_OK文件可以执行,F_OK文件存在.当我们测试成功时 </text:p>
      <text:p text:style-name="Text_20_body">,函数返回0,否则如果有一个条件不符时,返回-1. </text:p>
      <text:p text:style-name="Text_20_body">如果我们要获得文件的其他属性,我们可以使用函数stat或者fstat. </text:p>
      <text:p text:style-name="Text_20_body">#include &lt;sys/stat.h&gt; </text:p>
      <text:p text:style-name="Text_20_body">#include &lt;unistd.h&gt; </text:p>
      <text:p text:style-name="Text_20_body">int stat(const char *file_name,struct stat *buf); </text:p>
      <text:p text:style-name="Text_20_body"><text:soft-page-break/>int fstat(int filedes,struct stat *buf); </text:p>
      <text:p text:style-name="Text_20_body">struct stat { </text:p>
      <text:p text:style-name="Text_20_body">dev_t st_dev; /* 设备 */ </text:p>
      <text:p text:style-name="Text_20_body">ino_t st_ino; /* 节点 */ </text:p>
      <text:p text:style-name="Text_20_body">mode_t st_mode; /* 模式 */ </text:p>
      <text:p text:style-name="Text_20_body">nlink_t st_nlink; /* 硬连接 */ </text:p>
      <text:p text:style-name="Text_20_body">uid_t st_uid; /* 用户ID */ </text:p>
      <text:p text:style-name="Text_20_body">gid_t st_gid; /* 组ID */ </text:p>
      <text:p text:style-name="Text_20_body">dev_t st_rdev; /* 设备类型 */ </text:p>
      <text:p text:style-name="Text_20_body">off_t st_off; /* 文件字节数 */ </text:p>
      <text:p text:style-name="Text_20_body">unsigned long st_blksize; /* 块大小 */ </text:p>
      <text:p text:style-name="Text_20_body">unsigned long st_blocks; /* 块数 */ </text:p>
      <text:p text:style-name="Text_20_body">time_t st_atime; /* 最后一次访问时间 */ </text:p>
      <text:p text:style-name="Text_20_body">time_t st_mtime; /* 最后一次修改时间 */ </text:p>
      <text:p text:style-name="Text_20_body">time_t st_ctime; /* 最后一次改变时间(指属性) */ </text:p>
      <text:p text:style-name="Text_20_body">}; </text:p>
      <text:p text:style-name="Text_20_body">stat用来判断没有打开的文件,而fstat用来判断打开的文件.我们使用最多的属性是st_ </text:p>
      <text:p text:style-name="Text_20_body">mode.通过着属性我们可以判断给定的文件是一个普通文件还是一个目录,连接等等.可以 </text:p>
      <text:p text:style-name="Text_20_body">使用下面几个宏来判断. </text:p>
      <text:p text:style-name="Text_20_body">S_ISLNK(st_mode):是否是一个连接.S_ISREG是否是一个常规文件.S_ISDIR是否是一个目 </text:p>
      <text:p text:style-name="Text_20_body">录S_ISCHR是否是一个字符设备.S_ISBLK是否是一个块设备S_ISFIFO是否 是一个FIFO文 </text:p>
      <text:p text:style-name="Text_20_body">件.S_ISSOCK是否是一个SOCKET文件. 我们会在下面说明如何使用这几个宏的. </text:p>
      <text:p text:style-name="Text_20_body">3。目录文件的操作 </text:p>
      <text:p text:style-name="Text_20_body">在我们编写程序的时候，有时候会要得到我们当前的工作路径。C库函数提供了get </text:p>
      <text:p text:style-name="Text_20_body">cwd来解决这个问题。 </text:p>
      <text:p text:style-name="Text_20_body">#include &lt;unistd.h&gt; </text:p>
      <text:p text:style-name="Text_20_body">char *getcwd(char *buffer,size_t size); </text:p>
      <text:p text:style-name="Text_20_body">我们提供一个size大小的buffer,getcwd会把我们当前的路径考到buffer中.如果buffer </text:p>
      <text:p text:style-name="Text_20_body">太小,函数会返回-1和一个错误号. </text:p>
      <text:p text:style-name="Text_20_body"><text:soft-page-break/>Linux提供了大量的目录操作函数,我们学习几个比较简单和常用的函数. </text:p>
      <text:p text:style-name="Text_20_body">#include &lt;dirent.h&gt; </text:p>
      <text:p text:style-name="Text_20_body">#include &lt;unistd.h&gt; </text:p>
      <text:p text:style-name="Text_20_body">#include &lt;fcntl.h&gt; </text:p>
      <text:p text:style-name="Text_20_body">#include &lt;sys/types.h&gt; </text:p>
      <text:p text:style-name="Text_20_body">#include &lt;sys/stat.h&gt; </text:p>
      <text:p text:style-name="Text_20_body">int mkdir(const char *path,mode_t mode); </text:p>
      <text:p text:style-name="Text_20_body">DIR *opendir(const char *path); </text:p>
      <text:p text:style-name="Text_20_body">struct dirent *readdir(DIR *dir); </text:p>
      <text:p text:style-name="Text_20_body">void rewinddir(DIR *dir); </text:p>
      <text:p text:style-name="Text_20_body">off_t telldir(DIR *dir); </text:p>
      <text:p text:style-name="Text_20_body">void seekdir(DIR *dir,off_t off); </text:p>
      <text:p text:style-name="Text_20_body">int closedir(DIR *dir); </text:p>
      <text:p text:style-name="Text_20_body">struct dirent { </text:p>
      <text:p text:style-name="Text_20_body">long d_ino; </text:p>
      <text:p text:style-name="Text_20_body">off_t d_off; </text:p>
      <text:p text:style-name="Text_20_body">unsigned short d_reclen; </text:p>
      <text:p text:style-name="Text_20_body">char d_name[NAME_MAX+1]; /* 文件名称 */ </text:p>
      <text:p text:style-name="Text_20_body">mkdir很容易就是我们创建一个目录,opendir打开一个目录为以后读做准备.readdir读一 </text:p>
      <text:p text:style-name="Text_20_body">个打开的目录.rewinddir是用来重读目录的和我们学的rewind函数一样.closedir是关闭 </text:p>
      <text:p text:style-name="Text_20_body">一个目录.telldir和seekdir类似与ftee和fseek函数. </text:p>
      <text:p text:style-name="Text_20_body">下面我们开发一个小程序,这个程序有一个参数.如果这个参数是一个文件名,我们输出这 </text:p>
      <text:p text:style-name="Text_20_body">个文件的大小和最后修改的时间,如果是一个目录我们输出这个目录下所有文件的大小和 </text:p>
      <text:p text:style-name="Text_20_body">修改时间. </text:p>
      <text:p text:style-name="Text_20_body">#include &lt;unistd.h&gt; </text:p>
      <text:p text:style-name="Text_20_body">#include &lt;stdio.h&gt; </text:p>
      <text:p text:style-name="Text_20_body">#include &lt;errno.h&gt; </text:p>
      <text:p text:style-name="Text_20_body">#include &lt;sys/types.h&gt; </text:p>
      <text:p text:style-name="Text_20_body">#include &lt;sys/stat.h&gt; </text:p>
      <text:p text:style-name="Text_20_body">#include &lt;dirent.h&gt; </text:p>
      <text:p text:style-name="Text_20_body"><text:soft-page-break/>#include &lt;time.h&gt; </text:p>
      <text:p text:style-name="Text_20_body">static int get_file_size_time(const char *filename) </text:p>
      <text:p text:style-name="Text_20_body">{ </text:p>
      <text:p text:style-name="Text_20_body">struct stat statbuf; </text:p>
      <text:p text:style-name="Text_20_body">if(stat(filename,&amp;statbuf)==-1) </text:p>
      <text:p text:style-name="Text_20_body">{ </text:p>
      <text:p text:style-name="Text_20_body">printf("Get stat on %s Error:%s/n", </text:p>
      <text:p text:style-name="Text_20_body">filename,strerror(errno)); </text:p>
      <text:p text:style-name="Text_20_body">return(-1); </text:p>
      <text:p text:style-name="Text_20_body">} </text:p>
      <text:p text:style-name="Text_20_body">if(S_ISDIR(statbuf.st_mode))return(1); </text:p>
      <text:p text:style-name="Text_20_body">if(S_ISREG(statbuf.st_mode)) </text:p>
      <text:p text:style-name="Text_20_body">printf("%s size:%ld bytes/tmodified at %s", </text:p>
      <text:p text:style-name="Text_20_body">filename,statbuf.st_size,ctime(&amp;statbuf.st_mtime)); </text:p>
      <text:p text:style-name="Text_20_body">return(0); </text:p>
      <text:p text:style-name="Text_20_body">} </text:p>
      <text:p text:style-name="Text_20_body">int main(int argc,char **argv) </text:p>
      <text:p text:style-name="Text_20_body">{ </text:p>
      <text:p text:style-name="Text_20_body">DIR *dirp; </text:p>
      <text:p text:style-name="Text_20_body">struct dirent *direntp; </text:p>
      <text:p text:style-name="Text_20_body">int stats; </text:p>
      <text:p text:style-name="Text_20_body">if(argc!=2) </text:p>
      <text:p text:style-name="Text_20_body">{ </text:p>
      <text:p text:style-name="Text_20_body">printf("Usage:%s filename/n/a",argv[0]); </text:p>
      <text:p text:style-name="Text_20_body">exit(1); </text:p>
      <text:p text:style-name="Text_20_body">} </text:p>
      <text:p text:style-name="Text_20_body">if(((stats=get_file_size_time(argv[1]))==0)||(stats==-1))exit(1); </text:p>
      <text:p text:style-name="Text_20_body">if((dirp=opendir(argv[1]))==NULL) </text:p>
      <text:p text:style-name="Text_20_body">{ </text:p>
      <text:p text:style-name="Text_20_body">printf("Open Directory %s Error:%s/n", </text:p>
      <text:p text:style-name="Text_20_body">argv[1],strerror(errno)); </text:p>
      <text:p text:style-name="Text_20_body"><text:soft-page-break/>exit(1); </text:p>
      <text:p text:style-name="Text_20_body">} </text:p>
      <text:p text:style-name="Text_20_body">while((direntp=readdir(dirp))!=NULL) </text:p>
      <text:p text:style-name="Text_20_body">if(get_file_size_time(direntp-&lt;d_name)==-1)break; </text:p>
      <text:p text:style-name="Text_20_body">closedir(dirp); </text:p>
      <text:p text:style-name="Text_20_body">exit(1); </text:p>
      <text:p text:style-name="Text_20_body">} </text:p>
      <text:p text:style-name="Text_20_body">4。管道文件 </text:p>
      <text:p text:style-name="Text_20_body">Linux提供了许多的过滤和重定向程序,比如more cat </text:p>
      <text:p text:style-name="Text_20_body">等等.还提供了&lt; &gt; | &lt;&lt;等等重定向操作符.在这些过滤和重 定向程序当中,都用到了管 </text:p>
      <text:p text:style-name="Text_20_body">道这种特殊的文件.系统调用pipe可以创建一个管道. </text:p>
      <text:p text:style-name="Text_20_body">#include&lt;unistd.h&gt; </text:p>
      <text:p text:style-name="Text_20_body">int pipe(int fildes[2]); </text:p>
      <text:p text:style-name="Text_20_body">pipe调用可以创建一个管道(通信缓冲区).当调用成功时,我们可以访问文件描述符fild </text:p>
      <text:p text:style-name="Text_20_body">es[0],fildes[1].其中fildes[0]是用来读的文件描述符,而fildes[1]是用来写的文件描 </text:p>
      <text:p text:style-name="Text_20_body">述符. </text:p>
      <text:p text:style-name="Text_20_body">在实际使用中我们是通过创建一个子进程,然后一个进程写,一个进程读来使用的. </text:p>
      <text:p text:style-name="Text_20_body">关于进程通信的详细情况请查看进程通信 </text:p>
      <text:p text:style-name="Text_20_body">#include &lt;stdio.h&gt; </text:p>
      <text:p text:style-name="Text_20_body">#include &lt;stdlib.h&gt; </text:p>
      <text:p text:style-name="Text_20_body">#include &lt;unistd.h&gt; </text:p>
      <text:p text:style-name="Text_20_body">#include &lt;string.h&gt; </text:p>
      <text:p text:style-name="Text_20_body">#include &lt;errno.h&gt; </text:p>
      <text:p text:style-name="Text_20_body">#include &lt;sys/types.h&gt; </text:p>
      <text:p text:style-name="Text_20_body">#include &lt;sys/wait.h&gt; </text:p>
      <text:p text:style-name="Text_20_body">#define BUFFER 255 </text:p>
      <text:p text:style-name="Text_20_body">int main(int argc,char **argv) </text:p>
      <text:p text:style-name="Text_20_body">{ </text:p>
      <text:p text:style-name="Text_20_body">char buffer[BUFFER+1]; </text:p>
      <text:p text:style-name="Text_20_body">int fd[2]; </text:p>
      <text:p text:style-name="Text_20_body"><text:soft-page-break/>if(argc!=2) </text:p>
      <text:p text:style-name="Text_20_body">{ </text:p>
      <text:p text:style-name="Text_20_body">fprintf(stderr,"Usage:%s string/n/a",argv[0]); </text:p>
      <text:p text:style-name="Text_20_body">exit(1); </text:p>
      <text:p text:style-name="Text_20_body">} </text:p>
      <text:p text:style-name="Text_20_body">if(pipe(fd)!=0) </text:p>
      <text:p text:style-name="Text_20_body">{ </text:p>
      <text:p text:style-name="Text_20_body">fprintf(stderr,"Pipe Error:%s/n/a",strerror(errno)); </text:p>
      <text:p text:style-name="Text_20_body">exit(1); </text:p>
      <text:p text:style-name="Text_20_body">} </text:p>
      <text:p text:style-name="Text_20_body">if(fork()==0) </text:p>
      <text:p text:style-name="Text_20_body">{ </text:p>
      <text:p text:style-name="Text_20_body">close(fd[0]); </text:p>
      <text:p text:style-name="Text_20_body">printf("Child[%d] Write to pipe/n/a",getpid()); </text:p>
      <text:p text:style-name="Text_20_body">snprintf(buffer,BUFFER,"%s",argv[1]); </text:p>
      <text:p text:style-name="Text_20_body">write(fd[1],buffer,strlen(buffer)); </text:p>
      <text:p text:style-name="Text_20_body">printf("Child[%d] Quit/n/a",getpid()); </text:p>
      <text:p text:style-name="Text_20_body">exit(0); </text:p>
      <text:p text:style-name="Text_20_body">} </text:p>
      <text:p text:style-name="Text_20_body">else </text:p>
      <text:p text:style-name="Text_20_body">{ </text:p>
      <text:p text:style-name="Text_20_body">close(fd[1]); </text:p>
      <text:p text:style-name="Text_20_body">printf("Parent[%d] Read from pipe/n/a",getpid()); </text:p>
      <text:p text:style-name="Text_20_body">memset(buffer,'',BUFFER+1); </text:p>
      <text:p text:style-name="Text_20_body">read(fd[0],buffer,BUFFER); </text:p>
      <text:p text:style-name="Text_20_body">printf("Parent[%d] Read:%s/n",getpid(),buffer); </text:p>
      <text:p text:style-name="Text_20_body">exit(1); </text:p>
      <text:p text:style-name="Text_20_body">} </text:p>
      <text:p text:style-name="Text_20_body">} </text:p>
      <text:p text:style-name="Text_20_body">为了实现重定向操作,我们需要调用另外一个函数dup2. </text:p>
      <text:p text:style-name="Text_20_body">#include &lt;unistd.h&gt; </text:p>
      <text:p text:style-name="Text_20_body"><text:soft-page-break/>int dup2(int oldfd,int newfd); </text:p>
      <text:p text:style-name="Text_20_body">dup2将用oldfd文件描述符来代替newfd文件描述符,同时关闭newfd文件描述符.也就是说 </text:p>
      <text:p text:style-name="Text_20_body">, </text:p>
      <text:p text:style-name="Text_20_body">所有向newfd操作都转到oldfd上面.下面我们学习一个例子,这个例子将标准输出重定向 </text:p>
      <text:p text:style-name="Text_20_body">到一个文件. </text:p>
      <text:p text:style-name="Text_20_body">#include &lt;unistd.h&gt; </text:p>
      <text:p text:style-name="Text_20_body">#include &lt;stdio.h&gt; </text:p>
      <text:p text:style-name="Text_20_body">#include &lt;errno.h&gt; </text:p>
      <text:p text:style-name="Text_20_body">#include &lt;fcntl.h&gt; </text:p>
      <text:p text:style-name="Text_20_body">#include &lt;string.h&gt; </text:p>
      <text:p text:style-name="Text_20_body">#include &lt;sys/types.h&gt; </text:p>
      <text:p text:style-name="Text_20_body">#include &lt;sys/stat.h&gt; </text:p>
      <text:p text:style-name="Text_20_body">#define BUFFER_SIZE 1024 </text:p>
      <text:p text:style-name="Text_20_body">int main(int argc,char **argv) </text:p>
      <text:p text:style-name="Text_20_body">{ </text:p>
      <text:p text:style-name="Text_20_body">int fd; </text:p>
      <text:p text:style-name="Text_20_body">char buffer[BUFFER_SIZE]; </text:p>
      <text:p text:style-name="Text_20_body">if(argc!=2) </text:p>
      <text:p text:style-name="Text_20_body">{ </text:p>
      <text:p text:style-name="Text_20_body">fprintf(stderr,"Usage:%s outfilename/n/a",argv[0]); </text:p>
      <text:p text:style-name="Text_20_body">exit(1); </text:p>
      <text:p text:style-name="Text_20_body">} </text:p>
      <text:p text:style-name="Text_20_body">if((fd=open(argv[1],O_WRONLY|O_CREAT|O_TRUNC,S_IRUSR|S_IWUSR))==-1) </text:p>
      <text:p text:style-name="Text_20_body">{ </text:p>
      <text:p text:style-name="Text_20_body">fprintf(stderr,"Open %s Error:%s/n/a",argv[1],strerror(errno)); </text:p>
      <text:p text:style-name="Text_20_body">exit(1); </text:p>
      <text:p text:style-name="Text_20_body">} </text:p>
      <text:p text:style-name="Text_20_body">if(dup2(fd,STDOUT_FILENO)==-1) </text:p>
      <text:p text:style-name="Text_20_body">{ </text:p>
      <text:p text:style-name="Text_20_body">fprintf(stderr,"Redirect Standard Out Error:%s/n/a",strerror(errno)); </text:p>
      <text:p text:style-name="Text_20_body">exit(1); </text:p>
      <text:p text:style-name="Text_20_body"><text:soft-page-break/>} </text:p>
      <text:p text:style-name="Text_20_body">fprintf(stderr,"Now,please input string"); </text:p>
      <text:p text:style-name="Text_20_body">fprintf(stderr,"(To quit use CTRL+D)/n"); </text:p>
      <text:p text:style-name="Text_20_body">while(1) </text:p>
      <text:p text:style-name="Text_20_body">{ </text:p>
      <text:p text:style-name="Text_20_body">fgets(buffer,BUFFER_SIZE,stdin); </text:p>
      <text:p text:style-name="Text_20_body">if(feof(stdin))break; </text:p>
      <text:p text:style-name="Text_20_body">write(STDOUT_FILENO,buffer,strlen(buffer)); </text:p>
      <text:p text:style-name="Text_20_body">} </text:p>
      <text:p text:style-name="Text_20_body">exit(0); </text:p>
      <text:p text:style-name="Text_20_body">} </text:p>
      <text:p text:style-name="Text_20_body">好了,文件一章我们就暂时先讨论到这里,学习好了文件的操作我们其实已经可以写出一 </text:p>
      <text:p text:style-name="Text_20_body">些比较有用的程序了.我们可以编写一个实现例如dir,mkdir,cp,mv等等常用的文件操作 </text:p>
      <text:p text:style-name="Text_20_body">命令了. </text:p>
      <text:p text:style-name="Text_20_body">想不想自己写几个试一试呢? </text:p>
      <text:p text:style-name="Text_20_body">4)程序设计入门--时间概念 </text:p>
      <text:p text:style-name="Text_20_body">前言:Linux下的时间概念 </text:p>
      <text:p text:style-name="Text_20_body">这一章我们学习Linux的时间表示和计算函数 </text:p>
      <text:p text:style-name="Text_20_body">时间的表示 </text:p>
      <text:p text:style-name="Text_20_body">时间的测量 </text:p>
      <text:p text:style-name="Text_20_body">计时器的使用 </text:p>
      <text:p text:style-name="Text_20_body">1。时间表示 在程序当中,我们经常要输出系统当前的时间,比如我们使用date命令 </text:p>
      <text:p text:style-name="Text_20_body">的输出结果.这个时候我们可以使用下面两个函数 </text:p>
      <text:p text:style-name="Text_20_body">#include &lt;time.h&gt; </text:p>
      <text:p text:style-name="Text_20_body">time_t time(time_t *tloc); </text:p>
      <text:p text:style-name="Text_20_body">char *ctime(const time_t *clock); </text:p>
      <text:p text:style-name="Text_20_body">time函数返回从1970年1月1日0点以来的秒数.存储在time_t结构之中.不过这个函数的返 </text:p>
      <text:p text:style-name="Text_20_body">回值对于我们来说没有什么实际意义.这个时候我们使用第二个函数将秒数转化为字符串 </text:p>
      <text:p text:style-name="Text_20_body">.. 这个函数的返回类型是固定的:一个可能值为. Thu Dec 7 14:58:59 2000 这个字符串 </text:p>
      <text:p text:style-name="Text_20_body"><text:soft-page-break/>的长度是固定的为26 </text:p>
      <text:p text:style-name="Text_20_body">2。时间的测量 有时候我们要计算程序执行的时间.比如我们要对算法进行时间分析 </text:p>
      <text:p text:style-name="Text_20_body">..这个时候可以使用下面这个函数. </text:p>
      <text:p text:style-name="Text_20_body">#include &lt;sys/time.h&gt; </text:p>
      <text:p text:style-name="Text_20_body">int gettimeofday(struct timeval *tv,struct timezone *tz); </text:p>
      <text:p text:style-name="Text_20_body">strut timeval { </text:p>
      <text:p text:style-name="Text_20_body">long tv_sec; /* 秒数 */ </text:p>
      <text:p text:style-name="Text_20_body">long tv_usec; /* 微秒数 */ </text:p>
      <text:p text:style-name="Text_20_body">}; </text:p>
      <text:p text:style-name="Text_20_body">gettimeofday将时间保存在结构tv之中.tz一般我们使用NULL来代替. </text:p>
      <text:p text:style-name="Text_20_body">#include &lt;sys/time.h&lt; </text:p>
      <text:p text:style-name="Text_20_body">#include &lt;stdio.h&lt; </text:p>
      <text:p text:style-name="Text_20_body">#include &lt;math.h&lt; </text:p>
      <text:p text:style-name="Text_20_body">void function() </text:p>
      <text:p text:style-name="Text_20_body">{ </text:p>
      <text:p text:style-name="Text_20_body">unsigned int i,j; </text:p>
      <text:p text:style-name="Text_20_body">double y; </text:p>
      <text:p text:style-name="Text_20_body">for(i=0;i&lt;1000;i++) </text:p>
      <text:p text:style-name="Text_20_body">for(j=0;j&lt;1000;j++) </text:p>
      <text:p text:style-name="Text_20_body">y=sin((double)i); </text:p>
      <text:p text:style-name="Text_20_body">} </text:p>
      <text:p text:style-name="Text_20_body">main() </text:p>
      <text:p text:style-name="Text_20_body">{ </text:p>
      <text:p text:style-name="Text_20_body">struct timeval tpstart,tpend; </text:p>
      <text:p text:style-name="Text_20_body">float timeuse; </text:p>
      <text:p text:style-name="Text_20_body">gettimeofday(&amp;tpstart,NULL); </text:p>
      <text:p text:style-name="Text_20_body">function(); </text:p>
      <text:p text:style-name="Text_20_body">gettimeofday(&amp;tpend,NULL); </text:p>
      <text:p text:style-name="Text_20_body">timeuse=1000000*(tpend.tv_sec-tpstart.tv_sec)+ </text:p>
      <text:p text:style-name="Text_20_body">tpend.tv_usec-tpstart.tv_usec; </text:p>
      <text:p text:style-name="Text_20_body"><text:soft-page-break/>timeuse/=1000000; </text:p>
      <text:p text:style-name="Text_20_body">printf("Used Time:%f/n",timeuse); </text:p>
      <text:p text:style-name="Text_20_body">exit(0); </text:p>
      <text:p text:style-name="Text_20_body">} </text:p>
      <text:p text:style-name="Text_20_body">这个程序输出函数的执行时间,我们可以使用这个来进行系统性能的测试,或者是函数算 </text:p>
      <text:p text:style-name="Text_20_body">法的效率分析.在我机器上的一个输出结果是: Used Time:0.556070 </text:p>
      <text:p text:style-name="Text_20_body">3。计时器的使用 Linux操作系统为每一个进程提供了3个内部间隔计时器. </text:p>
      <text:p text:style-name="Text_20_body">ITIMER_REAL:减少实际时间.到时的时候发出SIGALRM信号. </text:p>
      <text:p text:style-name="Text_20_body">ITIMER_VIRTUAL:减少有效时间(进程执行的时间).产生SIGVTALRM信号. </text:p>
      <text:p text:style-name="Text_20_body">ITIMER_PROF:减少进程的有效时间和系统时间(为进程调度用的时间).这个经常和上面一 </text:p>
      <text:p text:style-name="Text_20_body">个使用用来计算系统内核时间和用户时间.产生SIGPROF信号. </text:p>
      <text:p text:style-name="Text_20_body">具体的操作函数是: </text:p>
      <text:p text:style-name="Text_20_body">#include &lt;sys/time.h&gt; </text:p>
      <text:p text:style-name="Text_20_body">int getitimer(int which,struct itimerval *value); </text:p>
      <text:p text:style-name="Text_20_body">int setitimer(int which,struct itimerval *newval, </text:p>
      <text:p text:style-name="Text_20_body">struct itimerval *oldval); </text:p>
      <text:p text:style-name="Text_20_body">struct itimerval { </text:p>
      <text:p text:style-name="Text_20_body">struct timeval it_interval; </text:p>
      <text:p text:style-name="Text_20_body">struct timeval it_value; </text:p>
      <text:p text:style-name="Text_20_body">} </text:p>
      <text:p text:style-name="Text_20_body">getitimer函数得到间隔计时器的时间值.保存在value中 setitimer函数设置间隔计时器 </text:p>
      <text:p text:style-name="Text_20_body">的时间值为newval.并将旧值保存在oldval中. which表示使用三个计时器中的哪一个. </text:p>
      <text:p text:style-name="Text_20_body">itimerval结构中的it_value是减少的时间,当这个值为0的时候就发出相应的信号了. 然 </text:p>
      <text:p text:style-name="Text_20_body">后设置为it_interval值. </text:p>
      <text:p text:style-name="Text_20_body">#include &lt;sys/time.h&gt; </text:p>
      <text:p text:style-name="Text_20_body">#include &lt;stdio.h&gt; </text:p>
      <text:p text:style-name="Text_20_body">#include &lt;unistd.h&gt; </text:p>
      <text:p text:style-name="Text_20_body">#include &lt;signal.h&gt; </text:p>
      <text:p text:style-name="Text_20_body">#include &lt;string.h&gt; </text:p>
      <text:p text:style-name="Text_20_body">#define PROMPT "时间已经过去了两秒钟/n/a" </text:p>
      <text:p text:style-name="Text_20_body"><text:soft-page-break/>char *prompt=PROMPT; </text:p>
      <text:p text:style-name="Text_20_body">unsigned int len; </text:p>
      <text:p text:style-name="Text_20_body">void prompt_info(int signo) </text:p>
      <text:p text:style-name="Text_20_body">{ </text:p>
      <text:p text:style-name="Text_20_body">write(STDERR_FILENO,prompt,len); </text:p>
      <text:p text:style-name="Text_20_body">} </text:p>
      <text:p text:style-name="Text_20_body">void init_sigaction(void) </text:p>
      <text:p text:style-name="Text_20_body">{ </text:p>
      <text:p text:style-name="Text_20_body">struct sigaction act; </text:p>
      <text:p text:style-name="Text_20_body">act.sa_handler=prompt_info; </text:p>
      <text:p text:style-name="Text_20_body">act.sa_flags=0; </text:p>
      <text:p text:style-name="Text_20_body">sigemptyset(&amp;act.sa_mask); </text:p>
      <text:p text:style-name="Text_20_body">sigaction(SIGPROF,&amp;act,NULL); </text:p>
      <text:p text:style-name="Text_20_body">} </text:p>
      <text:p text:style-name="Text_20_body">void init_time() </text:p>
      <text:p text:style-name="Text_20_body">{ </text:p>
      <text:p text:style-name="Text_20_body">struct itimerval value; </text:p>
      <text:p text:style-name="Text_20_body">value.it_value.tv_sec=2; </text:p>
      <text:p text:style-name="Text_20_body">value.it_value.tv_usec=0; </text:p>
      <text:p text:style-name="Text_20_body">value.it_interval=value.it_value; </text:p>
      <text:p text:style-name="Text_20_body">setitimer(ITIMER_PROF,&amp;value,NULL); </text:p>
      <text:p text:style-name="Text_20_body">} </text:p>
      <text:p text:style-name="Text_20_body">int main() </text:p>
      <text:p text:style-name="Text_20_body">{ </text:p>
      <text:p text:style-name="Text_20_body">len=strlen(prompt); </text:p>
      <text:p text:style-name="Text_20_body">init_sigaction(); </text:p>
      <text:p text:style-name="Text_20_body">init_time(); </text:p>
      <text:p text:style-name="Text_20_body">while(1); </text:p>
      <text:p text:style-name="Text_20_body">exit(0); </text:p>
      <text:p text:style-name="Text_20_body">} </text:p>
      <text:p text:style-name="Text_20_body">这个程序每执行两秒中之后会输出一个提示. </text:p>
      <text:p text:style-name="Text_20_body"><text:soft-page-break/>5)Linux程序设计入门--信号处理 </text:p>
      <text:p text:style-name="Text_20_body">Linux下的信号事件 </text:p>
      <text:p text:style-name="Text_20_body">前言:这一章我们讨论一下Linux下的信号处理函数. </text:p>
      <text:p text:style-name="Text_20_body">Linux下的信号处理函数: </text:p>
      <text:p text:style-name="Text_20_body">信号的产生 </text:p>
      <text:p text:style-name="Text_20_body">信号的处理 </text:p>
      <text:p text:style-name="Text_20_body">其它信号函数 </text:p>
      <text:p text:style-name="Text_20_body">一个实例 </text:p>
      <text:p text:style-name="Text_20_body">1。信号的产生 </text:p>
      <text:p text:style-name="Text_20_body">Linux下的信号可以类比于DOS下的INT或者是Windows下的事件.在有一个信号发生时 </text:p>
      <text:p text:style-name="Text_20_body">候相信的信号就会发送给相应的进程.在Linux下的信号有以下几个. 我们使用 kill -l </text:p>
      <text:p text:style-name="Text_20_body">命令可以得到以下的输出结果: </text:p>
      <text:p text:style-name="Text_20_body">1) SIGHUP 2) SIGINT 3) SIGQUIT 4) SIGILL </text:p>
      <text:p text:style-name="Text_20_body">5) SIGTRAP 6) SIGABRT 7) SIGBUS 8) SIGFPE </text:p>
      <text:p text:style-name="Text_20_body">9) SIGKILL 10) SIGUSR1 11) SIGSEGV 12) SIGUSR2 </text:p>
      <text:p text:style-name="Text_20_body">13) SIGPIPE 14) SIGALRM 15) SIGTERM 17) SIGCHLD </text:p>
      <text:p text:style-name="Text_20_body">18) SIGCONT 19) SIGSTOP 20) SIGTSTP 21) SIGTTIN </text:p>
      <text:p text:style-name="Text_20_body">22) SIGTTOU 23) SIGURG 24) SIGXCPU 25) SIGXFSZ </text:p>
      <text:p text:style-name="Text_20_body">26) SIGVTALRM 27) SIGPROF 28) SIGWINCH 29) SIGIO </text:p>
      <text:p text:style-name="Text_20_body">30) SIGPWR </text:p>
      <text:p text:style-name="Text_20_body">关于这些信号的详细解释请查看man 7 signal的输出结果. 信号事件的发生有两个来源 </text:p>
      <text:p text:style-name="Text_20_body">:一个是硬件的原因(比如我们按下了键盘),一个是软件的原因(比如我们使用系统函数或 </text:p>
      <text:p text:style-name="Text_20_body">者是命令发出信号). 最常用的四个发出信号的系统函数是kill, raise, alarm和setit </text:p>
      <text:p text:style-name="Text_20_body">imer函数. setitimer函数我们在计时器的使用 那一章再学习. </text:p>
      <text:p text:style-name="Text_20_body">#include &lt;sys/types.h&gt; </text:p>
      <text:p text:style-name="Text_20_body">#include &lt;signal.h&gt; </text:p>
      <text:p text:style-name="Text_20_body">#include &lt;unistd.h&gt; </text:p>
      <text:p text:style-name="Text_20_body">int kill(pid_t pid,int sig); </text:p>
      <text:p text:style-name="Text_20_body">int raise(int sig); </text:p>
      <text:p text:style-name="Text_20_body"><text:soft-page-break/>unisigned int alarm(unsigned int seconds); </text:p>
      <text:p text:style-name="Text_20_body">kill系统调用负责向进程发送信号sig. </text:p>
      <text:p text:style-name="Text_20_body">如果pid是正数,那么向信号sig被发送到进程pid. </text:p>
      <text:p text:style-name="Text_20_body">如果pid等于0,那么信号sig被发送到所以和pid进程在同一个进程组的进程 </text:p>
      <text:p text:style-name="Text_20_body">如果pid等于-1,那么信号发给所有的进程表中的进程,除了最大的哪个进程号. </text:p>
      <text:p text:style-name="Text_20_body">如果pid由于-1,和0一样,只是发送进程组是-pid. </text:p>
      <text:p text:style-name="Text_20_body">我们用最多的是第一个情况.还记得我们在守护进程那一节的例子吗?我们那个时候用这 </text:p>
      <text:p text:style-name="Text_20_body">个函数杀死了父进程守护进程的创建 </text:p>
      <text:p text:style-name="Text_20_body">raise系统调用向自己发送一个sig信号.我们可以用上面那个函数来实现这个功能的. </text:p>
      <text:p text:style-name="Text_20_body">alarm函数和时间有点关系了,这个函数可以在seconds秒后向自己发送一个SIGALRM信号 </text:p>
      <text:p text:style-name="Text_20_body">.. 下面这个函数会有什么结果呢? </text:p>
      <text:p text:style-name="Text_20_body">#include &lt;unistd.h&gt; </text:p>
      <text:p text:style-name="Text_20_body">main() </text:p>
      <text:p text:style-name="Text_20_body">{ </text:p>
      <text:p text:style-name="Text_20_body">unsigned int i; </text:p>
      <text:p text:style-name="Text_20_body">alarm(1); </text:p>
      <text:p text:style-name="Text_20_body">for(i=0;1;i++) </text:p>
      <text:p text:style-name="Text_20_body">printf("I=%d",i); </text:p>
      <text:p text:style-name="Text_20_body">} </text:p>
      <text:p text:style-name="Text_20_body">SIGALRM的缺省操作是结束进程,所以程序在1秒之后结束,你可以看看你的最后I值为多少 </text:p>
      <text:p text:style-name="Text_20_body">,来比较一下大家的系统性能差异(我的是2232). </text:p>
      <text:p text:style-name="Text_20_body">2。信号操作 有时候我们希望进程正确的执行,而不想进程受到信号的影响,比如我 </text:p>
      <text:p text:style-name="Text_20_body">们希望上面那个程序在1秒钟之后不结束.这个时候我们就要进行信号的操作了. </text:p>
      <text:p text:style-name="Text_20_body">信号操作最常用的方法是信号屏蔽.信号屏蔽要用到下面的几个函数. </text:p>
      <text:p text:style-name="Text_20_body">#include &lt;signal.h&gt; </text:p>
      <text:p text:style-name="Text_20_body">int sigemptyset(sigset_t *set); </text:p>
      <text:p text:style-name="Text_20_body">int sigfillset(sigset_t *set); </text:p>
      <text:p text:style-name="Text_20_body">int sigaddset(sigset_t *set,int signo); </text:p>
      <text:p text:style-name="Text_20_body">int sigdelset(sigset_t *set,int signo); </text:p>
      <text:p text:style-name="Text_20_body">int sigismember(sigset_t *set,int signo); </text:p>
      <text:p text:style-name="Text_20_body"><text:soft-page-break/>int sigprocmask(int how,const sigset_t *set,sigset_t *oset); </text:p>
      <text:p text:style-name="Text_20_body">sigemptyset函数初始化信号集合set,将set设置为空.sigfillset也初始化信号集合,只 </text:p>
      <text:p text:style-name="Text_20_body">是将信号集合设置为所有信号的集合.sigaddset将信号signo加入到信号集合之中,sigd </text:p>
      <text:p text:style-name="Text_20_body">elset将信号从信号集合中删除.sigismember查询信号是否在信号集合之中. </text:p>
      <text:p text:style-name="Text_20_body">sigprocmask是最为关键的一个函数.在使用之前要先设置好信号集合set.这个函数的作 </text:p>
      <text:p text:style-name="Text_20_body">用是将指定的信号集合set加入到进程的信号阻塞集合之中去,如果提供了oset那么当前 </text:p>
      <text:p text:style-name="Text_20_body">的进程信号阻塞集合将会保存在oset里面.参数how决定函数的操作方式. </text:p>
      <text:p text:style-name="Text_20_body">SIG_BLOCK:增加一个信号集合到当前进程的阻塞集合之中. </text:p>
      <text:p text:style-name="Text_20_body">SIG_UNBLOCK:从当前的阻塞集合之中删除一个信号集合. </text:p>
      <text:p text:style-name="Text_20_body">SIG_SETMASK:将当前的信号集合设置为信号阻塞集合. </text:p>
      <text:p text:style-name="Text_20_body">以一个实例来解释使用这几个函数. </text:p>
      <text:p text:style-name="Text_20_body">#include &lt;signal.h&gt; </text:p>
      <text:p text:style-name="Text_20_body">#include &lt;stdio.h&gt; </text:p>
      <text:p text:style-name="Text_20_body">#include &lt;math.h&gt; </text:p>
      <text:p text:style-name="Text_20_body">#include &lt;stdlib.h&gt; </text:p>
      <text:p text:style-name="Text_20_body">int main(int argc,char **argv) </text:p>
      <text:p text:style-name="Text_20_body">{ </text:p>
      <text:p text:style-name="Text_20_body">double y; </text:p>
      <text:p text:style-name="Text_20_body">sigset_t intmask; </text:p>
      <text:p text:style-name="Text_20_body">int i,repeat_factor; </text:p>
      <text:p text:style-name="Text_20_body">if(argc!=2) </text:p>
      <text:p text:style-name="Text_20_body">{ </text:p>
      <text:p text:style-name="Text_20_body">fprintf(stderr,"Usage:%s repeat_factor/n/a",argv[0]); </text:p>
      <text:p text:style-name="Text_20_body">exit(1); </text:p>
      <text:p text:style-name="Text_20_body">} </text:p>
      <text:p text:style-name="Text_20_body">if((repeat_factor=atoi(argv[1]))&lt;1)repeat_factor=10; </text:p>
      <text:p text:style-name="Text_20_body">sigemptyset(&amp;intmask); /* 将信号集合设置为空 */ </text:p>
      <text:p text:style-name="Text_20_body">sigaddset(&amp;intmask,SIGINT); /* 加入中断 Ctrl+C 信号*/ </text:p>
      <text:p text:style-name="Text_20_body">while(1) </text:p>
      <text:p text:style-name="Text_20_body">{ </text:p>
      <text:p text:style-name="Text_20_body"><text:soft-page-break/>/*阻塞信号,我们不希望保存原来的集合所以参数为NULL*/ </text:p>
      <text:p text:style-name="Text_20_body">sigprocmask(SIG_BLOCK,&amp;intmask,NULL); </text:p>
      <text:p text:style-name="Text_20_body">fprintf(stderr,"SIGINT signal blocked/n"); </text:p>
      <text:p text:style-name="Text_20_body">for(i=0;i&lt;repeat_factor;i++)y=sin((double)i); </text:p>
      <text:p text:style-name="Text_20_body">fprintf(stderr,"Blocked calculation is finished/n"); </text:p>
      <text:p text:style-name="Text_20_body">/* 取消阻塞 */ </text:p>
      <text:p text:style-name="Text_20_body">sigprocmask(SIG_UNBLOCK,&amp;intmask,NULL); </text:p>
      <text:p text:style-name="Text_20_body">fprintf(stderr,"SIGINT signal unblocked/n"); </text:p>
      <text:p text:style-name="Text_20_body">for(i=0;i&lt;repeat_factor;i++)y=sin((double)i); </text:p>
      <text:p text:style-name="Text_20_body">fprintf(stderr,"Unblocked calculation is finished/n"); </text:p>
      <text:p text:style-name="Text_20_body">} </text:p>
      <text:p text:style-name="Text_20_body">exit(0); </text:p>
      <text:p text:style-name="Text_20_body">} </text:p>
      <text:p text:style-name="Text_20_body">程序在运行的时候我们要使用Ctrl+C来结束.如果我们在第一计算的时候发出SIGINT信号 </text:p>
      <text:p text:style-name="Text_20_body">,由于信号已经屏蔽了,所以程序没有反映.只有到信号被取消阻塞的时候程序才会结束. </text:p>
      <text:p text:style-name="Text_20_body">注意我们只要发出一次SIGINT信号就可以了,因为信号屏蔽只是将信号加入到信号阻塞 </text:p>
      <text:p text:style-name="Text_20_body">集合之中,并没有丢弃这个信号.一旦信号屏蔽取消了,这个信号就会发生作用. </text:p>
      <text:p text:style-name="Text_20_body">有时候我们希望对信号作出及时的反映的,比如当拥护按下Ctrl+C时,我们不想什么事情 </text:p>
      <text:p text:style-name="Text_20_body">也不做,我们想告诉用户你的这个操作不好,请不要重试,而不是什么反映也没有的. 这个 </text:p>
      <text:p text:style-name="Text_20_body">时候我们要用到sigaction函数. </text:p>
      <text:p text:style-name="Text_20_body">#include &lt;signal.h&gt; </text:p>
      <text:p text:style-name="Text_20_body">int sigaction(int signo,const struct sigaction *act, </text:p>
      <text:p text:style-name="Text_20_body">struct sigaction *oact); </text:p>
      <text:p text:style-name="Text_20_body">struct sigaction { </text:p>
      <text:p text:style-name="Text_20_body">void (*sa_handler)(int signo); </text:p>
      <text:p text:style-name="Text_20_body">void (*sa_sigaction)(int siginfo_t *info,void *act); </text:p>
      <text:p text:style-name="Text_20_body">sigset_t sa_mask; </text:p>
      <text:p text:style-name="Text_20_body">int sa_flags; </text:p>
      <text:p text:style-name="Text_20_body">void (*sa_restore)(void); </text:p>
      <text:p text:style-name="Text_20_body">} </text:p>
      <text:p text:style-name="Text_20_body"><text:soft-page-break/>这个函数和结构看起来是不是有点恐怖呢.不要被这个吓着了,其实这个函数的使用相当 </text:p>
      <text:p text:style-name="Text_20_body">简单的.我们先解释一下各个参数的含义. signo很简单就是我们要处理的信号了,可以是 </text:p>
      <text:p text:style-name="Text_20_body">任何的合法的信号.有两个信号不能够使用(SIGKILL和SIGSTOP). act包含我们要对这个 </text:p>
      <text:p text:style-name="Text_20_body">信号进行如何处理的信息.oact更简单了就是以前对这个函数的处理信息了,主要用来保 </text:p>
      <text:p text:style-name="Text_20_body">存信息的,一般用NULL就OK了. </text:p>
      <text:p text:style-name="Text_20_body">信号结构有点复杂.不要紧我们慢慢的学习. </text:p>
      <text:p text:style-name="Text_20_body">sa_handler是一个函数型指针,这个指针指向一个函数,这个函数有一个参数.这个函数就 </text:p>
      <text:p text:style-name="Text_20_body">是我们要进行的信号操作的函数. sa_sigaction,sa_restore和sa_handler差不多的,只 </text:p>
      <text:p text:style-name="Text_20_body">是参数不同罢了.这两个元素我们很少使用,就不管了. </text:p>
      <text:p text:style-name="Text_20_body">sa_flags用来设置信号操作的各个情况.一般设置为0好了.sa_mask我们已经学习过了 </text:p>
      <text:p text:style-name="Text_20_body">在使用的时候我们用sa_handler指向我们的一个信号操作函数,就可以了.sa_handler有 </text:p>
      <text:p text:style-name="Text_20_body">两个特殊的值:SIG_DEL和SIG_IGN.SIG_DEL是使用缺省的信号操作函数,而SIG_IGN是使用 </text:p>
      <text:p text:style-name="Text_20_body">忽略该信号的操作函数. </text:p>
      <text:p text:style-name="Text_20_body">这个函数复杂,我们使用一个实例来说明.下面这个函数可以捕捉用户的CTRL+C信号.并输 </text:p>
      <text:p text:style-name="Text_20_body">出一个提示语句. </text:p>
      <text:p text:style-name="Text_20_body">#include &lt;signal.h&gt; </text:p>
      <text:p text:style-name="Text_20_body">#include &lt;stdio.h&gt; </text:p>
      <text:p text:style-name="Text_20_body">#include &lt;string.h&gt; </text:p>
      <text:p text:style-name="Text_20_body">#include &lt;errno.h&gt; </text:p>
      <text:p text:style-name="Text_20_body">#include &lt;unistd.h&gt; </text:p>
      <text:p text:style-name="Text_20_body">#define PROMPT "你想终止程序吗?" </text:p>
      <text:p text:style-name="Text_20_body">char *prompt=PROMPT; </text:p>
      <text:p text:style-name="Text_20_body">void ctrl_c_op(int signo) </text:p>
      <text:p text:style-name="Text_20_body">{ </text:p>
      <text:p text:style-name="Text_20_body">write(STDERR_FILENO,prompt,strlen(prompt)); </text:p>
      <text:p text:style-name="Text_20_body">} </text:p>
      <text:p text:style-name="Text_20_body">int main() </text:p>
      <text:p text:style-name="Text_20_body">{ </text:p>
      <text:p text:style-name="Text_20_body">struct sigaction act; </text:p>
      <text:p text:style-name="Text_20_body"><text:soft-page-break/>act.sa_handler=ctrl_c_op; </text:p>
      <text:p text:style-name="Text_20_body">sigemptyset(&amp;act.sa_mask); </text:p>
      <text:p text:style-name="Text_20_body">act.sa_flags=0; </text:p>
      <text:p text:style-name="Text_20_body">if(sigaction(SIGINT,&amp;act,NULL)&lt;0) </text:p>
      <text:p text:style-name="Text_20_body">{ </text:p>
      <text:p text:style-name="Text_20_body">fprintf(stderr,"Install Signal Action Error:%s/n/a",strerror(errno)); </text:p>
      <text:p text:style-name="Text_20_body">exit(1); </text:p>
      <text:p text:style-name="Text_20_body">} </text:p>
      <text:p text:style-name="Text_20_body">while(1); </text:p>
      <text:p text:style-name="Text_20_body">} </text:p>
      <text:p text:style-name="Text_20_body">在上面程序的信号操作函数之中,我们使用了write函数而没有使用fprintf函数.是因为 </text:p>
      <text:p text:style-name="Text_20_body">我们要考虑到下面这种情况.如果我们在信号操作的时候又有一个信号发生,那么程序该 </text:p>
      <text:p text:style-name="Text_20_body">如何运行呢? 为了处理在信号处理函数运行的时候信号的发生,我们需要设置sa_mask成 </text:p>
      <text:p text:style-name="Text_20_body">员. 我们将我们要屏蔽的信号添加到sa_mask结构当中去,这样这些函数在信号处理的时 </text:p>
      <text:p text:style-name="Text_20_body">候就会被屏蔽掉的. </text:p>
      <text:p text:style-name="Text_20_body">3。其它信号函数 由于信号的操作和处理比较复杂,我们再介绍几个信号操作函数. </text:p>
      <text:p text:style-name="Text_20_body">#include &lt;unistd.h&gt; </text:p>
      <text:p text:style-name="Text_20_body">#include &lt;signal.h&gt; </text:p>
      <text:p text:style-name="Text_20_body">int pause(void); </text:p>
      <text:p text:style-name="Text_20_body">int sigsuspend(const sigset_t *sigmask); </text:p>
      <text:p text:style-name="Text_20_body">pause函数很简单,就是挂起进程直到一个信号发生了.而sigsuspend也是挂起进程只是在 </text:p>
      <text:p text:style-name="Text_20_body">调用的时候用sigmask取代当前的信号阻塞集合. </text:p>
      <text:p text:style-name="Text_20_body">#include &lt;sigsetjmp&gt; </text:p>
      <text:p text:style-name="Text_20_body">int sigsetjmp(sigjmp_buf env,int val); </text:p>
      <text:p text:style-name="Text_20_body">void siglongjmp(sigjmp_buf env,int val); </text:p>
      <text:p text:style-name="Text_20_body">还记得goto函数或者是setjmp和longjmp函数吗.这两个信号跳转函数也可以实现程序的 </text:p>
      <text:p text:style-name="Text_20_body">跳转让我们可以从函数之中跳转到我们需要的地方. </text:p>
      <text:p text:style-name="Text_20_body">由于上面几个函数,我们很少遇到,所以只是说明了一下,详细情况请查看联机帮助. </text:p>
      <text:p text:style-name="Text_20_body">4。一个实例 还记得我们在守护进程创建的哪个程序吗?守护进程在这里我们把那个 </text:p>
      <text:p text:style-name="Text_20_body">程序加强一下. 下面这个程序会在也可以检查用户的邮件.不过提供了一个开关,如果用 </text:p>
      <text:p text:style-name="Text_20_body"><text:soft-page-break/>户不想程序提示有新的邮件到来,可以向程序发送SIGUSR2信号,如果想程序提供提示可以 </text:p>
      <text:p text:style-name="Text_20_body">发送SIGUSR1信号. </text:p>
      <text:p text:style-name="Text_20_body">#include &lt;unistd.h&gt; </text:p>
      <text:p text:style-name="Text_20_body">#include &lt;stdio.h&gt; </text:p>
      <text:p text:style-name="Text_20_body">#include &lt;errno.h&gt; </text:p>
      <text:p text:style-name="Text_20_body">#include &lt;fcntl.h&gt; </text:p>
      <text:p text:style-name="Text_20_body">#include &lt;signal.h&gt; </text:p>
      <text:p text:style-name="Text_20_body">#include &lt;string.h&gt; </text:p>
      <text:p text:style-name="Text_20_body">#include &lt;pwd.h&gt; </text:p>
      <text:p text:style-name="Text_20_body">#include &lt;sys/types.h&gt; </text:p>
      <text:p text:style-name="Text_20_body">#include &lt;sys/stat.h&gt; </text:p>
      <text:p text:style-name="Text_20_body">/* Linux 的默任个人的邮箱地址是 /var/spool/mail/ */ </text:p>
      <text:p text:style-name="Text_20_body">#define MAIL_DIR "/var/spool/mail/" </text:p>
      <text:p text:style-name="Text_20_body">/* 睡眠10秒钟 */ </text:p>
      <text:p text:style-name="Text_20_body">#define SLEEP_TIME 10 </text:p>
      <text:p text:style-name="Text_20_body">#define MAX_FILENAME 255 </text:p>
      <text:p text:style-name="Text_20_body">unsigned char notifyflag=1; </text:p>
      <text:p text:style-name="Text_20_body">long get_file_size(const char *filename) </text:p>
      <text:p text:style-name="Text_20_body">{ </text:p>
      <text:p text:style-name="Text_20_body">struct stat buf; </text:p>
      <text:p text:style-name="Text_20_body">if(stat(filename,&amp;;buf)==-1) </text:p>
      <text:p text:style-name="Text_20_body">{ </text:p>
      <text:p text:style-name="Text_20_body">if(errno==ENOENT)return 0; </text:p>
      <text:p text:style-name="Text_20_body">else return -1; </text:p>
      <text:p text:style-name="Text_20_body">} </text:p>
      <text:p text:style-name="Text_20_body">return (long)buf.st_size; </text:p>
      <text:p text:style-name="Text_20_body">} </text:p>
      <text:p text:style-name="Text_20_body">void send_mail_notify(void) </text:p>
      <text:p text:style-name="Text_20_body">{ </text:p>
      <text:p text:style-name="Text_20_body">fprintf(stderr,"New mail has arrived7/n"); </text:p>
      <text:p text:style-name="Text_20_body"><text:soft-page-break/>} </text:p>
      <text:p text:style-name="Text_20_body">void turn_on_notify(int signo) </text:p>
      <text:p text:style-name="Text_20_body">{ </text:p>
      <text:p text:style-name="Text_20_body">notifyflag=1; </text:p>
      <text:p text:style-name="Text_20_body">} </text:p>
      <text:p text:style-name="Text_20_body">void turn_off_notify(int signo) </text:p>
      <text:p text:style-name="Text_20_body">{ </text:p>
      <text:p text:style-name="Text_20_body">notifyflag=0; </text:p>
      <text:p text:style-name="Text_20_body">} </text:p>
      <text:p text:style-name="Text_20_body">int check_mail(const char *filename) </text:p>
      <text:p text:style-name="Text_20_body">{ </text:p>
      <text:p text:style-name="Text_20_body">long old_mail_size,new_mail_size; </text:p>
      <text:p text:style-name="Text_20_body">sigset_t blockset,emptyset; </text:p>
      <text:p text:style-name="Text_20_body">sigemptyset(&amp;;blockset); </text:p>
      <text:p text:style-name="Text_20_body">sigemptyset(&amp;;emptyset); </text:p>
      <text:p text:style-name="Text_20_body">sigaddset(&amp;;blockset,SIGUSR1); </text:p>
      <text:p text:style-name="Text_20_body">sigaddset(&amp;;blockset,SIGUSR2); </text:p>
      <text:p text:style-name="Text_20_body">old_mail_size=get_file_size(filename); </text:p>
      <text:p text:style-name="Text_20_body">if(old_mail_size&lt;0)return 1; </text:p>
      <text:p text:style-name="Text_20_body">if(old_mail_size&gt;0) send_mail_notify(); </text:p>
      <text:p text:style-name="Text_20_body">sleep(SLEEP_TIME); </text:p>
      <text:p text:style-name="Text_20_body">while(1) </text:p>
      <text:p text:style-name="Text_20_body">{ </text:p>
      <text:p text:style-name="Text_20_body">if(sigprocmask(SIG_BLOCK,&amp;;blockset,NULL)&lt;0) return 1; </text:p>
      <text:p text:style-name="Text_20_body">while(notifyflag==0)sigsuspend(&amp;;emptyset); </text:p>
      <text:p text:style-name="Text_20_body">if(sigprocmask(SIG_SETMASK,&amp;;emptyset,NULL)&lt;0) return 1; </text:p>
      <text:p text:style-name="Text_20_body">new_mail_size=get_file_size(filename); </text:p>
      <text:p text:style-name="Text_20_body">if(new_mail_size&gt;old_mail_size)send_mail_notify; </text:p>
      <text:p text:style-name="Text_20_body">old_mail_size=new_mail_size; </text:p>
      <text:p text:style-name="Text_20_body">sleep(SLEEP_TIME); </text:p>
      <text:p text:style-name="Text_20_body">} </text:p>
      <text:p text:style-name="Text_20_body"><text:soft-page-break/>} </text:p>
      <text:p text:style-name="Text_20_body">int main(void) </text:p>
      <text:p text:style-name="Text_20_body">{ </text:p>
      <text:p text:style-name="Text_20_body">char mailfile[MAX_FILENAME]; </text:p>
      <text:p text:style-name="Text_20_body">struct sigaction newact; </text:p>
      <text:p text:style-name="Text_20_body">struct passwd *pw; </text:p>
      <text:p text:style-name="Text_20_body">if((pw=getpwuid(getuid()))==NULL) </text:p>
      <text:p text:style-name="Text_20_body">{ </text:p>
      <text:p text:style-name="Text_20_body">fprintf(stderr,"Get Login Name Error:%s/n/a",strerror(errno)); </text:p>
      <text:p text:style-name="Text_20_body">exit(1); </text:p>
      <text:p text:style-name="Text_20_body">} </text:p>
      <text:p text:style-name="Text_20_body">strcpy(mailfile,MAIL_DIR); </text:p>
      <text:p text:style-name="Text_20_body">strcat(mailfile,pw-&gt;pw_name); </text:p>
      <text:p text:style-name="Text_20_body">newact.sa_handler=turn_on_notify; </text:p>
      <text:p text:style-name="Text_20_body">newact.sa_flags=0; </text:p>
      <text:p text:style-name="Text_20_body">sigemptyset(&amp;;newact.sa_mask); </text:p>
      <text:p text:style-name="Text_20_body">sigaddset(&amp;;newact.sa_mask,SIGUSR1); </text:p>
      <text:p text:style-name="Text_20_body">sigaddset(&amp;;newact.sa_mask,SIGUSR2); </text:p>
      <text:p text:style-name="Text_20_body">if(sigaction(SIGUSR1,&amp;;newact,NULL)&lt;0) </text:p>
      <text:p text:style-name="Text_20_body">fprintf(stderr,"Turn On Error:%s/n/a",strerror(errno)); </text:p>
      <text:p text:style-name="Text_20_body">newact.sa_handler=turn_off_notify; </text:p>
      <text:p text:style-name="Text_20_body">if(sigaction(SIGUSR1,&amp;;newact,NULL)&lt;0) </text:p>
      <text:p text:style-name="Text_20_body">fprintf(stderr,"Turn Off Error:%s/n/a",strerror(errno)); </text:p>
      <text:p text:style-name="Text_20_body">check_mail(mailfile); </text:p>
      <text:p text:style-name="Text_20_body">exit(0); </text:p>
      <text:p text:style-name="Text_20_body">} </text:p>
      <text:p text:style-name="Text_20_body">信号操作是一件非常复杂的事情,比我们想象之中的复杂程度还要复杂,如果你想彻底的 </text:p>
      <text:p text:style-name="Text_20_body">弄清楚信号操作的各个问题,那么除了大量的练习以外还要多看联机手册.不过如果我们 </text:p>
      <text:p text:style-name="Text_20_body">只是一般的使用的话,有了上面的几个函数也就差不多了. 我们就介绍到这里了. </text:p>
      <text:p text:style-name="Text_20_body">6)Linux程序设计入门--消息管理 </text:p>
      <text:p text:style-name="Text_20_body"><text:soft-page-break/>前言:Linux下的进程通信(IPC) </text:p>
      <text:p text:style-name="Text_20_body">Linux下的进程通信(IPC) </text:p>
      <text:p text:style-name="Text_20_body">POSIX无名信号量 </text:p>
      <text:p text:style-name="Text_20_body">System V信号量 </text:p>
      <text:p text:style-name="Text_20_body">System V消息队列 </text:p>
      <text:p text:style-name="Text_20_body">System V共享内存 </text:p>
      <text:p text:style-name="Text_20_body">1。POSIX无名信号量 如果你学习过操作系统,那么肯定熟悉PV操作了.PV操作是原子 </text:p>
      <text:p text:style-name="Text_20_body">操作.也就是操作是不可以中断的,在一定的时间内,只能够有一个进程的代码在CPU上面 </text:p>
      <text:p text:style-name="Text_20_body">执行.在系统当中,有时候为了顺利的使用和保护共享资源,大家提出了信号的概念. 假设 </text:p>
      <text:p text:style-name="Text_20_body">我们要使用一台打印机,如果在同一时刻有两个进程在向打印机输出,那么最终的结果会 </text:p>
      <text:p text:style-name="Text_20_body">是什么呢.为了处理这种情况,POSIX标准提出了有名信号量和无名信号量的概念,由于Li </text:p>
      <text:p text:style-name="Text_20_body">nux只实现了无名信号量,我们在这里就只是介绍无名信号量了. 信号量的使用主要是用 </text:p>
      <text:p text:style-name="Text_20_body">来保护共享资源,使的资源在一个时刻只有一个进程所拥有.为此我们可以使用一个信号 </text:p>
      <text:p text:style-name="Text_20_body">灯.当信号灯的值为某个值的时候,就表明此时资源不可以使用.否则就表&gt;示可以使用. </text:p>
      <text:p text:style-name="Text_20_body">为了提供效率,系统提供了下面几个函数 </text:p>
      <text:p text:style-name="Text_20_body">POSIX的无名信号量的函数有以下几个: </text:p>
      <text:p text:style-name="Text_20_body">#include &lt;semaphore.h&gt; </text:p>
      <text:p text:style-name="Text_20_body">int sem_init(sem_t *sem,int pshared,unsigned int value); </text:p>
      <text:p text:style-name="Text_20_body">int sem_destroy(sem_t *sem); </text:p>
      <text:p text:style-name="Text_20_body">int sem_wait(sem_t *sem); </text:p>
      <text:p text:style-name="Text_20_body">int sem_trywait(sem_t *sem); </text:p>
      <text:p text:style-name="Text_20_body">int sem_post(sem_t *sem); </text:p>
      <text:p text:style-name="Text_20_body">int sem_getvalue(sem_t *sem); </text:p>
      <text:p text:style-name="Text_20_body">sem_init创建一个信号灯,并初始化其值为value.pshared决定了信号量能否在几个进程 </text:p>
      <text:p text:style-name="Text_20_body">间共享.由于目前Linux还没有实现进程间共享信号灯,所以这个值只能够取0. sem_dest </text:p>
      <text:p text:style-name="Text_20_body">roy是用来删除信号灯的.sem_wait调用将阻塞进程,直到信号灯的值大于0.这个函数返回 </text:p>
      <text:p text:style-name="Text_20_body">的时候自动的将信号灯的值的件一.sem_post和sem_wait相反,是将信号灯的内容加一同 </text:p>
      <text:p text:style-name="Text_20_body">时发出信号唤醒等待的进程..sem_trywait和sem_wait相同,不过不阻塞的,当信号灯的值 </text:p>
      <text:p text:style-name="Text_20_body">为0的时候返回EAGAIN,表示以后重试.sem_getvalue得到信号灯的值. </text:p>
      <text:p text:style-name="Text_20_body"><text:soft-page-break/>由于Linux不支持,我们没有办法用源程序解释了. </text:p>
      <text:p text:style-name="Text_20_body">这几个函数的使用相当简单的.比如我们有一个程序要向一个系统打印机打印两页.我们 </text:p>
      <text:p text:style-name="Text_20_body">首先创建一个信号灯,并使其初始值为1,表示我们有一个资源可用.然后一个进程调用se </text:p>
      <text:p text:style-name="Text_20_body">m_wait由于这个时候信号灯的值为1,所以这个函数返回,打印机开始打印了,同时信号灯 </text:p>
      <text:p text:style-name="Text_20_body">的值为0 了. 如果第二个进程要打印,调用sem_wait时候,由于信号灯的值为0,资源不可 </text:p>
      <text:p text:style-name="Text_20_body">用,于是被阻塞了.当第一个进程打印完成以后,调用sem_post信号灯的值为1了,这个时候 </text:p>
      <text:p text:style-name="Text_20_body">系统通知第二个进程,于是第二个进程的sem_wait返回.第二个进程开始打印了. </text:p>
      <text:p text:style-name="Text_20_body">不过我们可以使用线程来解决这个问题的.我们会在后面解释什么是线程的.编译包含上 </text:p>
      <text:p text:style-name="Text_20_body">面这几个函数的程序要加上 -lrt选贤,以连接librt.so库 </text:p>
      <text:p text:style-name="Text_20_body">2。System V信号量 为了解决上面哪个问题,我们也可以使用System V信号量.很幸运的 </text:p>
      <text:p text:style-name="Text_20_body">是Linux实现了System V信号量.这样我们就可以用实例来解释了. System V信号量的函 </text:p>
      <text:p text:style-name="Text_20_body">数主要有下面几个. </text:p>
      <text:p text:style-name="Text_20_body">#include &lt;sys/types.h&gt; </text:p>
      <text:p text:style-name="Text_20_body">#include &lt;sys/ipc.h&gt; </text:p>
      <text:p text:style-name="Text_20_body">#include &lt;sys/sem.h&gt; </text:p>
      <text:p text:style-name="Text_20_body">key_t ftok(char *pathname,char proj); </text:p>
      <text:p text:style-name="Text_20_body">int semget(key_t key,int nsems,int semflg); </text:p>
      <text:p text:style-name="Text_20_body">int semctl(int semid,int semnum,int cmd,union semun arg); </text:p>
      <text:p text:style-name="Text_20_body">int semop(int semid,struct sembuf *spos,int nspos); </text:p>
      <text:p text:style-name="Text_20_body">struct sembuf { </text:p>
      <text:p text:style-name="Text_20_body">short sem_num; /* 使用那一个信号 */ </text:p>
      <text:p text:style-name="Text_20_body">short sem_op; /* 进行什么操作 */ </text:p>
      <text:p text:style-name="Text_20_body">short sem_flg; /* 操作的标志 */ </text:p>
      <text:p text:style-name="Text_20_body">}; </text:p>
      <text:p text:style-name="Text_20_body">ftok函数是根据pathname和proj来创建一个关键字.semget创建一个信号量.成功时返回 </text:p>
      <text:p text:style-name="Text_20_body">信号的ID,key是一个关键字,可以是用ftok创建的也可以是IPC_PRIVATE表明由系统选用 </text:p>
      <text:p text:style-name="Text_20_body">一个关键字. nsems表明我们创建的信号个数.semflg是创建的权限标志,和我们创建一个 </text:p>
      <text:p text:style-name="Text_20_body">文件的标志相同. </text:p>
      <text:p text:style-name="Text_20_body">semctl对信号量进行一系列的控制.semid是要操作的信号标志,semnum是信号的个数,cm </text:p>
      <text:p text:style-name="Text_20_body"><text:soft-page-break/>d是操作的命令.经常用的两个值是:SETVAL(设置信号量的值)和IPC_RMID(删除信号灯). </text:p>
      <text:p text:style-name="Text_20_body">arg是一个给cmd的参数. </text:p>
      <text:p text:style-name="Text_20_body">semop是对信号进行操作的函数.semid是信号标志,spos是一个操作数组表明要进行什么 </text:p>
      <text:p text:style-name="Text_20_body">操作,nspos表明数组的个数. 如果sem_op大于0,那么操作将sem_op加入到信号量的值中 </text:p>
      <text:p text:style-name="Text_20_body">,并唤醒等待信号增加的进程. 如果为0,当信号量的值是0的时候,函数返回,否则阻塞直 </text:p>
      <text:p text:style-name="Text_20_body">到信号量的值为0. 如果小于0,函数判断信号量的值加上这个负值.如果结果为0唤醒等待 </text:p>
      <text:p text:style-name="Text_20_body">信号量为0的进程,如果小与0函数阻塞.如果大于0,那么从信号量里面减去这个值并返回 </text:p>
      <text:p text:style-name="Text_20_body">.. </text:p>
      <text:p text:style-name="Text_20_body">下面我们一以一个实例来说明这几个函数的使用方法.这个程序用标准错误输出来代替我 </text:p>
      <text:p text:style-name="Text_20_body">们用的打印机. </text:p>
      <text:p text:style-name="Text_20_body">#include &lt;stdio.h&gt; </text:p>
      <text:p text:style-name="Text_20_body">#include &lt;unistd.h&gt; </text:p>
      <text:p text:style-name="Text_20_body">#include &lt;limits.h&gt; </text:p>
      <text:p text:style-name="Text_20_body">#include &lt;errno.h&gt; </text:p>
      <text:p text:style-name="Text_20_body">#include &lt;string.h&gt; </text:p>
      <text:p text:style-name="Text_20_body">#include &lt;stdlib.h&gt; </text:p>
      <text:p text:style-name="Text_20_body">#include &lt;sys/stat.h&gt; </text:p>
      <text:p text:style-name="Text_20_body">#include &lt;sys/wait.h&gt; </text:p>
      <text:p text:style-name="Text_20_body">#include &lt;sys/ipc.h&gt; </text:p>
      <text:p text:style-name="Text_20_body">#include &lt;sys/sem.h&gt; </text:p>
      <text:p text:style-name="Text_20_body">#define PERMS S_IRUSR|S_IWUSR </text:p>
      <text:p text:style-name="Text_20_body">void init_semaphore_struct(struct sembuf *sem,int semnum, </text:p>
      <text:p text:style-name="Text_20_body">int semop,int semflg) </text:p>
      <text:p text:style-name="Text_20_body">{ </text:p>
      <text:p text:style-name="Text_20_body">/* 初始话信号灯结构 */ </text:p>
      <text:p text:style-name="Text_20_body">sem-&gt;sem_num=semnum; </text:p>
      <text:p text:style-name="Text_20_body">sem-&gt;sem_op=semop; </text:p>
      <text:p text:style-name="Text_20_body">sem-&gt;sem_flg=semflg; </text:p>
      <text:p text:style-name="Text_20_body">} </text:p>
      <text:p text:style-name="Text_20_body">int del_semaphore(int semid) </text:p>
      <text:p text:style-name="Text_20_body"><text:soft-page-break/>{ </text:p>
      <text:p text:style-name="Text_20_body">/* 信号灯并不随程序的结束而被删除,如果我们没删除的话(将1改为0) </text:p>
      <text:p text:style-name="Text_20_body">可以用ipcs命令查看到信号灯,用ipcrm可以删除信号灯的 </text:p>
      <text:p text:style-name="Text_20_body">*/ </text:p>
      <text:p text:style-name="Text_20_body">#if 1 </text:p>
      <text:p text:style-name="Text_20_body">return semctl(semid,0,IPC_RMID); </text:p>
      <text:p text:style-name="Text_20_body">#endif </text:p>
      <text:p text:style-name="Text_20_body">} </text:p>
      <text:p text:style-name="Text_20_body">int main(int argc,char **argv) </text:p>
      <text:p text:style-name="Text_20_body">{ </text:p>
      <text:p text:style-name="Text_20_body">char buffer[MAX_CANON],*c; </text:p>
      <text:p text:style-name="Text_20_body">int i,n; </text:p>
      <text:p text:style-name="Text_20_body">int semid,semop_ret,status; </text:p>
      <text:p text:style-name="Text_20_body">pid_t childpid; </text:p>
      <text:p text:style-name="Text_20_body">struct sembuf semwait,semsignal; </text:p>
      <text:p text:style-name="Text_20_body">if((argc!=2)||((n=atoi(argv[1]))&lt;1)) </text:p>
      <text:p text:style-name="Text_20_body">{ </text:p>
      <text:p text:style-name="Text_20_body">fprintf(stderr,"Usage:%s number/n/a",argv[0]); </text:p>
      <text:p text:style-name="Text_20_body">exit(1); </text:p>
      <text:p text:style-name="Text_20_body">} </text:p>
      <text:p text:style-name="Text_20_body">/* 使用IPC_PRIVATE 表示由系统选择一个关键字来创建 */ </text:p>
      <text:p text:style-name="Text_20_body">/* 创建以后信号灯的初始值为0 */ </text:p>
      <text:p text:style-name="Text_20_body">if((semid=semget(IPC_PRIVATE,1,PERMS))==-1) </text:p>
      <text:p text:style-name="Text_20_body">{ </text:p>
      <text:p text:style-name="Text_20_body">fprintf(stderr,"[%d]:Acess Semaphore Error:%s/n/a", </text:p>
      <text:p text:style-name="Text_20_body">getpid(),strerror(errno)); </text:p>
      <text:p text:style-name="Text_20_body">exit(1); </text:p>
      <text:p text:style-name="Text_20_body">} </text:p>
      <text:p text:style-name="Text_20_body">/* semwait是要求资源的操作(-1) */ </text:p>
      <text:p text:style-name="Text_20_body">init_semaphore_struct(&amp;semwait,0,-1,0); </text:p>
      <text:p text:style-name="Text_20_body"><text:soft-page-break/>/* semsignal是释放资源的操作(+1) */ </text:p>
      <text:p text:style-name="Text_20_body">init_semaphore_struct(&amp;semsignal,0,1,0); </text:p>
      <text:p text:style-name="Text_20_body">/* 开始的时候有一个系统资源(一个标准错误输出) */ </text:p>
      <text:p text:style-name="Text_20_body">if(semop(semid,&amp;semsignal,1)==-1) </text:p>
      <text:p text:style-name="Text_20_body">{ </text:p>
      <text:p text:style-name="Text_20_body">fprintf(stderr,"[%d]:Increment Semaphore Error:%s/n/a", </text:p>
      <text:p text:style-name="Text_20_body">getpid(),strerror(errno)); </text:p>
      <text:p text:style-name="Text_20_body">if(del_semaphore(semid)==-1) </text:p>
      <text:p text:style-name="Text_20_body">fprintf(stderr,"[%d]:Destroy Semaphore Error:%s/n/a", </text:p>
      <text:p text:style-name="Text_20_body">getpid(),strerror(errno)); </text:p>
      <text:p text:style-name="Text_20_body">exit(1); </text:p>
      <text:p text:style-name="Text_20_body">} </text:p>
      <text:p text:style-name="Text_20_body">/* 创建一个进程链 */ </text:p>
      <text:p text:style-name="Text_20_body">for(i=0;i&lt;n;i++) </text:p>
      <text:p text:style-name="Text_20_body">if(childpid=fork()) break; </text:p>
      <text:p text:style-name="Text_20_body">sprintf(buffer,"[i=%d]--&gt;[Process=%d]--&gt;[Parent=%d]--&gt;[Child=%d]/n", </text:p>
      <text:p text:style-name="Text_20_body">i,getpid(),getppid(),childpid); </text:p>
      <text:p text:style-name="Text_20_body">c=buffer; </text:p>
      <text:p text:style-name="Text_20_body">/* 这里要求资源,进入原子操作 */ </text:p>
      <text:p text:style-name="Text_20_body">while(((semop_ret=semop(semid,&amp;semwait,1))==-1)&amp;&amp;(errno==EINTR)); </text:p>
      <text:p text:style-name="Text_20_body">if(semop_ret==-1) </text:p>
      <text:p text:style-name="Text_20_body">{ </text:p>
      <text:p text:style-name="Text_20_body">fprintf(stderr,"[%d]:Decrement Semaphore Error:%s/n/a", </text:p>
      <text:p text:style-name="Text_20_body">getpid(),strerror(errno)); </text:p>
      <text:p text:style-name="Text_20_body">} </text:p>
      <text:p text:style-name="Text_20_body">else </text:p>
      <text:p text:style-name="Text_20_body">{ </text:p>
      <text:p text:style-name="Text_20_body">while(*c!='')fputc(*c++,stderr); </text:p>
      <text:p text:style-name="Text_20_body">/* 原子操作完成,赶快释放资源 */ </text:p>
      <text:p text:style-name="Text_20_body">while(((semop_ret=semop(semid,&amp;semsignal,1))==-1)&amp;&amp;(errno==EINTR)); </text:p>
      <text:p text:style-name="Text_20_body"><text:soft-page-break/>if(semop_ret==-1) </text:p>
      <text:p text:style-name="Text_20_body">fprintf(stderr,"[%d]:Increment Semaphore Error:%s/n/a", </text:p>
      <text:p text:style-name="Text_20_body">getpid(),strerror(errno)); </text:p>
      <text:p text:style-name="Text_20_body">} </text:p>
      <text:p text:style-name="Text_20_body">/* 不能够在其他进程反问信号灯的时候,我们删除了信号灯 */ </text:p>
      <text:p text:style-name="Text_20_body">while((wait(&amp;status)==-1)&amp;&amp;(errno==EINTR)); </text:p>
      <text:p text:style-name="Text_20_body">/* 信号灯只能够被删除一次的 */ </text:p>
      <text:p text:style-name="Text_20_body">if(i==1) </text:p>
      <text:p text:style-name="Text_20_body">if(del_semaphore(semid)==-1) </text:p>
      <text:p text:style-name="Text_20_body">fprintf(stderr,"[%d]:Destroy Semaphore Error:%s/n/a", </text:p>
      <text:p text:style-name="Text_20_body">getpid(),strerror(errno)); </text:p>
      <text:p text:style-name="Text_20_body">exit(0); </text:p>
      <text:p text:style-name="Text_20_body">} </text:p>
      <text:p text:style-name="Text_20_body">信号灯的主要用途是保护临界资源(在一个时刻只被一个进程所拥有). </text:p>
      <text:p text:style-name="Text_20_body">3。SystemV消息队列 为了便于进程之间通信,我们可以使用管道通信 SystemV也提供了 </text:p>
      <text:p text:style-name="Text_20_body">一些函数来实现进程的通信.这就是消息队列. </text:p>
      <text:p text:style-name="Text_20_body">#include &lt;sys/types.h&gt; </text:p>
      <text:p text:style-name="Text_20_body">#include &lt;sys/ipc.h&gt; </text:p>
      <text:p text:style-name="Text_20_body">#include &lt;sys/msg.h&gt; </text:p>
      <text:p text:style-name="Text_20_body">int msgget(key_t key,int msgflg); </text:p>
      <text:p text:style-name="Text_20_body">int msgsnd(int msgid,struct msgbuf *msgp,int msgsz,int msgflg); </text:p>
      <text:p text:style-name="Text_20_body">int msgrcv(int msgid,struct msgbuf *msgp,int msgsz, </text:p>
      <text:p text:style-name="Text_20_body">long msgtype,int msgflg); </text:p>
      <text:p text:style-name="Text_20_body">int msgctl(Int msgid,int cmd,struct msqid_ds *buf); </text:p>
      <text:p text:style-name="Text_20_body">struct msgbuf { </text:p>
      <text:p text:style-name="Text_20_body">long msgtype; /* 消息类型 */ </text:p>
      <text:p text:style-name="Text_20_body">....... /* 其他数据类型 */ </text:p>
      <text:p text:style-name="Text_20_body">} </text:p>
      <text:p text:style-name="Text_20_body">msgget函数和semget一样,返回一个消息队列的标志.msgctl和semctl是对消息进行控制 </text:p>
      <text:p text:style-name="Text_20_body">.. msgsnd和msgrcv函数是用来进行消息通讯的.msgid是接受或者发送的消息队列标志. </text:p>
      <text:p text:style-name="Text_20_body"><text:soft-page-break/>msgp是接受或者发送的内容.msgsz是消息的大小. 结构msgbuf包含的内容是至少有一个 </text:p>
      <text:p text:style-name="Text_20_body">为msgtype.其他的成分是用户定义的.对于发送函数msgflg指出缓冲区用完时候的操作. </text:p>
      <text:p text:style-name="Text_20_body">接受函数指出无消息时候的处理.一般为0. 接收函数msgtype指出接收消息时候的操作. </text:p>
      <text:p text:style-name="Text_20_body">如果msgtype=0,接收消息队列的第一个消息.大于0接收队列中消息类型等于这个值的第 </text:p>
      <text:p text:style-name="Text_20_body">一个消息.小于0接收消息队列中小于或者等于msgtype绝对值的所有消息中的最小一个消 </text:p>
      <text:p text:style-name="Text_20_body">息. 我们以一个实例来解释进程通信.下面这个程序有server和client组成.先运行服务 </text:p>
      <text:p text:style-name="Text_20_body">端后运行客户端. </text:p>
      <text:p text:style-name="Text_20_body">服务端 server.c </text:p>
      <text:p text:style-name="Text_20_body">#include &lt;stdio.h&gt; </text:p>
      <text:p text:style-name="Text_20_body">#include &lt;string.h&gt; </text:p>
      <text:p text:style-name="Text_20_body">#include &lt;stdlib.h&gt; </text:p>
      <text:p text:style-name="Text_20_body">#include &lt;errno.h&gt; </text:p>
      <text:p text:style-name="Text_20_body">#include &lt;unistd.h&gt; </text:p>
      <text:p text:style-name="Text_20_body">#include &lt;sys/types.h&gt; </text:p>
      <text:p text:style-name="Text_20_body">#include &lt;sys/ipc.h&gt; </text:p>
      <text:p text:style-name="Text_20_body">#include &lt;sys/stat.h&gt; </text:p>
      <text:p text:style-name="Text_20_body">#include &lt;sys/msg.h&gt; </text:p>
      <text:p text:style-name="Text_20_body">#define MSG_FILE "server.c" </text:p>
      <text:p text:style-name="Text_20_body">#define BUFFER 255 </text:p>
      <text:p text:style-name="Text_20_body">#define PERM S_IRUSR|S_IWUSR </text:p>
      <text:p text:style-name="Text_20_body">struct msgtype { </text:p>
      <text:p text:style-name="Text_20_body">long mtype; </text:p>
      <text:p text:style-name="Text_20_body">char buffer[BUFFER+1]; </text:p>
      <text:p text:style-name="Text_20_body">}; </text:p>
      <text:p text:style-name="Text_20_body">int main() </text:p>
      <text:p text:style-name="Text_20_body">{ </text:p>
      <text:p text:style-name="Text_20_body">struct msgtype msg; </text:p>
      <text:p text:style-name="Text_20_body">key_t key; </text:p>
      <text:p text:style-name="Text_20_body">int msgid; </text:p>
      <text:p text:style-name="Text_20_body">if((key=ftok(MSG_FILE,'a'))==-1) </text:p>
      <text:p text:style-name="Text_20_body"><text:soft-page-break/>{ </text:p>
      <text:p text:style-name="Text_20_body">fprintf(stderr,"Creat Key Error:%s/a/n",strerror(errno)); </text:p>
      <text:p text:style-name="Text_20_body">exit(1); </text:p>
      <text:p text:style-name="Text_20_body">} </text:p>
      <text:p text:style-name="Text_20_body">if((msgid=msgget(key,PERM|IPC_CREAT|IPC_EXCL))==-1) </text:p>
      <text:p text:style-name="Text_20_body">{ </text:p>
      <text:p text:style-name="Text_20_body">fprintf(stderr,"Creat Message Error:%s/a/n",strerror(errno)); </text:p>
      <text:p text:style-name="Text_20_body">exit(1); </text:p>
      <text:p text:style-name="Text_20_body">} </text:p>
      <text:p text:style-name="Text_20_body">while(1) </text:p>
      <text:p text:style-name="Text_20_body">{ </text:p>
      <text:p text:style-name="Text_20_body">msgrcv(msgid,&amp;msg,sizeof(struct msgtype),1,0); </text:p>
      <text:p text:style-name="Text_20_body">fprintf(stderr,"Server Receive:%s/n",msg.buffer); </text:p>
      <text:p text:style-name="Text_20_body">msg.mtype=2; </text:p>
      <text:p text:style-name="Text_20_body">msgsnd(msgid,&amp;msg,sizeof(struct msgtype),0); </text:p>
      <text:p text:style-name="Text_20_body">} </text:p>
      <text:p text:style-name="Text_20_body">exit(0); </text:p>
      <text:p text:style-name="Text_20_body">} </text:p>
      <text:p text:style-name="Text_20_body">---------------------------------------------------------------------------- </text:p>
      <text:p text:style-name="Text_20_body">---- </text:p>
      <text:p text:style-name="Text_20_body">客户端(client.c) </text:p>
      <text:p text:style-name="Text_20_body">#include &lt;stdio.h&gt; </text:p>
      <text:p text:style-name="Text_20_body">#include &lt;string.h&gt; </text:p>
      <text:p text:style-name="Text_20_body">#include &lt;stdlib.h&gt; </text:p>
      <text:p text:style-name="Text_20_body">#include &lt;errno.h&gt; </text:p>
      <text:p text:style-name="Text_20_body">#include &lt;sys/types.h&gt; </text:p>
      <text:p text:style-name="Text_20_body">#include &lt;sys/ipc.h&gt; </text:p>
      <text:p text:style-name="Text_20_body">#include &lt;sys/msg.h&gt; </text:p>
      <text:p text:style-name="Text_20_body">#include &lt;sys/stat.h&gt; </text:p>
      <text:p text:style-name="Text_20_body">#define MSG_FILE "server.c" </text:p>
      <text:p text:style-name="Text_20_body">#define BUFFER 255 </text:p>
      <text:p text:style-name="Text_20_body"><text:soft-page-break/>#define PERM S_IRUSR|S_IWUSR </text:p>
      <text:p text:style-name="Text_20_body">struct msgtype { </text:p>
      <text:p text:style-name="Text_20_body">long mtype; </text:p>
      <text:p text:style-name="Text_20_body">char buffer[BUFFER+1]; </text:p>
      <text:p text:style-name="Text_20_body">}; </text:p>
      <text:p text:style-name="Text_20_body">int main(int argc,char **argv) </text:p>
      <text:p text:style-name="Text_20_body">{ </text:p>
      <text:p text:style-name="Text_20_body">struct msgtype msg; </text:p>
      <text:p text:style-name="Text_20_body">key_t key; </text:p>
      <text:p text:style-name="Text_20_body">int msgid; </text:p>
      <text:p text:style-name="Text_20_body">if(argc!=2) </text:p>
      <text:p text:style-name="Text_20_body">{ </text:p>
      <text:p text:style-name="Text_20_body">fprintf(stderr,"Usage:%s string/n/a",argv[0]); </text:p>
      <text:p text:style-name="Text_20_body">exit(1); </text:p>
      <text:p text:style-name="Text_20_body">} </text:p>
      <text:p text:style-name="Text_20_body">if((key=ftok(MSG_FILE,'a'))==-1) </text:p>
      <text:p text:style-name="Text_20_body">{ </text:p>
      <text:p text:style-name="Text_20_body">fprintf(stderr,"Creat Key Error:%s/a/n",strerror(errno)); </text:p>
      <text:p text:style-name="Text_20_body">exit(1); </text:p>
      <text:p text:style-name="Text_20_body">} </text:p>
      <text:p text:style-name="Text_20_body">if((msgid=msgget(key,PERM))==-1) </text:p>
      <text:p text:style-name="Text_20_body">{ </text:p>
      <text:p text:style-name="Text_20_body">fprintf(stderr,"Creat Message Error:%s/a/n",strerror(errno)); </text:p>
      <text:p text:style-name="Text_20_body">exit(1); </text:p>
      <text:p text:style-name="Text_20_body">} </text:p>
      <text:p text:style-name="Text_20_body">msg.mtype=1; </text:p>
      <text:p text:style-name="Text_20_body">strncpy(msg.buffer,argv[1],BUFFER); </text:p>
      <text:p text:style-name="Text_20_body">msgsnd(msgid,&amp;msg,sizeof(struct msgtype),0); </text:p>
      <text:p text:style-name="Text_20_body">memset(&amp;msg,'',sizeof(struct msgtype)); </text:p>
      <text:p text:style-name="Text_20_body">msgrcv(msgid,&amp;msg,sizeof(struct msgtype),2,0); </text:p>
      <text:p text:style-name="Text_20_body">fprintf(stderr,"Client receive:%s/n",msg.buffer); </text:p>
      <text:p text:style-name="Text_20_body"><text:soft-page-break/>exit(0); </text:p>
      <text:p text:style-name="Text_20_body">} </text:p>
      <text:p text:style-name="Text_20_body">注意服务端创建的消息队列最后没有删除,我们要使用ipcrm命令来删除的. </text:p>
      <text:p text:style-name="Text_20_body">4。SystemV共享内存 还有一个进程通信的方法是使用共享内存.SystemV提供了以下几个 </text:p>
      <text:p text:style-name="Text_20_body">函数以实现共享内存. </text:p>
      <text:p text:style-name="Text_20_body">#include &lt;sys/types.h&gt; </text:p>
      <text:p text:style-name="Text_20_body">#include &lt;sys/ipc.h&gt; </text:p>
      <text:p text:style-name="Text_20_body">#include &lt;sys/shm.h&gt; </text:p>
      <text:p text:style-name="Text_20_body">int shmget(key_t key,int size,int shmflg); </text:p>
      <text:p text:style-name="Text_20_body">void *shmat(int shmid,const void *shmaddr,int shmflg); </text:p>
      <text:p text:style-name="Text_20_body">int shmdt(const void *shmaddr); </text:p>
      <text:p text:style-name="Text_20_body">int shmctl(int shmid,int cmd,struct shmid_ds *buf); </text:p>
      <text:p text:style-name="Text_20_body">shmget和shmctl没有什么好解释的.size是共享内存的大小. shmat是用来连接共享内存 </text:p>
      <text:p text:style-name="Text_20_body">的.shmdt是用来断开共享内存的.不要被共享内存词语吓倒,共享内存其实很容易实现和 </text:p>
      <text:p text:style-name="Text_20_body">使用的.shmaddr,shmflg我们只要用0代替就可以了.在使用一个共享内存之前我们调用s </text:p>
      <text:p text:style-name="Text_20_body">hmat得到共享内存的开始地址,使用结束以后我们使用shmdt断开这个内存. </text:p>
      <text:p text:style-name="Text_20_body">#include &lt;stdio.h&gt; </text:p>
      <text:p text:style-name="Text_20_body">#include &lt;string.h&gt; </text:p>
      <text:p text:style-name="Text_20_body">#include &lt;errno.h&gt; </text:p>
      <text:p text:style-name="Text_20_body">#include &lt;unistd.h&gt; </text:p>
      <text:p text:style-name="Text_20_body">#include &lt;sys/stat.h&gt; </text:p>
      <text:p text:style-name="Text_20_body">#include &lt;sys/types.h&gt; </text:p>
      <text:p text:style-name="Text_20_body">#include &lt;sys/ipc.h&gt; </text:p>
      <text:p text:style-name="Text_20_body">#include &lt;sys/shm.h&gt; </text:p>
      <text:p text:style-name="Text_20_body">#define PERM S_IRUSR|S_IWUSR </text:p>
      <text:p text:style-name="Text_20_body">int main(int argc,char **argv) </text:p>
      <text:p text:style-name="Text_20_body">{ </text:p>
      <text:p text:style-name="Text_20_body">int shmid; </text:p>
      <text:p text:style-name="Text_20_body">char *p_addr,*c_addr; </text:p>
      <text:p text:style-name="Text_20_body">if(argc!=2) </text:p>
      <text:p text:style-name="Text_20_body"><text:soft-page-break/>{ </text:p>
      <text:p text:style-name="Text_20_body">fprintf(stderr,"Usage:%s/n/a",argv[0]); </text:p>
      <text:p text:style-name="Text_20_body">exit(1); </text:p>
      <text:p text:style-name="Text_20_body">} </text:p>
      <text:p text:style-name="Text_20_body">if((shmid=shmget(IPC_PRIVATE,1024,PERM))==-1) </text:p>
      <text:p text:style-name="Text_20_body">{ </text:p>
      <text:p text:style-name="Text_20_body">fprintf(stderr,"Create Share Memory Error:%s/n/a",strerror(errno)); </text:p>
      <text:p text:style-name="Text_20_body">exit(1); </text:p>
      <text:p text:style-name="Text_20_body">} </text:p>
      <text:p text:style-name="Text_20_body">if(fork()) </text:p>
      <text:p text:style-name="Text_20_body">{ </text:p>
      <text:p text:style-name="Text_20_body">p_addr=shmat(shmid,0,0); </text:p>
      <text:p text:style-name="Text_20_body">memset(p_addr,'',1024); </text:p>
      <text:p text:style-name="Text_20_body">strncpy(p_addr,argv[1],1024); </text:p>
      <text:p text:style-name="Text_20_body">exit(0); </text:p>
      <text:p text:style-name="Text_20_body">} </text:p>
      <text:p text:style-name="Text_20_body">else </text:p>
      <text:p text:style-name="Text_20_body">{ </text:p>
      <text:p text:style-name="Text_20_body">c_addr=shmat(shmid,0,0); </text:p>
      <text:p text:style-name="Text_20_body">printf("Client get %s",c_addr); </text:p>
      <text:p text:style-name="Text_20_body">exit(0); </text:p>
      <text:p text:style-name="Text_20_body">} </text:p>
      <text:p text:style-name="Text_20_body">} </text:p>
      <text:p text:style-name="Text_20_body">这个程序是父进程将参数写入到共享内存,然后子进程把内容读出来.最后我们要使用ip </text:p>
      <text:p text:style-name="Text_20_body">crm释放资源的.先用ipcs找出ID然后用ipcrm shm ID删除. </text:p>
      <text:p text:style-name="Text_20_body">后记: </text:p>
      <text:p text:style-name="Text_20_body">进程通信(IPC)是网络程序的基础,在很多的网络程序当中会大量的使用进程通信的概念 </text:p>
      <text:p text:style-name="Text_20_body">和知识.其实进程通信是一件非常复杂的事情,我在这里只是简单的介绍了一下.如果你想 </text:p>
      <text:p text:style-name="Text_20_body">学习进程通信的详细知识,最好的办法是自己不断的写程序和看联机手册.现在网络上有 </text:p>
      <text:p text:style-name="Text_20_body">了很多的知识可以去参考.可惜我看到的很多都是英文编写的.如果你找到了有中文的版 </text:p>
      <text:p text:style-name="Text_20_body"><text:soft-page-break/>本请尽快告诉我.谢谢! </text:p>
      <text:p text:style-name="Text_20_body">7)Linux程序设计入门--线程操作 </text:p>
      <text:p text:style-name="Text_20_body">前言:Linux下线程的创建 </text:p>
      <text:p text:style-name="Text_20_body">介绍在Linux下线程的创建和基本的使用. Linux下的线程是一个非常复杂的问题,由 </text:p>
      <text:p text:style-name="Text_20_body">于我对线程的学习不时很好,我在这里只是简单的介绍线程的创建和基本的使用,关于线 </text:p>
      <text:p text:style-name="Text_20_body">程的高级使用(如线程的属性,线程的互斥,线程的同步等等问题)可以参考我后面给出的 </text:p>
      <text:p text:style-name="Text_20_body">资料. 现在关于线程的资料在网络上可以找到许多英文资料,后面我罗列了许多链接,对 </text:p>
      <text:p text:style-name="Text_20_body">线程的高级属性感兴趣的话可以参考一下. 等到我对线程的了解比较深刻的时候,我回来 </text:p>
      <text:p text:style-name="Text_20_body">完成这篇文章.如果您对线程了解的详尽我也非常高兴能够由您来完善. </text:p>
      <text:p text:style-name="Text_20_body">先介绍什么是线程.我们编写的程序大多数可以看成是单线程的.就是程序是按照一定的 </text:p>
      <text:p text:style-name="Text_20_body">顺序来执行.如果我们使用线程的话,程序就会在我们创建线成的地方分叉,变成两个"程 </text:p>
      <text:p text:style-name="Text_20_body">序"在执行.粗略的看来好象和子进程差不多的,其实不然.子进程是通过拷贝父进程的地 </text:p>
      <text:p text:style-name="Text_20_body">址空间来执行的.而线程是通过共享程序代码来执行的,讲的通俗一点就是线程的相同的 </text:p>
      <text:p text:style-name="Text_20_body">代码会被执行几次.使用线程的好处是可以节省资源,由于线程是通过共享代码的,所以没 </text:p>
      <text:p text:style-name="Text_20_body">有进程调度那么复杂. </text:p>
      <text:p text:style-name="Text_20_body">线程的创建和使用 </text:p>
      <text:p text:style-name="Text_20_body">线程的创建是用下面的几个函数来实现的. </text:p>
      <text:p text:style-name="Text_20_body">#include &lt;pthread.h&gt; </text:p>
      <text:p text:style-name="Text_20_body">int pthread_create(pthread_t *thread,pthread_attr_t *attr, </text:p>
      <text:p text:style-name="Text_20_body">void *(*start_routine)(void *),void *arg); </text:p>
      <text:p text:style-name="Text_20_body">void pthread_exit(void *retval); </text:p>
      <text:p text:style-name="Text_20_body">int pthread_join(pthread *thread,void **thread_return); </text:p>
      <text:p text:style-name="Text_20_body">pthread_create创建一个线程,thread是用来表明创建线程的ID,attr指出线程创建时候 </text:p>
      <text:p text:style-name="Text_20_body">的属性,我们用NULL来表明使用缺省属性.start_routine函数指针是线程创建成功后开始 </text:p>
      <text:p text:style-name="Text_20_body">执行的函数,arg是这个函数的唯一一个参数.表明传递给start_routine的参数. pthrea </text:p>
      <text:p text:style-name="Text_20_body">d_exit函数和exit函数类似用来退出线程.这个函数结束线程,释放函数的资源,并在最后 </text:p>
      <text:p text:style-name="Text_20_body">阻塞,直到其他线程使用pthread_join函数等待它.然后将*retval的值传递给**thread_ </text:p>
      <text:p text:style-name="Text_20_body">return.由于这个函数释放所以的函数资源,所以retval不能够指向函数的局部变量. pt </text:p>
      <text:p text:style-name="Text_20_body">hread_join和wait调用一样用来等待指定的线程. 下面我们使用一个实例来解释一下使 </text:p>
      <text:p text:style-name="Text_20_body"><text:soft-page-break/>用方法.在实践中,我们经常要备份一些文件.下面这个程序可以实现当前目录下的所有文 </text:p>
      <text:p text:style-name="Text_20_body">件备份.备份后的后缀名为bak </text:p>
      <text:p text:style-name="Text_20_body">#include &lt;stdio.h&gt; </text:p>
      <text:p text:style-name="Text_20_body">#include &lt;unistd.h&gt; </text:p>
      <text:p text:style-name="Text_20_body">#include &lt;stdlib.h&gt; </text:p>
      <text:p text:style-name="Text_20_body">#include &lt;string.h&gt; </text:p>
      <text:p text:style-name="Text_20_body">#include &lt;errno.h&gt; </text:p>
      <text:p text:style-name="Text_20_body">#include &lt;pthread.h&gt; </text:p>
      <text:p text:style-name="Text_20_body">#include &lt;dirent.h&gt; </text:p>
      <text:p text:style-name="Text_20_body">#include &lt;fcntl.h&gt; </text:p>
      <text:p text:style-name="Text_20_body">#include &lt;sys/types.h&gt; </text:p>
      <text:p text:style-name="Text_20_body">#include &lt;sys/stat.h&gt; </text:p>
      <text:p text:style-name="Text_20_body">#include &lt;sys/time.h&gt; </text:p>
      <text:p text:style-name="Text_20_body">#define BUFFER 512 </text:p>
      <text:p text:style-name="Text_20_body">struct copy_file { </text:p>
      <text:p text:style-name="Text_20_body">int infile; </text:p>
      <text:p text:style-name="Text_20_body">int outfile; </text:p>
      <text:p text:style-name="Text_20_body">}; </text:p>
      <text:p text:style-name="Text_20_body">void *copy(void *arg) </text:p>
      <text:p text:style-name="Text_20_body">{ </text:p>
      <text:p text:style-name="Text_20_body">int infile,outfile; </text:p>
      <text:p text:style-name="Text_20_body">int bytes_read,bytes_write,*bytes_copy_p; </text:p>
      <text:p text:style-name="Text_20_body">char buffer[BUFFER],*buffer_p; </text:p>
      <text:p text:style-name="Text_20_body">struct copy_file *file=(struct copy_file *)arg; </text:p>
      <text:p text:style-name="Text_20_body">infile=file-&gt;infile; </text:p>
      <text:p text:style-name="Text_20_body">outfile=file-&gt;outfile; </text:p>
      <text:p text:style-name="Text_20_body">/* 因为线程退出时,所有的变量空间都要被释放,所以我们只好自己分配内存了 */ </text:p>
      <text:p text:style-name="Text_20_body">if((bytes_copy_p=(int *)malloc(sizeof(int)))==NULL) pthread_exit(NULL); </text:p>
      <text:p text:style-name="Text_20_body">bytes_read=bytes_write=0; </text:p>
      <text:p text:style-name="Text_20_body">*bytes_copy_p=0; </text:p>
      <text:p text:style-name="Text_20_body">/* 还记得怎么拷贝文件吗 */ </text:p>
      <text:p text:style-name="Text_20_body"><text:soft-page-break/>while((bytes_read=read(infile,buffer,BUFFER))!=0) </text:p>
      <text:p text:style-name="Text_20_body">{ </text:p>
      <text:p text:style-name="Text_20_body">if((bytes_read==-1)&amp;&amp;(errno!=EINTR))break; </text:p>
      <text:p text:style-name="Text_20_body">else if(bytes_read&gt;0) </text:p>
      <text:p text:style-name="Text_20_body">{ </text:p>
      <text:p text:style-name="Text_20_body">buffer_p=buffer; </text:p>
      <text:p text:style-name="Text_20_body">while((bytes_write=write(outfile,buffer_p,bytes_read))!=0) </text:p>
      <text:p text:style-name="Text_20_body">{ </text:p>
      <text:p text:style-name="Text_20_body">if((bytes_write==-1)&amp;&amp;(errno!=EINTR))break; </text:p>
      <text:p text:style-name="Text_20_body">else if(bytes_write==bytes_read)break; </text:p>
      <text:p text:style-name="Text_20_body">else if(bytes_write&gt;0) </text:p>
      <text:p text:style-name="Text_20_body">{ </text:p>
      <text:p text:style-name="Text_20_body">buffer_p+=bytes_write; </text:p>
      <text:p text:style-name="Text_20_body">bytes_read-=bytes_write; </text:p>
      <text:p text:style-name="Text_20_body">} </text:p>
      <text:p text:style-name="Text_20_body">} </text:p>
      <text:p text:style-name="Text_20_body">if(bytes_write==-1)break; </text:p>
      <text:p text:style-name="Text_20_body">*bytes_copy_p+=bytes_read; </text:p>
      <text:p text:style-name="Text_20_body">} </text:p>
      <text:p text:style-name="Text_20_body">} </text:p>
      <text:p text:style-name="Text_20_body">close(infile); </text:p>
      <text:p text:style-name="Text_20_body">close(outfile); </text:p>
      <text:p text:style-name="Text_20_body">pthread_exit(bytes_copy_p); </text:p>
      <text:p text:style-name="Text_20_body">} </text:p>
      <text:p text:style-name="Text_20_body">int main(int argc,char **argv) </text:p>
      <text:p text:style-name="Text_20_body">{ </text:p>
      <text:p text:style-name="Text_20_body">pthread_t *thread; </text:p>
      <text:p text:style-name="Text_20_body">struct copy_file *file; </text:p>
      <text:p text:style-name="Text_20_body">int byte_copy,*byte_copy_p,num,i,j; </text:p>
      <text:p text:style-name="Text_20_body">char filename[BUFFER]; </text:p>
      <text:p text:style-name="Text_20_body">struct dirent **namelist; </text:p>
      <text:p text:style-name="Text_20_body"><text:soft-page-break/>struct stat filestat; </text:p>
      <text:p text:style-name="Text_20_body">/* 得到当前路径下面所有的文件(包含目录)的个数 */ </text:p>
      <text:p text:style-name="Text_20_body">if((num=scandir(".",&amp;namelist,0,alphasort))&lt;0) </text:p>
      <text:p text:style-name="Text_20_body">{ </text:p>
      <text:p text:style-name="Text_20_body">fprintf(stderr,"Get File Num Error:%s/n/a",strerror(errno)); </text:p>
      <text:p text:style-name="Text_20_body">exit(1)</text:p>
      <text:p text:style-name="Text_20_body">发表于 @2006年03月30日 12:22 AM| 评论 (0)</text:p>
      <text:p text:style-name="Text_20_body"><draw:frame draw:style-name="fr1" draw:name="图像1" text:anchor-type="as-char" svg:width="1.997cm" svg:height="0.998cm" draw:z-index="0"><draw:image xlink:href="http://img.anywalks.com/s/1/Uploads/article_remote01/2015/10/20/c3a9bce9c21895cd0eef557e391fe5f4.gif" xlink:type="simple" xlink:show="embed" xlink:actuate="onLoad"/></draw:frame> UNIX/Linux编程相关工具和资源</text:p>
      <text:p text:style-name="Text_20_body">1。linux编程所用的一些工具</text:p>
      <text:p text:style-name="Text_20_body">GCC 中文手册</text:p>
      <text:p text:style-name="Text_20_body">http://www.nbfan.com/forum/dispbbs....&amp;ID=1433&amp;page=1</text:p>
      <text:p text:style-name="Text_20_body">GNU make 指南</text:p>
      <text:p text:style-name="Text_20_body">http://www.linuxsir.org/bbs/showthr...&amp;threadid=40431</text:p>
      <text:p text:style-name="Text_20_body">autoconf-2.57手册(英文)</text:p>
      <text:p text:style-name="Text_20_body">http://www.gnu.org/software/autocon...toconf_toc.html</text:p>
      <text:p text:style-name="Text_20_body">Autoconf-2.13手册</text:p>
      <text:p text:style-name="Text_20_body">http://www.linuxforum.net/books/autoconf.html</text:p>
      <text:p text:style-name="Text_20_body">使用 automake</text:p>
      <text:p text:style-name="Text_20_body">http://263.aka.org.cn/Lectures/002/...-2.1.4/230.html</text:p>
      <text:p text:style-name="Text_20_body">使用CVS进行版本管理</text:p>
      <text:p text:style-name="Text_20_body">http://www.linuxforum.net/books/cvsintro.html</text:p>
      <text:p text:style-name="Text_20_body">CVS用后感</text:p>
      <text:p text:style-name="Text_20_body">http://www.linuxsir.org/bbs/showthread.php?t=170538</text:p>
      <text:p text:style-name="Text_20_body">linux下常用调试工具：</text:p>
      <text:p text:style-name="Text_20_body">非常好的gdb教程，强烈推荐：</text:p>
      <text:p text:style-name="Text_20_body">http://www.linuxsir.org/bbs/showthread.php?t=171156</text:p>
      <text:p text:style-name="Text_20_body">GDB英文文档</text:p>
      <text:p text:style-name="Text_20_body">http://oldsite.linuxaid.com.cn/deve...howdev.jsp?i=49</text:p>
      <text:p text:style-name="Text_20_body">gdb基本用法</text:p>
      <text:p text:style-name="Text_20_body"><text:soft-page-break/>http://www.linuxsir.com/bbs/showthr...&amp;threadid=45731</text:p>
      <text:p text:style-name="Text_20_body">gdb的官方文档</text:p>
      <text:p text:style-name="Text_20_body">http://www.gnu.org/software/gdb/documentation/</text:p>
      <text:p text:style-name="Text_20_body">linux编程基础：</text:p>
      <text:p text:style-name="Text_20_body">要入门先看这个，Linux下C语言编程基础知识</text:p>
      <text:p text:style-name="Text_20_body">http://www.linuxsir.com/bbs/showthr...=&amp;threadid=1005</text:p>
      <text:p text:style-name="Text_20_body">Linux 下 C 语言编程</text:p>
      <text:p text:style-name="Text_20_body">http://www.linuxsir.org/bbs/showthr...=&amp;threadid=7192</text:p>
      <text:p text:style-name="Text_20_body">Linux下的C++编程</text:p>
      <text:p text:style-name="Text_20_body">http://www.linuxsir.org/bbs/showthr...6723#post276723</text:p>
      <text:p text:style-name="Text_20_body">linux下的应用程序开发</text:p>
      <text:p text:style-name="Text_20_body">http://www.lisoleg.net/lisoleg/applications/index.html</text:p>
      <text:p text:style-name="Text_20_body">参考书籍</text:p>
      <text:p text:style-name="Text_20_body">Linux程序员指南(The Linux Programmer's Guide)</text:p>
      <text:p text:style-name="Text_20_body">http://www.linuxhq.com/guides/LPG/lpg.html</text:p>
      <text:p text:style-name="Text_20_body">UNIX编程环境(The UNIX Programming Environment)</text:p>
      <text:p text:style-name="Text_20_body">http://www.iu.hio.no/~mark/unix/unix_toc.html</text:p>
      <text:p text:style-name="Text_20_body">UNIX编程的艺术(The Art of Unix Programming)</text:p>
      <text:p text:style-name="Text_20_body">http://www.catb.org/~esr/writings/taoup/html/</text:p>
      <text:p text:style-name="Text_20_body">进程与线程</text:p>
      <text:p text:style-name="Text_20_body">Linux下的多进程编程初步</text:p>
      <text:p text:style-name="Text_20_body">http://www.china-pub.com/computers/emook/0439/info.htm</text:p>
      <text:p text:style-name="Text_20_body">多进程编程</text:p>
      <text:p text:style-name="Text_20_body">http://www.linuxsir.org/bbs/showthr...&amp;threadid=44083</text:p>
      <text:p text:style-name="Text_20_body">Linux下的多进程编程</text:p>
      <text:p text:style-name="Text_20_body">http://www.linuxsir.com/bbs/showthr...&amp;threadid=48887</text:p>
      <text:p text:style-name="Text_20_body">进程的创建</text:p>
      <text:p text:style-name="Text_20_body">http://www.linuxsir.org/bbs/showthr...&amp;threadid=44078</text:p>
      <text:p text:style-name="Text_20_body">POSIX Threads Programming</text:p>
      <text:p text:style-name="Text_20_body">http://www.llnl.gov/computing/tutor...reads/MAIN.html</text:p>
      <text:p text:style-name="Text_20_body"><text:soft-page-break/>linux系统调用</text:p>
      <text:p text:style-name="Text_20_body">系统调用列表，编程必备</text:p>
      <text:p text:style-name="Text_20_body">http://www-900.ibm.com/developerWor.../appendix.shtml</text:p>
      <text:p text:style-name="Text_20_body">C语言库函数---unix常用系统调用---使用说明</text:p>
      <text:p text:style-name="Text_20_body">http://www.linuxsir.org/bbs/showthr...threadid=119136</text:p>
      <text:p text:style-name="Text_20_body">http://chinaunix.net/forum/viewtopic.php?t=72159</text:p>
      <text:p text:style-name="Text_20_body">FAQ列表</text:p>
      <text:p text:style-name="Text_20_body">UNIX Programming FAQ 中文版，很有参考价值</text:p>
      <text:p text:style-name="Text_20_body">http://www.linuxforum.net/books/upfaq/book1.htm</text:p>
      <text:p text:style-name="Text_20_body">UNIX Socket FAQ</text:p>
      <text:p text:style-name="Text_20_body">http://www.developerweb.net/sock-faq/</text:p>
      <text:p text:style-name="Text_20_body">编码规范</text:p>
      <text:p text:style-name="Text_20_body">Linux内核编程风格</text:p>
      <text:p text:style-name="Text_20_body">http://www.linuxsir.org/bbs/showthr...=&amp;postid=257594</text:p>
      <text:p text:style-name="Text_20_body">GNU编码标准</text:p>
      <text:p text:style-name="Text_20_body">http://www.linuxforum.net/forum/sho...op&amp;Number=29053</text:p>
      <text:p text:style-name="Text_20_body">可执行文件格式与库文件</text:p>
      <text:p text:style-name="Text_20_body">从程序员角度看ELF</text:p>
      <text:p text:style-name="Text_20_body">http://www.linuxsir.com/bbs/showthr...&amp;threadid=48381</text:p>
      <text:p text:style-name="Text_20_body">ELF可执行联接规范（英汉对照版)</text:p>
      <text:p text:style-name="Text_20_body">http://www.linuxaid.com.cn/articles...014528121.shtml</text:p>
      <text:p text:style-name="Text_20_body">Linux动态链接库高级应用</text:p>
      <text:p text:style-name="Text_20_body">http://www.linuxsir.com/bbs/showthr...&amp;threadid=18889</text:p>
      <text:p text:style-name="Text_20_body">链接器与加载器，非常重要的一本书(Linkers and Loaders )</text:p>
      <text:p text:style-name="Text_20_body">http://www.iecc.com/linker/</text:p>
      <text:p text:style-name="Text_20_body">终端与串口编程、设备文件</text:p>
      <text:p text:style-name="Text_20_body">UNIX下c语言的图形编程--curses.h 函式库</text:p>
      <text:p text:style-name="Text_20_body">http://www.fanqiang.com/a4/b2/20020626/060200258.html</text:p>
      <text:p text:style-name="Text_20_body">VT100控制码</text:p>
      <text:p text:style-name="Text_20_body"><text:soft-page-break/>http://www.linuxsir.com/bbs/showthr...&amp;threadid=43530</text:p>
      <text:p text:style-name="Text_20_body">Linux ioctl() Primer</text:p>
      <text:p text:style-name="Text_20_body">http://www.linuxsir.org/bbs/showthr...&amp;threadid=44268</text:p>
      <text:p text:style-name="Text_20_body">Linux Serial Programming How-to English version: http://www.sgmltools.org/HOWTO/Seri...g-HOWTO/t1.html</text:p>
      <text:p text:style-name="Text_20_body">Linux Serial Programming How-to 中文繁体版：http://www.linux.org.tw/CLDP/OLD/Se...ming-HOWTO.html</text:p>
      <text:p text:style-name="Text_20_body">linux中文化：</text:p>
      <text:p text:style-name="Text_20_body">UTF-8 and Unicode FAQ</text:p>
      <text:p text:style-name="Text_20_body">http://www.linuxforum.net/books/UTF-8-Unicode.html</text:p>
      <text:p text:style-name="Text_20_body">unicode 如何转换为ASCII？</text:p>
      <text:p text:style-name="Text_20_body">http://www.linuxforum.net/forum/gsh...=5&amp;o=all&amp;fpart=</text:p>
      <text:p text:style-name="Text_20_body">一个台湾的linux中文化站点</text:p>
      <text:p text:style-name="Text_20_body">http://xcin.linux.org.tw/i18n/</text:p>
      <text:p text:style-name="Text_20_body">UTF-8 and Unicode FAQ for Unix/Linux</text:p>
      <text:p text:style-name="Text_20_body">http://www.cl.cam.ac.uk/~mgk25/unicode.html</text:p>
      <text:p text:style-name="Text_20_body">Linux Unicode 编程</text:p>
      <text:p text:style-name="Text_20_body">http://www-900.ibm.com/developerWor...uni/index.shtml</text:p>
      <text:p text:style-name="Text_20_body">Linux 国际化本地化和中文化</text:p>
      <text:p text:style-name="Text_20_body">http://www.linuxforum.net/doc/i18n-new.html</text:p>
      <text:p text:style-name="Text_20_body">一些很好的编程资源连接：</text:p>
      <text:p text:style-name="Text_20_body">HPCVL编程资源连接</text:p>
      <text:p text:style-name="Text_20_body">http://www.hpcvl.org/faqs/prog_links.html</text:p>
      <text:p text:style-name="Text_20_body">Linux Programming Resources</text:p>
      <text:p text:style-name="Text_20_body">http://leapster.org/linoleum/</text:p>
      <text:p text:style-name="Text_20_body">一个综合的编程资源站点</text:p>
      <text:p text:style-name="Text_20_body">http://www.clipx.net/norton.php</text:p>
      <text:p text:style-name="Text_20_body">发表于 @2006年03月30日 12:17 AM| 评论 (0)</text:p>
      <text:p text:style-name="Text_20_body"><draw:frame draw:style-name="fr1" draw:name="图像2" text:anchor-type="as-char" svg:width="1.997cm" svg:height="0.998cm" draw:z-index="1"><draw:image xlink:href="http://img.anywalks.com/s/1/Uploads/article_remote01/2015/10/20/2262d6eefc41a9374e9cbc9c6f9928cb.gif" xlink:type="simple" xlink:show="embed" xlink:actuate="onLoad"/></draw:frame> Linux内核编码风格</text:p>
      <text:p text:style-name="Text_20_body">Linux内核编码风格</text:p>
      <text:p text:style-name="Text_20_body"><text:soft-page-break/>这篇简短的文章描述了Linux内核首选的编码风格。编码风格是很个人化的东西，我不会把自己的观点强加给任何人。但是，Linux内核的代码毕竟是我必须有能力维护的，因此我宁愿它的编码风格是我喜欢的。请至少考虑一下这一点。 </text:p>
      <text:p text:style-name="Text_20_body">首先，我建议打印一份《GNU编码标准》，不要阅读它。烧掉它，它不过是象征性的姿态。 </text:p>
      <text:p text:style-name="Text_20_body">然后，请看： </text:p>
      <text:p text:style-name="Text_20_body">第 1 章： 缩进 </text:p>
      <text:p text:style-name="Text_20_body">Tabs(制表符)是8个字符的大小，因此缩进也应该是8个字符的大小。有些叛逆主张试图把缩进变成4个(甚至是2个！)字符的长度，这就好象试图把PI(案，圆周率)定义成3是一样的。 </text:p>
      <text:p text:style-name="Text_20_body">依据：缩进背后的思想是:清楚地定义一个控制块从哪里开始，到哪里结束。尤其是在你连续不断的盯了20个小时的屏幕后，如果你有大尺寸的缩进。你将更容易发现缩进的好处。 </text:p>
      <text:p text:style-name="Text_20_body">现在，有些人说8个字符大小的缩进导致代码太偏右了，并且在一个80字符宽的终端屏幕上看着很不舒服。对这个问题的回答是：如果你有超过3个级别的缩进，你就有点犯糊涂了，应当修改你的程序。 </text:p>
      <text:p text:style-name="Text_20_body">简而言之，8个字符的缩进使程序更易读，而且当你把功能隐藏的太深时，多层次的缩进还会对此很直观的给出警告。要留心这种警告信息。 </text:p>
      <text:p text:style-name="Text_20_body">第 2 章： 放置花括号 </text:p>
      <text:p text:style-name="Text_20_body">C程序中另一个要主意的就是花括号的放置。与缩进尺寸不同的是，关于如何放置花括号没有技术上的理由。但是，首选的方法是象先知Brain Kernighan和Dennis Ritchie展现的那样：把左括号放在行尾，右括号放在行首。也就是： </text:p>
      <text:p text:style-name="Text_20_body">if (x is true) { </text:p>
      <text:p text:style-name="Text_20_body">we do y </text:p>
      <text:p text:style-name="Text_20_body">} </text:p>
      <text:p text:style-name="Text_20_body">然而，还有另外一种情况，就是函数：函数应当把左右括号都放在行首。也就是： </text:p>
      <text:p text:style-name="Text_20_body">int function(int x) </text:p>
      <text:p text:style-name="Text_20_body">{ </text:p>
      <text:p text:style-name="Text_20_body">body of function </text:p>
      <text:p text:style-name="Text_20_body">} </text:p>
      <text:p text:style-name="Text_20_body">叛逆的人们所在皆有。他们说，这样会导致…嗯，不一致性(案，指函数的花括号使用与其他情况不统一)。但是所有正确思考的人都知道：(1) K&amp;R是正确的；(2) K&amp;R还是正确的。 而且，函数与别任何东西都不一样(在C语言中你没法隐藏它)。 </text:p>
      <text:p text:style-name="Text_20_body">注意，右括号所在的行不应当有其它东西，除非跟随着一个条件判断。也就是do-while语句中的“while”和if-else语句中的“else”。象这样： </text:p>
      <text:p text:style-name="Text_20_body">do { </text:p>
      <text:p text:style-name="Text_20_body"><text:soft-page-break/>body of do-loop </text:p>
      <text:p text:style-name="Text_20_body">} while (condition); </text:p>
      <text:p text:style-name="Text_20_body">和： </text:p>
      <text:p text:style-name="Text_20_body">if (x == y) { </text:p>
      <text:p text:style-name="Text_20_body">.. </text:p>
      <text:p text:style-name="Text_20_body">} else if (x &gt; y) { </text:p>
      <text:p text:style-name="Text_20_body">... </text:p>
      <text:p text:style-name="Text_20_body">} else { </text:p>
      <text:p text:style-name="Text_20_body">.... </text:p>
      <text:p text:style-name="Text_20_body">} </text:p>
      <text:p text:style-name="Text_20_body">依据： K&amp;R。 </text:p>
      <text:p text:style-name="Text_20_body">而且，注意这种花括号的放置减少了空行的数目，并没损害可读性。因此，当屏幕上不可以有很多空行时(试想25行的终端屏幕)，你就有更多的空行来安插注释。 </text:p>
      <text:p text:style-name="Text_20_body">第 3 章： 命名 </text:p>
      <text:p text:style-name="Text_20_body">C是一门朴素的语言，你使用的命名也应该这样。与Modula-2和Pascal程序员不同，C程序员不使用诸如“ThisVariableIsATemporaryCounter”这样“聪明”的名字。C程序员应该叫它“tmp”，这写起来更简单，也不会更难懂。 </text:p>
      <text:p text:style-name="Text_20_body">然而，当面对复杂情况时就有些棘手，给全局变量取一个描述性的名字是必要的。把一个全局函数叫做“foo”是一种目光短浅的行为。 </text:p>
      <text:p text:style-name="Text_20_body">全局变量(只当你确实需要时才用)应该有描述性的名字，全局函数也一样。如果你有一个统计当前用户个数的函数，应当把它命名为“count_active_user()”或者简单点些的类似名称，不应该命名为“cntusr()”。 </text:p>
      <text:p text:style-name="Text_20_body">把函数类型写进函数名(即所谓的“匈牙利命名法”)简直就是大脑有问题──编译器总是知道函数的类型并且能加以检查，这种命名法只会弄糊涂程序员自己。怪不得微软总是制造充满bug的程序。 </text:p>
      <text:p text:style-name="Text_20_body">局部变量的名字应该尽量短，而且说到点子上。如果你有个普通的整型循环计数变量，应当命名为“i”。命名为“loop_counter”并不能带来任何成效，如果它不被误解的话(案，这里的言外之意是说，如果被误解就更惨了)。与此类似，“tmp”可以作为一个用来存储任何类型临时值的变量的名字。 </text:p>
      <text:p text:style-name="Text_20_body">如果你害怕弄混淆局部变量(s)的名字，你就面临着另一个问题，也叫作“函数增长荷尔蒙失调综合症”。请参考下一章。 </text:p>
      <text:p text:style-name="Text_20_body">第 4 章： 函数 </text:p>
      <text:p text:style-name="Text_20_body">函数应当短而精美，而且只做一件事。它们应当占满1或2个屏幕(就象我们知道的那样，ISO/ANSI的屏幕大小是80X24)，只做一件事并且把它做好。 </text:p>
      <text:p text:style-name="Text_20_body"><text:soft-page-break/>一个函数的最大长度与它的复杂度和缩进级别成反比。所以，如果如果你有一个概念上简单(案，“简单”是simple而不是easy)的函数，它恰恰包含着一个很长的case语句，这样你不得不为不同的情况准备不懂的处理，那么这样的长函数是没问题的。 </text:p>
      <text:p text:style-name="Text_20_body">然而，如果你有一个复杂的函数，你猜想一个并非天才的高一学生可能看不懂得这个函数，你就应当努力把它减缩得更接近前面提到的最大函数长度限制。可以使用一些辅助函数，给它们取描述性的名字(如果你认为这些辅助函数的调用是性能关键的，可以让编译器把它们内联进来，这比在单个函数内完成所有的事情通常要好些)。 </text:p>
      <text:p text:style-name="Text_20_body">对函数还存在另一个测量标准：局部变量的数目。这不该超过5到10个，否则你可能会弄错。应当重新考虑这个函数，把它分解成小片。人类的大脑一般能同时记住7个不同的东西，超过这个数目就会犯糊涂。或许你认为自己很聪明，那么请你理解一下从现在开始的2周时间你都做什么了。 </text:p>
      <text:p text:style-name="Text_20_body">第 5 章：注释 </text:p>
      <text:p text:style-name="Text_20_body">注释是有用的，但过量的注释则是有害的。不要试图在注释中解释你的代码是如何工作的：把代码是如何工作的视为一件显然的事情会更好些，而且，给糟糕的代码作注释则是在浪费时间。 </text:p>
      <text:p text:style-name="Text_20_body">通常，你愿意自己的注释说出代码是做什么的，而不是如何做。还有，尽量避免在函数体内作注释：如果函数很复杂，你很可能需要分开来注释，回头到第4章去看看吧。你可以给一段代码──漂亮的或丑陋的──作注释以引起注意或警告，但是不要过量。取而代之，应当把注释放在函数首部，告诉人们该函数作什么，而不是为什么这样做。 </text:p>
      <text:p text:style-name="Text_20_body">第 6 章：你把事情弄乱了 </text:p>
      <text:p text:style-name="Text_20_body">好吧，我们来看看。很可能有长期使用UNIX的人告诉过你，“GNU emacs”能自动为你格式化C程序源代码，你注意到这是真的，它确实能做到，但是缺省情况下它的用处远远小于期望值──键入无数的monkeys到GNU emacs中绝不可能造出好的程序。 </text:p>
      <text:p text:style-name="Text_20_body">因此，你可以或者删除GNU emacs，或者对它进行理智的配置。对于后者，可以把下面的行粘贴到你的.emacs文件中： </text:p>
      <text:p text:style-name="Text_20_body">(defun linux-c-mode () </text:p>
      <text:p text:style-name="Text_20_body">"C mode with adjusted defaults for use with the Linux kernel." </text:p>
      <text:p text:style-name="Text_20_body">(interactive) </text:p>
      <text:p text:style-name="Text_20_body">(c-mode) </text:p>
      <text:p text:style-name="Text_20_body">(c-set-style "K&amp;R") </text:p>
      <text:p text:style-name="Text_20_body">(setq c-basic-offset 8)) </text:p>
      <text:p text:style-name="Text_20_body">这将会定义一个把C代码弄成linux风格的命令。当hacking一个模块时，如果你把“-*- linux-c -*-”放到了最初的两行，这个模块将被自动调用。而且，如果你打算每当在/usr/src/linux下编辑源文件时就自动调用它，也许你会把下面的命令： </text:p>
      <text:p text:style-name="Text_20_body">(setq auto-mode-alist (cons '("/usr/src/linux.*/.*//.[ch]$" . linux-c-mode) </text:p>
      <text:p text:style-name="Text_20_body"><text:soft-page-break/>auto-mode-alist)) </text:p>
      <text:p text:style-name="Text_20_body">添加进你的.emacs文件。 </text:p>
      <text:p text:style-name="Text_20_body">但是，即使你没能让emacs正确做到格式化，也并非将就此一无所有：还有“indent”程序呢。 </text:p>
      <text:p text:style-name="Text_20_body">嗯，再提醒一下，GNU indent跟GNU emacs有同样的毛病，这就需要你给它一些命令行选项。然而，这不是很糟糕的事，因为即使是GNU indent也承认K&amp;R的权威性(GNU的人不是魔鬼，他们只是在这里太过严格了，以致于误导人)，所以你可以只需给indent这样的选项：“-kr -i8”(表示“K&amp;R风格，8个字符的缩进”)。 </text:p>
      <text:p text:style-name="Text_20_body">“indent”程序有很多选项，特别是当为重排过的程序作注释的时候，你需要看一下它的手册。记住：“indent”可不是修正糟糕程序的万能钥匙。 </text:p>
      <text:p text:style-name="Text_20_body">第 7 章： 配置文件(configuration-files) </text:p>
      <text:p text:style-name="Text_20_body">对配置选项来说(arch/xxx/config.in和所有的Config.in文件)，使用不同的缩进风格。 </text:p>
      <text:p text:style-name="Text_20_body">若代码中的缩进级别为3，配置选项就应该为2,这样可以暗示出依赖关系。后者只是用于bool/tristate(即二态/三态)的选项。对其它情况用常识就行了。举例来说： </text:p>
      <text:p text:style-name="Text_20_body">if [ "$CONFIG_EXPERIMENTAL" = "y" ]; then </text:p>
      <text:p text:style-name="Text_20_body">tristate 'Apply nitroglycerine inside the keyboard (DANGEROUS)' CONFIG_BOOM </text:p>
      <text:p text:style-name="Text_20_body">if [ "$CONFIG_BOOM" != "n" ]; then </text:p>
      <text:p text:style-name="Text_20_body">bool '  Output nice messages when you explode' CONFIG_CHEER </text:p>
      <text:p text:style-name="Text_20_body">fi </text:p>
      <text:p text:style-name="Text_20_body">fi </text:p>
      <text:p text:style-name="Text_20_body">通常CONFIG_EXPERIMENTAL应当在所有不稳定的选项的周围出现。所有已知会破坏数据的选项(如文件系统的实验性的写支持功能)应当被标记为(DANGEROUS)，其他实验性的选项应当被标记为(EXPERIMENTAL)。 </text:p>
      <text:p text:style-name="Text_20_body">第 8 章： 数据结构 </text:p>
      <text:p text:style-name="Text_20_body">假如数据结构在其被创建/销毁的线程环境(案：这里说的线程是一个执行实体，可能是进程、内核线程或其它)之外还具有可见性，那么他们都该有引用计数。 在内核中没有垃圾收集机制(而且内核之外的垃圾收集也是缓慢而低效的)，这意味着你绝对应该为每一次使用进行引用计数。 </text:p>
      <text:p text:style-name="Text_20_body">引用计数意味着你可以避开锁，还能允许多个线程并行访问该数据结构──而且不用担心仅仅因为访问数据结构的线程睡眠了一会儿或者干别的去了，它们就会消失。 </text:p>
      <text:p text:style-name="Text_20_body">注意，锁不是引用计数的替代品。锁是用来保持数据结构的一致性的，而引用计数是一种内存管理技术。通常二者都需要，而且不会彼此混淆。 </text:p>
      <text:p text:style-name="Text_20_body"><text:soft-page-break/>确实有许多数据结构可以有两个级别的引用计数，当使用者具有不同的“等级”(classes)时就是这样。子等级(subclass)记录了处于该等级的使用者个数，而且当它减到零的时候就把总体计数(global count)减一。 </text:p>
      <text:p text:style-name="Text_20_body">这种“多级引用计数”(multi-reference-counting)的一个实例可以在内存管理子系统("struct mm_struct":mm_users和mm_count)中找到，也可以在文件系统的代码中("struct super_block":s_count和s_active)找到。 </text:p>
      <text:p text:style-name="Text_20_body">记住：如果另一个线程能找到你的数据结构，而你有没对它做引用计数，那几乎可以肯定：这是一个bug。</text:p>
      <text:p text:style-name="Text_20_body">发表于 @2006年03月30日 12:16 AM| 评论 (0)</text:p>
      <text:p text:style-name="Text_20_body"><draw:frame draw:style-name="fr1" draw:name="图像3" text:anchor-type="as-char" svg:width="1.997cm" svg:height="0.998cm" draw:z-index="2"><draw:image xlink:href="http://img.anywalks.com/s/1/Uploads/article_remote01/2015/10/20/2262d6eefc41a9374e9cbc9c6f9928cb.gif" xlink:type="simple" xlink:show="embed" xlink:actuate="onLoad"/></draw:frame> 理解复杂的C/C++声明</text:p>
      <text:p text:style-name="Text_20_body">曾经碰到过让你迷惑不解、类似于int * (* (*fp1) (int) ) [10];这样的变量声明吗？本文将由易到难，一步一步教会你如何理解这种复杂的C/C++声明。</text:p>
      <text:p text:style-name="Text_20_body">我们将从每天都能碰到的较简单的声明入手，然后逐步加入const修饰符和typedef，还有函数指针，最后介绍一个能够让你准确地理解任何C/C++声明的“右左法则”。</text:p>
      <text:p text:style-name="Text_20_body">需要强调一下的是，复杂的C/C++声明并不是好的编程风格；我这里仅仅是教你如何去理解这些声明。注意：为了保证能够在同一行上显示代码和相关注释，本文最好在至少1024x768分辨率的显示器上阅读。</text:p>
      <text:p text:style-name="Text_20_body">基础</text:p>
      <text:p text:style-name="Text_20_body">让我们从一个非常简单的例子开始，如下：</text:p>
      <text:p text:style-name="Text_20_body">这个应该被理解为“declare n as an int”（n是一个int型的变量）。</text:p>
      <text:p text:style-name="Text_20_body">接下去来看一下指针变量，如下：</text:p>
      <text:p text:style-name="Text_20_body">这个应该被理解为“declare p as an int *”（p是一个int *型的变量），或者说p是一个指向一个int型变量的指针。我想在这里展开讨论一下：我觉得在声明一个指针（或引用）类型的变量时，最好将*（或&amp;）写在紧靠变量之前，而不是紧跟基本类型之后。这样可以避免一些理解上的误区，比如：</text:p>
      <text:p text:style-name="Text_20_body">第一眼看去，好像是p和q都是int*类型的，但事实上，只有p是一个指针，而q是一个最简单的int型变量。</text:p>
      <text:p text:style-name="Text_20_body">我们还是继续我们前面的话题，再来看一个指针的指针的例子：</text:p>
      <text:p text:style-name="Text_20_body">理论上，对于指针的级数没有限制，你可以定义一个浮点类型变量的指针的指针的指针的指针...</text:p>
      <text:p text:style-name="Text_20_body">再来看如下的声明：</text:p>
      <text:p text:style-name="Text_20_body">int RollNum[30][4];</text:p>
      <text:p text:style-name="Text_20_body">int (*p)[4]=RollNum;</text:p>
      <text:p text:style-name="Text_20_body"><text:soft-page-break/>int *q[5];</text:p>
      <text:p text:style-name="Text_20_body">这里，p被声明为一个指向一个4元素（int类型）数组的指针，而q被声明为一个包含5个元素（int类型的指针）的数组。</text:p>
      <text:p text:style-name="Text_20_body">另外，我们还可以在同一个声明中混合实用*和&amp;，如下：</text:p>
      <text:p text:style-name="Text_20_body">int **p1;  //  p1 is a pointer  ;  to a pointer   to an int.</text:p>
      <text:p text:style-name="Text_20_body">int *&amp;p2;  //  p2 is a reference to a pointer   to an int.</text:p>
      <text:p text:style-name="Text_20_body">int &amp;*p3;  //  ERROR: Pointer    to a reference is illegal.</text:p>
      <text:p text:style-name="Text_20_body">int &amp;&amp;p4;  //  ERROR: Reference  to a reference is illegal.</text:p>
      <text:p text:style-name="Text_20_body">注：p1是一个int类型的指针的指针；p2是一个int类型的指针的引用；p3是一个int类型引用的指针（不合法！）；p4是一个int类型引用的引用（不合法！）。</text:p>
      <text:p text:style-name="Text_20_body">const修饰符</text:p>
      <text:p text:style-name="Text_20_body">当你想阻止一个变量被改变，可能会用到const关键字。在你给一个变量加上const修饰符的同时，通常需要对它进行初始化，因为以后的任何时候你将没有机会再去改变它。例如：</text:p>
      <text:p text:style-name="Text_20_body">const int n=5;</text:p>
      <text:p text:style-name="Text_20_body">int const m=10;</text:p>
      <text:p text:style-name="Text_20_body">上述两个变量n和m其实是同一种类型的——都是const int（整形恒量）。因为C++标准规定，const关键字放在类型或变量名之前等价的。我个人更喜欢第一种声明方式，因为它更突出了const修饰符的作用。</text:p>
      <text:p text:style-name="Text_20_body">当const与指针一起使用时，容易让人感到迷惑。例如，我们来看一下下面的p和q的声明：</text:p>
      <text:p text:style-name="Text_20_body">const int *p;</text:p>
      <text:p text:style-name="Text_20_body">int const *q;</text:p>
      <text:p text:style-name="Text_20_body">他们当中哪一个代表const int类型的指针（const直接修饰int），哪一个代表int类型的const指针（const直接修饰指针）？实际上，p和q都被声明为const int类型的指针。而int类型的const指针应该这样声明：</text:p>
      <text:p text:style-name="Text_20_body">int * const r= &amp;n; // n has been declared as an int</text:p>
      <text:p text:style-name="Text_20_body">这里，p和q都是指向const int类型的指针，也就是说，你在以后的程序里不能改变*p的值。而r是一个const指针，它在声明的时候被初始化指向变量n（即r=&amp;n;）之后，r的值将不再允许被改变（但*r的值可以改变）。</text:p>
      <text:p text:style-name="Text_20_body">组合上述两种const修饰的情况，我们来声明一个指向const int类型的const指针，如下：</text:p>
      <text:p text:style-name="Text_20_body">const int * const p=&amp;n // n has been declared as const int</text:p>
      <text:p text:style-name="Text_20_body"><text:soft-page-break/>下面给出的一些关于const的声明，将帮助你彻底理清const的用法。不过请注意，下面的一些声明是不能被编译通过的，因为他们需要在声明的同时进行初始化。为了简洁起见，我忽略了初始化部分；因为加入初始化代码的话，下面每个声明都将增加两行代码。</text:p>
      <text:p text:style-name="Text_20_body">char ** p1;                    //        pointer to       pointer to       char</text:p>
      <text:p text:style-name="Text_20_body">const char **p2;               //        pointer to       pointer to const char</text:p>
      <text:p text:style-name="Text_20_body">char * const * p3;             //        pointer to const pointer to       char</text:p>
      <text:p text:style-name="Text_20_body">const char * const * p4;       //        pointer to const pointer to const char</text:p>
      <text:p text:style-name="Text_20_body">char ** const p5;              //  const pointer to       pointer to       char</text:p>
      <text:p text:style-name="Text_20_body">const char ** const p6;        //  const pointer to       pointer to const char</text:p>
      <text:p text:style-name="Text_20_body">char * const * const p7;       //  const pointer to const pointer to       char</text:p>
      <text:p text:style-name="Text_20_body">const char * const * const p8; //  const pointer to const pointer to const char</text:p>
      <text:p text:style-name="Text_20_body">注：p1是指向char类型的指针的指针；p2是指向const char类型的指针的指针；p3是指向char类型的const指针；p4是指向const char类型的const指</text:p>
      <text:p text:style-name="Text_20_body">针；p5是指向char类型的指针的const指针；p6是指向const char类型的指针的const指针；p7是指向char类型const指针的const指针；p8是指向const char类型的const指针的const指针。</text:p>
      <text:p text:style-name="Text_20_body">typedef的妙用</text:p>
      <text:p text:style-name="Text_20_body">typedef给你一种方式来克服“*只适合于变量而不适合于类型”的弊端。你可以如下使用typedef：</text:p>
      <text:p text:style-name="Text_20_body">typedef char * PCHAR;</text:p>
      <text:p text:style-name="Text_20_body">PCHAR p,q;</text:p>
      <text:p text:style-name="Text_20_body">这里的p和q都被声明为指针。（如果不使用typedef，q将被声明为一个char变量，这跟我们的第一眼感觉不太一致！）下面有一些使用typedef的声明，并且给出了解释：</text:p>
      <text:p text:style-name="Text_20_body">typedef char * a;  // a is a pointer to a char</text:p>
      <text:p text:style-name="Text_20_body">typedef a b();     // b is a function that returns// a pointer to a char</text:p>
      <text:p text:style-name="Text_20_body">typedef b *c;      // c is a pointer to a function// that returns a pointer to a char</text:p>
      <text:p text:style-name="Text_20_body">typedef c d();     // d is a function returning</text:p>
      <text:p text:style-name="Text_20_body">// a pointer to a function</text:p>
      <text:p text:style-name="Text_20_body">// that returns a pointer to a char</text:p>
      <text:p text:style-name="Text_20_body">typedef d *e;      // e is a pointer to a function</text:p>
      <text:p text:style-name="Text_20_body">// returning  a pointer to a </text:p>
      <text:p text:style-name="Text_20_body">// function that returns a </text:p>
      <text:p text:style-name="Text_20_body">// pointer to a char</text:p>
      <text:p text:style-name="Text_20_body"><text:soft-page-break/>e var[10];         // var is an array of 10 pointers to</text:p>
      <text:p text:style-name="Text_20_body">// functions returning pointers to </text:p>
      <text:p text:style-name="Text_20_body">// functions returning pointers to chars.</text:p>
      <text:p text:style-name="Text_20_body">typedef经常用在一个结构声明之前，如下。这样，当创建结构变量的时候，允许你不使用关键字struct（在C中，创建结构变量时要求使用struct关键字，如struct tagPOINT a；而在C++中，struct可以忽略，如tagPOINT b）。</text:p>
      <text:p text:style-name="Text_20_body">typedef struct tagPOINT</text:p>
      <text:p text:style-name="Text_20_body">{</text:p>
      <text:p text:style-name="Text_20_body">int x;</text:p>
      <text:p text:style-name="Text_20_body">int y;</text:p>
      <text:p text:style-name="Text_20_body">}POINT;</text:p>
      <text:p text:style-name="Text_20_body">POINT p; /* Valid C code */</text:p>
      <text:p text:style-name="Text_20_body">函数指针</text:p>
      <text:p text:style-name="Text_20_body">函数指针可能是最容易引起理解上的困惑的声明。函数指针在DOS时代写TSR程序时用得最多；在Win32和X-Windows时代，他们被用在需要回调</text:p>
      <text:p text:style-name="Text_20_body">函数的场合。当然，还有其它很多地方需要用到函数指针：虚函数表，STL中的一些模板，Win NT/2K/XP系统服务等。让我们来看一个函数指针的简单例子：</text:p>
      <text:p text:style-name="Text_20_body">这里p被声明为一个函数指针，这个函数带一个char类型的参数，并且有一个int类型的返回值。另外，带有两个float类型参数、返回值是char类型的指针的指针的函数指针可以声明如下：</text:p>
      <text:p text:style-name="Text_20_body">char ** (*p)(float, float);</text:p>
      <text:p text:style-name="Text_20_body">那么，带两个char类型的const指针参数、无返回值的函数指针又该如何声明呢？参考如下：</text:p>
      <text:p text:style-name="Text_20_body">void * (*a[5])(char * const, char * const);</text:p>
      <text:p text:style-name="Text_20_body">“右左法则”[重要！！！]</text:p>
      <text:p text:style-name="Text_20_body">The right-left rule: Start reading the declaration from the innermost parentheses, go right, and then go left. When you encounter parentheses, the direction should be reversed. Once everything in the parentheses has been parsed, jump out of it. Continue till the whole declaration has been parsed.</text:p>
      <text:p text:style-name="Text_20_body">这是一个简单的法则，但能让你准确理解所有的声明。这个法则运用如下：从最内部的括号开始阅读声明，向右看，然后向左看。当你碰到一个括号时就调转阅读的方向。括号内的所有内容都分析完毕就跳出括号的范围。这样继续，直到整个声明都被分析完毕。</text:p>
      <text:p text:style-name="Text_20_body">对上述“右左法则”做一个小小的修正：当你第一次开始阅读声明的时候，你必须从变量名开始，而不是从最内部的括号。</text:p>
      <text:p text:style-name="Text_20_body">下面结合例子来演示一下“右左法则”的使用。</text:p>
      <text:p text:style-name="Text_20_body"><text:soft-page-break/>int * (* (*fp1) (int) ) [10];</text:p>
      <text:p text:style-name="Text_20_body">阅读步骤：</text:p>
      <text:p text:style-name="Text_20_body">1. 从变量名开始 -------------------------------------------- fp1</text:p>
      <text:p text:style-name="Text_20_body">2. 往右看，什么也没有，碰到了)，因此往左看，碰到一个* ------ 一个指针</text:p>
      <text:p text:style-name="Text_20_body">3. 跳出括号，碰到了(int) ----------------------------------- 一个带一个int参数的函数</text:p>
      <text:p text:style-name="Text_20_body">4. 向左看，发现一个* --------------------------------------- （函数）返回一个指针</text:p>
      <text:p text:style-name="Text_20_body">5. 跳出括号，向右看，碰到[10] ------------------------------ 一个10元素的数组</text:p>
      <text:p text:style-name="Text_20_body">6. 向左看，发现一个* --------------------------------------- 指针</text:p>
      <text:p text:style-name="Text_20_body">7. 向左看，发现int ----------------------------------------- int类型</text:p>
      <text:p text:style-name="Text_20_body">总结：fp1被声明成为一个函数的指针的指针的数组，这个数组有10个元素，函数的原型为带一个int类型的参数，返回值为一个指针？</text:p>
      <text:p text:style-name="Text_20_body">再来看一个例子：</text:p>
      <text:p text:style-name="Text_20_body">int *( *( *arr[5])())();</text:p>
      <text:p text:style-name="Text_20_body">阅读步骤：</text:p>
      <text:p text:style-name="Text_20_body">1. 从变量名开始 --------</text:p>
      <text:p text:style-name="Text_20_body">------------------------------------ arr</text:p>
      <text:p text:style-name="Text_20_body">2. 往右看，发现是一个数组 ---------------------------------- 一个5元素的数组</text:p>
      <text:p text:style-name="Text_20_body">3. 向左看，发现一个* --------------------------------------- 指针</text:p>
      <text:p text:style-name="Text_20_body">4. 跳出括号，向右看，发现() -------------------------------- 不带参数的函数</text:p>
      <text:p text:style-name="Text_20_body">5. 向左看，碰到* ------------------------------------------- （函数）返回一个指针</text:p>
      <text:p text:style-name="Text_20_body">6. 跳出括号，向右发现() ------------------------------------ 不带参数的函数</text:p>
      <text:p text:style-name="Text_20_body">7. 向左，发现* --------------------------------------------- （函数）返回一个指针</text:p>
      <text:p text:style-name="Text_20_body">8. 继续向左，发现int --------------------------------------- int类型</text:p>
      <text:p text:style-name="Text_20_body">总结：</text:p>
      <text:p text:style-name="Text_20_body">还有更多的例子：</text:p>
      <text:p text:style-name="Text_20_body">float ( * ( *b()) [] )();              // b is a function that returns a </text:p>
      <text:p text:style-name="Text_20_body">// pointer to an array of pointers</text:p>
      <text:p text:style-name="Text_20_body">// to functions returning floats.</text:p>
      <text:p text:style-name="Text_20_body">void * ( *c) ( char, int (*)());       // c is a pointer to a function that takes</text:p>
      <text:p text:style-name="Text_20_body"><text:soft-page-break/>// two parameters:</text:p>
      <text:p text:style-name="Text_20_body">//     a char and a pointer to a</text:p>
      <text:p text:style-name="Text_20_body">//     function that takes no</text:p>
      <text:p text:style-name="Text_20_body">//     parameters and returns</text:p>
      <text:p text:style-name="Text_20_body">//     an int</text:p>
      <text:p text:style-name="Text_20_body">// and returns a pointer to void.</text:p>
      <text:p text:style-name="Text_20_body">void ** (*d) (int &amp;,</text:p>
      <text:p text:style-name="Text_20_body">char **(*)(char *, char **));        // d is a pointer to a function that takes</text:p>
      <text:p text:style-name="Text_20_body">// two parameters:</text:p>
      <text:p text:style-name="Text_20_body">//     a reference to an int and a pointer</text:p>
      <text:p text:style-name="Text_20_body">//     to a function that takes two parameters:</text:p>
      <text:p text:style-name="Text_20_body">//        a pointer to a char and a pointer</text:p>
      <text:p text:style-name="Text_20_body">//        to a pointer to a char</text:p>
      <text:p text:style-name="Text_20_body">//     and returns a pointer to a pointer </text:p>
      <text:p text:style-name="Text_20_body">//     to a char</text:p>
      <text:p text:style-name="Text_20_body">// and returns a pointer to a pointer to void</text:p>
      <text:p text:style-name="Text_20_body">float ( * ( * e[10])</text:p>
      <text:p text:style-name="Text_20_body">(int &amp;) ) [5];                    // e is an array of 10 pointers to </text:p>
      <text:p text:style-name="Text_20_body">// functions that take a single</text:p>
      <text:p text:style-name="Text_20_body">// reference to an int as an argument </text:p>
      <text:p text:style-name="Text_20_body">// and return pointers to</text:p>
      <text:p text:style-name="Text_20_body">// an array of 5 floats.</text:p>
      <text:p text:style-name="Text_20_body">发表于 @2006年03月30日 12:01 AM| 评论 (0)</text:p>
      <text:p text:style-name="Text_20_body"><draw:frame draw:style-name="fr1" draw:name="图像4" text:anchor-type="as-char" svg:width="1.997cm" svg:height="0.998cm" draw:z-index="3"><draw:image xlink:href="http://img.anywalks.com/s/1/Uploads/article_remote01/2015/10/20/2262d6eefc41a9374e9cbc9c6f9928cb.gif" xlink:type="simple" xlink:show="embed" xlink:actuate="onLoad"/></draw:frame> 看一个标准的库函数是怎么写的</text:p>
      <text:p text:style-name="Text_20_body">char * strcpy( char *strDest, const char *strSrc )</text:p>
      <text:p text:style-name="Text_20_body">{</text:p>
      <text:p text:style-name="Text_20_body">assert( (strDest != NULL) &amp;&amp; (strSrc != NULL) );</text:p>
      <text:p text:style-name="Text_20_body">char *address = strDest;  </text:p>
      <text:p text:style-name="Text_20_body">while( (*strDest++ = * strSrc++) != ‘/0’ )</text:p>
      <text:p text:style-name="Text_20_body">;</text:p>
      <text:p text:style-name="Text_20_body"><text:soft-page-break/>return address;</text:p>
      <text:p text:style-name="Text_20_body">}</text:p>
      <text:p text:style-name="Text_20_body">注意的地方：</text:p>
      <text:p text:style-name="Text_20_body">1，const char *strSrc  因为strSrc是输入参数，不能被修改。</text:p>
      <text:p text:style-name="Text_20_body">2，assert的使用。头文件加上include&lt;assert.h&gt;。对源地址和目的地址加非0断言，加强程序的健壮性。如果strDest 或者strSrc为空指针，那么系统会提示：Assertion failed，并指出出错位置。</text:p>
      <text:p text:style-name="Text_20_body">3，用了一个变量address。是为了实现链式操作，将目的地址返回。比如strcpy( s,strcpy(t,a) );把a的内容复制给t，再把t的内容复制给s。</text:p>
      <text:p text:style-name="Text_20_body">4，while( (*strDest++ = * strSrc++) != ‘/0’ )。根据优先级，先把strSrc所指内存的值赋值到strDest所指的内存中，然后strSrc指向下一块内存，strDest也一样。直到遇到'/0'为止。此时，*strDest和*strSrc的值都为'/0'。</text:p>
      <text:p text:style-name="Text_20_body">我自己写了一个程序，用来验证这个函数。但却犯了一个错误。后来看了一下自己以前的笔记才发现错误的原因。贴出来，看你能看到错误在哪里吗？</text:p>
      <text:p text:style-name="Text_20_body">#include&lt;stdio.h&gt;</text:p>
      <text:p text:style-name="Text_20_body">#include&lt;assert.h&gt;</text:p>
      <text:p text:style-name="Text_20_body">char *strcopy(char *strDest, const char *strSrc);</text:p>
      <text:p text:style-name="Text_20_body">main()</text:p>
      <text:p text:style-name="Text_20_body">{</text:p>
      <text:p text:style-name="Text_20_body">char *s = "moonbingbing";</text:p>
      <text:p text:style-name="Text_20_body">char *t = "wenming";</text:p>
      <text:p text:style-name="Text_20_body">strcopy(s,t);</text:p>
      <text:p text:style-name="Text_20_body">printf("%s/n%s/n",s,t);</text:p>
      <text:p text:style-name="Text_20_body">return 0;</text:p>
      <text:p text:style-name="Text_20_body">}</text:p>
      <text:p text:style-name="Text_20_body">char *strcopy(char *strDest, const char *strSrc)</text:p>
      <text:p text:style-name="Text_20_body">{</text:p>
      <text:p text:style-name="Text_20_body">assert( (strDest != NULL) &amp;&amp; (strSrc != NULL) );</text:p>
      <text:p text:style-name="Text_20_body">char *address = strDest;  </text:p>
      <text:p text:style-name="Text_20_body">while( (*strDest++ = * strSrc++) != '/0' )</text:p>
      <text:p text:style-name="Text_20_body">;</text:p>
      <text:p text:style-name="Text_20_body">return address;</text:p>
      <text:p text:style-name="Text_20_body"><text:soft-page-break/>}</text:p>
      <text:p text:style-name="Text_20_body">错就错在char *s = "moonbingbing";char *t = "wenming";</text:p>
      <text:p text:style-name="Text_20_body">因为在ANSI C中，指针p 指向的字符串是当作常量来处理的。如果你的编译器是tc2.0 ,tc++3.0 ,wintc，那么编译器不会报错。从这个程序可以看出，写一个程序不难，但写好就容易了。这些库函数都是高手们写的，要考虑健壮性，安全性，扩展性。这就是高手和和一般人的区别了。</text:p>
      <text:p text:style-name="Text_20_body">这些东西在林锐的书上见过，有一段时间没温习c语言了。看一遍就有一些新的收获，温故而知新啊。所以记下来，别再忘了。</text:p>
      <text:p text:style-name="Text_20_body">发表于 @2006年03月29日 11:53 PM| 评论 (0)</text:p>
      <text:p text:style-name="Text_20_body"><draw:frame draw:style-name="fr1" draw:name="图像5" text:anchor-type="as-char" svg:width="1.997cm" svg:height="0.998cm" draw:z-index="4"><draw:image xlink:href="http://img.anywalks.com/s/1/Uploads/article_remote01/2015/10/20/c3a9bce9c21895cd0eef557e391fe5f4.gif" xlink:type="simple" xlink:show="embed" xlink:actuate="onLoad"/></draw:frame> 探讨scanf函数</text:p>
      <text:p text:style-name="Text_20_body">scanf函数我曾经在这个函数上犯过不少错误，也看到别人犯过的错误，记下来，提醒自己不要重蹈覆辙了。如果对你有用，那就更好了：）如果你发现文章中有错误，欢迎你不吝赐教。希望和大家一起学习。</text:p>
      <text:p text:style-name="Text_20_body">有关详细的scanf函数解释，大家可以去看看《C程序设计语言》（K&amp;C)和《C语言大全》（后面我把其中scanf的部分贴了出来）。</text:p>
      <text:p text:style-name="Text_20_body">曾经错的几个地方：（xpsp2，vc6.0环境下）</text:p>
      <text:p text:style-name="Text_20_body"><text:span text:style-name="Strong_20_Emphasis">1.空白符问题</text:span></text:p>
      <text:p text:style-name="Text_20_body">#include&lt;stdio.h&gt;</text:p>
      <text:p text:style-name="Text_20_body">main()</text:p>
      <text:p text:style-name="Text_20_body">{   </text:p>
      <text:p text:style-name="Text_20_body">int a;</text:p>
      <text:p text:style-name="Text_20_body">printf("input the data/n");</text:p>
      <text:p text:style-name="Text_20_body">scanf("%d/n",&amp;a);//这里多了一个回车符/n</text:p>
      <text:p text:style-name="Text_20_body">printf("%d",a);</text:p>
      <text:p text:style-name="Text_20_body">return 0;</text:p>
      <text:p text:style-name="Text_20_body">}</text:p>
      <text:p text:style-name="Text_20_body">结果要输入两个数程序才结束，而不是预期的一个。why？</text:p>
      <text:p text:style-name="Text_20_body"><text:span text:style-name="Strong_20_Emphasis">原因</text:span>：用空白符结尾时，scanf会跳过空白符去读下一个字符，所以你必须再输入一个数。这里的空白符包括空格，制表符，换行符，回车符和换页符。所以如果你用scanf("%d  ",&amp;a)也会出现同样的问题。</text:p>
      <text:p text:style-name="Text_20_body"><text:span text:style-name="Strong_20_Emphasis">解决方法</text:span>：这种错误大多是输入的时候不小心，多注意一点就好了。这种问题也不好检查，编译没有问题，一个空格也不容易看出来。当你的程序出现上面的问题时，自己对照检查一下就可以了。</text:p>
      <text:p text:style-name="Text_20_body"><text:span text:style-name="Strong_20_Emphasis">2.缓冲区问题</text:span></text:p>
      <text:p text:style-name="Text_20_body"><text:soft-page-break/>这是一个非常容易错的地方，我就错过多次。</text:p>
      <text:p text:style-name="Text_20_body">#include &lt;stdio.h&gt;</text:p>
      <text:p text:style-name="Text_20_body">main()</text:p>
      <text:p text:style-name="Text_20_body">{</text:p>
      <text:p text:style-name="Text_20_body">int n = 5;</text:p>
      <text:p text:style-name="Text_20_body">char c[n];</text:p>
      <text:p text:style-name="Text_20_body">for(int i = 0; i &lt; n; i++)</text:p>
      <text:p text:style-name="Text_20_body">c[i] = scanf("%c",&amp;c[i]); </text:p>
      <text:p text:style-name="Text_20_body">printf(c);</text:p>
      <text:p text:style-name="Text_20_body">return 0;</text:p>
      <text:p text:style-name="Text_20_body">}</text:p>
      <text:p text:style-name="Text_20_body">如果输入:</text:p>
      <text:p text:style-name="Text_20_body">a</text:p>
      <text:p text:style-name="Text_20_body">b</text:p>
      <text:p text:style-name="Text_20_body">c</text:p>
      <text:p text:style-name="Text_20_body">那么循环就会“提前”结束了.</text:p>
      <text:p text:style-name="Text_20_body"><text:span text:style-name="Strong_20_Emphasis">原因</text:span>：输入a和第一个回车后，a和这个回车符都留在缓冲区中。第一个scanf读取了a，但是输入缓冲区里面还留有一个/n，第二个scanf读取这个/n。然后输入b和第二个回车，同样的，第三个scanf读取了b，第四个scanf读取了第二个回车符。第五个读取了c。所以五个scanf都执行了，并没有提前结束。只不过有的scanf读取到了回车符而已。</text:p>
      <text:p text:style-name="Text_20_body"><text:span text:style-name="Strong_20_Emphasis">解决方法</text:span>：把程序改成这样就可以了：</text:p>
      <text:p text:style-name="Text_20_body">for( i = 0; i &lt; n; i++){</text:p>
      <text:p text:style-name="Text_20_body">scanf("%c",&amp;c[i]);</text:p>
      <text:p text:style-name="Text_20_body">fflush(stdin);//刷新缓冲区</text:p>
      <text:p text:style-name="Text_20_body">}</text:p>
      <text:p text:style-name="Text_20_body">或者不用scanf，而用gets（）函数，如：</text:p>
      <text:p text:style-name="Text_20_body">#include&lt;stdio.h&gt;</text:p>
      <text:p text:style-name="Text_20_body">main()</text:p>
      <text:p text:style-name="Text_20_body">{   </text:p>
      <text:p text:style-name="Text_20_body">char c[5];</text:p>
      <text:p text:style-name="Text_20_body">gets(c);</text:p>
      <text:p text:style-name="Text_20_body"><text:soft-page-break/>printf(c);</text:p>
      <text:p text:style-name="Text_20_body">return 0;</text:p>
      <text:p text:style-name="Text_20_body">}</text:p>
      <text:p text:style-name="Text_20_body">但要注意：这个函数自动把你最后敲的回车转换为字符'/0'。如果你的输入超过了数组的大小，那么就会产生错误。</text:p>
      <text:p text:style-name="Text_20_body"><text:span text:style-name="Strong_20_Emphasis">3.scanf()函数的参数输入类型不匹配问题</text:span></text:p>
      <text:p text:style-name="Text_20_body">这是我在csdn论坛上见到的问题，这个错误有时候会让人莫名其妙。</text:p>
      <text:p text:style-name="Text_20_body">#include&lt;stdio.h&gt;</text:p>
      <text:p text:style-name="Text_20_body">main()</text:p>
      <text:p text:style-name="Text_20_body">{</text:p>
      <text:p text:style-name="Text_20_body">int a=123;</text:p>
      <text:p text:style-name="Text_20_body">char c='t';</text:p>
      <text:p text:style-name="Text_20_body">printf("input/n");</text:p>
      <text:p text:style-name="Text_20_body">scanf("%d%c",&amp;a,&amp;c);</text:p>
      <text:p text:style-name="Text_20_body">scanf("%d%c",&amp;a,&amp;c);</text:p>
      <text:p text:style-name="Text_20_body">scanf("%d%c",&amp;a,&amp;c);</text:p>
      <text:p text:style-name="Text_20_body">printf("%d/n%c/n",a,c);</text:p>
      <text:p text:style-name="Text_20_body">return 0;</text:p>
      <text:p text:style-name="Text_20_body">}</text:p>
      <text:p text:style-name="Text_20_body">当输入a 回车 后，会直接跳过下面２个scanf语句，直接输出为</text:p>
      <text:p text:style-name="Text_20_body">123</text:p>
      <text:p text:style-name="Text_20_body">t</text:p>
      <text:p text:style-name="Text_20_body"><text:span text:style-name="Strong_20_Emphasis">原因</text:span>：对于scanf("%d%c",&amp;a,&amp;c)，scanf语句执行时，首先试图从缓冲区中读入一个%d类型的数据，如果和第一个参数匹配，则继续从缓冲区中读取数据和第二个参数进行匹配，依次进行下去，直到匹配完所有的参数；如果其中有一个参数不匹配，那就从这个地方跳出，忽略这个scanf后面所有的参数，而去执行下一条语句。 </text:p>
      <text:p text:style-name="Text_20_body">可以用下面的程序验证一下：</text:p>
      <text:p text:style-name="Text_20_body">#include &lt;stdio.h&gt;</text:p>
      <text:p text:style-name="Text_20_body">int main()</text:p>
      <text:p text:style-name="Text_20_body">{</text:p>
      <text:p text:style-name="Text_20_body">int a=123,b=1;</text:p>
      <text:p text:style-name="Text_20_body"><text:soft-page-break/>char c='t';</text:p>
      <text:p text:style-name="Text_20_body">scanf("%d%d",&amp;a,&amp;b);</text:p>
      <text:p text:style-name="Text_20_body">scanf("%c",&amp;c);</text:p>
      <text:p text:style-name="Text_20_body">printf("%d/n%d/n%c/n",a,b,c);</text:p>
      <text:p text:style-name="Text_20_body">return 0;</text:p>
      <text:p text:style-name="Text_20_body">}输入：2 回车a 回车</text:p>
      <text:p text:style-name="Text_20_body">结果是：</text:p>
      <text:p text:style-name="Text_20_body">2</text:p>
      <text:p text:style-name="Text_20_body">1</text:p>
      <text:p text:style-name="Text_20_body">a</text:p>
      <text:p text:style-name="Text_20_body"><text:span text:style-name="Strong_20_Emphasis">解决方法</text:span>：scanf()函数执行成功时的返回值是成功读取的变量数,也就是说，你这个scanf()函数有几个变量，如果scanf()函数全部正常读取，它就返回几。但这里还要注意另一个问题，如果输入了非法数据，键盘缓冲区就可能还个有残余信息问题。</text:p>
      <text:p text:style-name="Text_20_body">比如：</text:p>
      <text:p text:style-name="Text_20_body">#include &lt;stdio.h&gt;</text:p>
      <text:p text:style-name="Text_20_body">main()</text:p>
      <text:p text:style-name="Text_20_body">{</text:p>
      <text:p text:style-name="Text_20_body">int a=123,b;</text:p>
      <text:p text:style-name="Text_20_body">while(scanf("%d%d",&amp;a,&amp;b)!=2)</text:p>
      <text:p text:style-name="Text_20_body">fflush(stdin);</text:p>
      <text:p text:style-name="Text_20_body">printf("%d/n%d/n",a,b);</text:p>
      <text:p text:style-name="Text_20_body">return 0;</text:p>
      <text:p text:style-name="Text_20_body">}</text:p>
      <text:p text:style-name="Text_20_body">你可以试一下，如果输入不是数字时，会有什么反应。</text:p>
      <text:p text:style-name="Text_20_body"><text:span text:style-name="Strong_20_Emphasis">补充</text:span>：scanf中一种很少见但很有用的转换字符：[...]和[ ^...]。</text:p>
      <text:p text:style-name="Text_20_body">#include&lt;stdio.h&gt;</text:p>
      <text:p text:style-name="Text_20_body">main() </text:p>
      <text:p text:style-name="Text_20_body">{ </text:p>
      <text:p text:style-name="Text_20_body">char strings[100]; </text:p>
      <text:p text:style-name="Text_20_body">scanf("%[1234567890]",strings); </text:p>
      <text:p text:style-name="Text_20_body">printf("%s",strings);</text:p>
      <text:p text:style-name="Text_20_body"><text:soft-page-break/>return  0; </text:p>
      <text:p text:style-name="Text_20_body">} </text:p>
      <text:p text:style-name="Text_20_body">运行，输入：1234werew后，结果是：1234。</text:p>
      <text:p text:style-name="Text_20_body">通过运行可以发现它的作用是：如果输入的字符属于方括号内字符串中某个字符，那么就提取该字符；如果一经发现不属于就结束提取。该方法会自动加上一个字符串结束符到已经提取的字符后面。 </text:p>
      <text:p text:style-name="Text_20_body">scanf("%[^1234567890]",strings); 它的作用是：如果一经发现输入的字符属于方括号内字符串中某个字符，那么就结束提取；如果不属于就提取该字符。该方法会自动加上一个字符串结束符到已经提取的字符后面。 </text:p>
      <text:p text:style-name="Text_20_body">注意：方括号两边不能空格，如：scanf("%[ 1234567890 ]",strings); scanf("%[ ^1234567890 ]",strings); 不让空格也会算在里面的。</text:p>
      <text:p text:style-name="Text_20_body">用这种方法还可以解决scanf的输入中不能有空格的问题。只要用</text:p>
      <text:p text:style-name="Text_20_body">scanf("%[^/n]",strings); 就可以了。很神奇吧。</text:p>
      <text:p text:style-name="Text_20_body"><text:span text:style-name="Strong_20_Emphasis">scanf原型:参见《C语言大全》和K&amp;C</text:span></text:p>
      <text:p text:style-name="Text_20_body"># include &lt;stdio.h&gt;;</text:p>
      <text:p text:style-name="Text_20_body">int scanf( const char *format, ... );</text:p>
      <text:p text:style-name="Text_20_body">函数 scanf() 是从标准输入流 stdin 中读内容的通用子程序，可以读入全部固有类型的数据并自动转换成机内形式。</text:p>
      <text:p text:style-name="Text_20_body">在 C99 中，format 用 restrict 修饰。</text:p>
      <text:p text:style-name="Text_20_body">format 指向的控制串由以下三类字符组成：</text:p>
      <text:p text:style-name="Text_20_body">● 格式说明符</text:p>
      <text:p text:style-name="Text_20_body">● 空白符</text:p>
      <text:p text:style-name="Text_20_body">● 非空白符</text:p>
      <text:p text:style-name="Text_20_body">转换字符(就是%后跟的部分）              </text:p>
      <text:p text:style-name="Text_20_body">a   读浮点值(仅适用于 C99)                                  </text:p>
      <text:p text:style-name="Text_20_body">A   读浮点值(仅适用于 C99)                                                  </text:p>
      <text:p text:style-name="Text_20_body">c   读单字符                                                </text:p>
      <text:p text:style-name="Text_20_body">d   读十进制整数                                            </text:p>
      <text:p text:style-name="Text_20_body">i   读十进制、八进制、十六进制整数                          </text:p>
      <text:p text:style-name="Text_20_body">e   读浮点数                                                </text:p>
      <text:p text:style-name="Text_20_body">E   读浮点数                                                </text:p>
      <text:p text:style-name="Text_20_body"><text:soft-page-break/>f   读浮点数                                                </text:p>
      <text:p text:style-name="Text_20_body">F   读浮点数(仅适用于 C99)                                  </text:p>
      <text:p text:style-name="Text_20_body">g   读浮点数                                                </text:p>
      <text:p text:style-name="Text_20_body">G   读浮点数                                                </text:p>
      <text:p text:style-name="Text_20_body">o   读八进制数                                              </text:p>
      <text:p text:style-name="Text_20_body">s   读字符串                                                </text:p>
      <text:p text:style-name="Text_20_body">x   读十六进制数                                            </text:p>
      <text:p text:style-name="Text_20_body">X   读十六进制数                                            </text:p>
      <text:p text:style-name="Text_20_body">p   读指针值                                                </text:p>
      <text:p text:style-name="Text_20_body">n   至此已读入值的等价字符数                                </text:p>
      <text:p text:style-name="Text_20_body">u   读无符号十进制整数                                      </text:p>
      <text:p text:style-name="Text_20_body">[ ]  扫描字符集合                                            </text:p>
      <text:p text:style-name="Text_20_body">%   读 % 符号(百分号)                                       </text:p>
      <text:p text:style-name="Text_20_body">例如： %s 表示读串而 %d 表示读整数。格式串的处理顺序为从左到右，格式说明符逐一与变元表中的变元匹配。为了读取长整数，可以将 l(ell) 放在格式说明符的前面；为了读取短整数，可以将 h 放在格式说明符的前面。这些修饰符可以与 d、i、o、u 和 x 格式代码一起使用。</text:p>
      <text:p text:style-name="Text_20_body">默认情况下，a、f、e 和 g 告诉 scanf() 为 float 分配数据。 如果将 l(ell) 放在这些修饰符的前面，则 scanf() 为 double 分配数据。使用 L 就是告诉 scanf()，接收数据的变量是 long double 型变量。</text:p>
      <text:p text:style-name="Text_20_body">如果使用的现代编译器程序支持 1995 年增加的宽字符特性， 则可以与 c 格式代码一起，用 l 修饰符说明类型 wchar_t 的宽字符指针；也可以与 s 格式代码一起，用 l 修饰符说明宽字符串的指针。l 修饰符也可以用于修饰扫描集，以说明宽字符。</text:p>
      <text:p text:style-name="Text_20_body">控制串中的空白符使 scanf() 在输入流中跳过一个或多个空白行。空白符可以是空格(space)、制表符(tab)和新行符(newline)。 本质上，控制串中的空白符使 scanf() 在输入流中读，但不保存结果，直到发现非空白字符为止。</text:p>
      <text:p text:style-name="Text_20_body">非空白符使 scanf() 在流中读一个匹配的字符并忽略之。例如，"%d,%d" 使 scanf() 先读入一个整数，读入中放弃逗号，然后读另一个整数。如未发现匹配，scanf() 返回。</text:p>
      <text:p text:style-name="Text_20_body">scanf() 中用于保存读入值的变元必须都是变量指针，即相应变量的地址。</text:p>
      <text:p text:style-name="Text_20_body">在输入流中，数据项必须由空格、制表符和新行符分割。逗号和分号等不是分隔符，比如以下代码：</text:p>
      <text:p text:style-name="Text_20_body">scanf( "%d %d", &amp;r, &amp;c );</text:p>
      <text:p text:style-name="Text_20_body">将接受输入 10 20，但遇到 10,20 则失败。</text:p>
      <text:p text:style-name="Text_20_body">百分号(%)与格式符之间的星号(*)表示读指定类型的数据但不保存。因此，</text:p>
      <text:p text:style-name="Text_20_body"><text:soft-page-break/>scanf( "%d %*c %d", &amp;x, &amp;y );</text:p>
      <text:p text:style-name="Text_20_body">对 10/20 的读入操作中，10 放入变量 x，20 放入 y。</text:p>
      <text:p text:style-name="Text_20_body">格式命令可以说明最大域宽。 在百分号(%)与格式码之间的整数用于限制从对应域读入的最大字符数。例如，希望向 address 读入不多于 20 个字符时，可以书写成如下形式：scanf( "%20s", address );</text:p>
      <text:p text:style-name="Text_20_body">如果输入流的内容多于 20 个字符，则下次 scanf() 从此次停止处开始读入。 若达到最大域宽前已遇到空白符，则对该域的读立即停止；此时，scanf() 跳到下一个域。</text:p>
      <text:p text:style-name="Text_20_body">虽然空格、制表符和新行符都用做域分割符号，但读单字符操作中却按一般字符处理。例如，对输入流 "x y" 调用：</text:p>
      <text:p text:style-name="Text_20_body">scanf( "%c%c%c", &amp;a, &amp;b, &amp;c );</text:p>
      <text:p text:style-name="Text_20_body">返回后，x 在变量 a 中，空格在变量 b 中，y 在变量 c 中。</text:p>
      <text:p text:style-name="Text_20_body">注意，控制串中的其它字符，包括空格、制表符和新行符，都用于从输入流中匹配并放弃字符，被匹配的字符都放弃。例如，给定输入流 "10t20"，调用：</text:p>
      <text:p text:style-name="Text_20_body">scanf( "%dt%d", &amp;x, &amp;y );</text:p>
      <text:p text:style-name="Text_20_body">将把 10 和 20 分别放到 x 和 y 中，t 被放弃，因为 t 在控制串中。</text:p>
      <text:p text:style-name="Text_20_body">ANSI C 标准向 scanf() 增加了一种新特性，称为扫描集(scanset)。 扫描集定义一个字符集合，可由 scanf() 读入其中允许的字符并赋给对应字符数组。 扫描集合由一对方括号中的一串字符定义，左方括号前必须缀以百分号。 例如，以下的扫描集使 scanf() 读入字符 A、B 和 C：%[ABC]</text:p>
      <text:p text:style-name="Text_20_body">使用扫描集时，scanf() 连续吃进集合中的字符并放入对应的字符数组，直到发现不在集合中的字符为止(即扫描集仅读匹配的字符)。返回时，数组中放置以 null 结尾、由读入字符组成的字符串。</text:p>
      <text:p text:style-name="Text_20_body">用字符 ^ 可以说明补集。把 ^ 字符放为扫描集的第一字符时，构成其它字符组成的命令的补集合，指示 scanf() 只接受未说明的其它字符。</text:p>
      <text:p text:style-name="Text_20_body">对于许多实现来说，用连字符可以说明一个范围。 例如，以下扫描集使 scanf() 接受字母 A 到 Z：</text:p>
      <text:p text:style-name="Text_20_body">%[A-Z]</text:p>
      <text:p text:style-name="Text_20_body">重要的是要注意扫描集是区分大小写的。因此，希望扫描大、小写字符时，应该分别说明大、小写字母。</text:p>
      <text:p text:style-name="Text_20_body">scanf() 返回等于成功赋值的域数的值，但由于星号修饰符而读入未赋值的域不计算在内。给第一个域赋值前已出错时，返回 EOF。</text:p>
      <text:p text:style-name="Text_20_body">C99 为 scanf() 增加了几个格式修饰符：hh、ll、j、z 和 t。hh 修饰符可用于 d、i、o、u、x、X 或 n。它说明相应的变元是 signed 或 unsigned char 值，或用于 n 时， 相应的变元是指向 long char 型变量的指针。ll 修饰符也可用于 d、i、o、u、x、X 或 n。它说明相应的变元是 signed 或者 unsigned long long int 值。</text:p>
      <text:p text:style-name="Text_20_body">j 格式修饰符应用于 d、i、o、u、x、X 或 n，说明匹配的变元是类型 intmax_t 或 uintmax_t。这些类型在 &lt;stdint.h&gt;; 中声明，并说明最大宽度的整数。</text:p>
      <text:p text:style-name="Text_20_body"><text:soft-page-break/>z 格式修饰符应用于 d、i、o、u、x、X 或 n，说明匹配的变元是指向 size_t 类型对象的指针。该类型在 &lt;stddef.h&gt;; 中声明，并说明 sizeof 的结构。</text:p>
      <text:p text:style-name="Text_20_body">t 格式修饰符应用于 d、i、o、u、x、X 或 n，说明匹配的变元是指向 ptrdiff_t  类型对象的指针。该类型在 &lt;stddef.h&gt;; 中声明，并说明两个指针之间的差别。</text:p>
      <text:p text:style-name="Text_20_body">例子：</text:p>
      <text:p text:style-name="Text_20_body"># include &lt;stdio.h&gt;;</text:p>
      <text:p text:style-name="Text_20_body">int main( void )</text:p>
      <text:p text:style-name="Text_20_body">{</text:p>
      <text:p text:style-name="Text_20_body">char str[80], str2[80];</text:p>
      <text:p text:style-name="Text_20_body">int i;</text:p>
      <text:p text:style-name="Text_20_body">/* read a string and a integer */</text:p>
      <text:p text:style-name="Text_20_body">scanf( "%s%d", str, &amp;i );</text:p>
      <text:p text:style-name="Text_20_body">/* read up to 79 chars into str */</text:p>
      <text:p text:style-name="Text_20_body">scanf( "%79s", str );</text:p>
      <text:p text:style-name="Text_20_body">/* skip the integer between the two strings */</text:p>
      <text:p text:style-name="Text_20_body">scanf( "%s%*d%s", str, str2 );</text:p>
      <text:p text:style-name="Text_20_body">return 0;</text:p>
      <text:p text:style-name="Text_20_body">}</text:p>
      <text:p text:style-name="Text_20_body">发表于 @2006年03月29日 11:49 PM| 评论 (0)</text:p>
      <text:p text:style-name="Text_20_body"><draw:frame draw:style-name="fr1" draw:name="图像6" text:anchor-type="as-char" svg:width="1.997cm" svg:height="0.998cm" draw:z-index="5"><draw:image xlink:href="http://img.anywalks.com/s/1/Uploads/article_remote01/2015/10/20/c3a9bce9c21895cd0eef557e391fe5f4.gif" xlink:type="simple" xlink:show="embed" xlink:actuate="onLoad"/></draw:frame> Turbo C 2.0 函数中文说明大全</text:p>
      <text:p text:style-name="Text_20_body">分类函数,所在函数库为ctype.h</text:p>
      <text:p text:style-name="Text_20_body">int isalpha(int ch) 若ch是字母('A'-'Z','a'-'z')返回非0值,否则返回0 </text:p>
      <text:p text:style-name="Text_20_body">int isalnum(int ch) 若ch是字母('A'-'Z','a'-'z')或数字('0'-'9'),返回非0值,否则返回0 </text:p>
      <text:p text:style-name="Text_20_body">int isascii(int ch) 若ch是字符(ASCII码中的0-127)返回非0值,否则返回0 </text:p>
      <text:p text:style-name="Text_20_body">int iscntrl(int ch) 若ch是作废字符(0x7F)或普通控制字符(0x00-0x1F),返回非0值,否则返回0 </text:p>
      <text:p text:style-name="Text_20_body">int isdigit(int ch) 若ch是数字('0'-'9')返回非0值,否则返回0 </text:p>
      <text:p text:style-name="Text_20_body">int isgraph(int ch) 若ch是可打印字符(不含空格)(0x21-0x7E)返回非0值,否则返回0 </text:p>
      <text:p text:style-name="Text_20_body">int islower(int ch) 若ch是小写字母('a'-'z')返回非0值,否则返回0 </text:p>
      <text:p text:style-name="Text_20_body">int isprint(int ch) 若ch是可打印字符(含空格)(0x20-0x7E)返回非0值,否则返回0 </text:p>
      <text:p text:style-name="Text_20_body"><text:soft-page-break/>int ispunct(int ch) 若ch是标点字符(0x00-0x1F)返回非0值,否则返回0 </text:p>
      <text:p text:style-name="Text_20_body">int isspace(int ch) 若ch是空格(' '),水平制表符('/t'),回车符('/r'), 走纸换行('/f'),垂直制表符('/v'),换行符('/n'), 返回非0值,否则返回0 </text:p>
      <text:p text:style-name="Text_20_body">int isupper(int ch) 若ch是大写字母('A'-'Z')返回非0值,否则返回0 </text:p>
      <text:p text:style-name="Text_20_body">int isxdigit(int ch) 若ch是16进制数('0'-'9','A'-'F','a'-'f')返回非0值, 否则返回0 </text:p>
      <text:p text:style-name="Text_20_body">int tolower(int ch) 若ch是大写字母('A'-'Z')返回相应的小写字母('a'-'z') </text:p>
      <text:p text:style-name="Text_20_body">int toupper(int ch) 若ch是小写字母('a'-'z')返回相应的大写字母('A'-'Z')</text:p>
      <text:p text:style-name="Text_20_body">数学函数,所在函数库为math.h、stdlib.h、string.h、float.h </text:p>
      <text:p text:style-name="Text_20_body">int abs(int i) 返回整型参数i的绝对值 </text:p>
      <text:p text:style-name="Text_20_body">double cabs(struct complex znum) 返回复数znum的绝对值 </text:p>
      <text:p text:style-name="Text_20_body">double fabs(double x) 返回双精度参数x的绝对值 </text:p>
      <text:p text:style-name="Text_20_body">long labs(long n) 返回长整型参数n的绝对值 </text:p>
      <text:p text:style-name="Text_20_body">double exp(double x) 返回指数函数ex的值 </text:p>
      <text:p text:style-name="Text_20_body">double frexp(double value,int *eptr) 返回value=x*2n中x的值,n存贮在eptr中 </text:p>
      <text:p text:style-name="Text_20_body">double ldexp(double value,int exp); 返回value*2exp的值 </text:p>
      <text:p text:style-name="Text_20_body">double log(double x) 返回logex的值 </text:p>
      <text:p text:style-name="Text_20_body">double log10(double x) 返回log10x的值 </text:p>
      <text:p text:style-name="Text_20_body">double pow(double x,double y) 返回xy的值 </text:p>
      <text:p text:style-name="Text_20_body">double pow10(int p) 返回10p的值 </text:p>
      <text:p text:style-name="Text_20_body">double sqrt(double x) 返回x的开方 </text:p>
      <text:p text:style-name="Text_20_body">double acos(double x) 返回x的反余弦cos-1(x)值,x为弧度 </text:p>
      <text:p text:style-name="Text_20_body">double asin(double x) 返回x的反正弦sin-1(x)值,x为弧度 </text:p>
      <text:p text:style-name="Text_20_body">double atan(double x) 返回x的反正切tan-1(x)值,x为弧度 </text:p>
      <text:p text:style-name="Text_20_body">double atan2(double y,double x) 返回y/x的反正切tan-1(x)值,y的x为弧度 </text:p>
      <text:p text:style-name="Text_20_body">double cos(double x) 返回x的余弦cos(x)值,x为弧度 </text:p>
      <text:p text:style-name="Text_20_body">double sin(double x) 返回x的正弦sin(x)值,x为弧度 </text:p>
      <text:p text:style-name="Text_20_body">double tan(double x) 返回x的正切tan(x)值,x为弧度 </text:p>
      <text:p text:style-name="Text_20_body">double cosh(double x) 返回x的双曲余弦cosh(x)值,x为弧度 </text:p>
      <text:p text:style-name="Text_20_body">double sinh(double x) 返回x的双曲正弦sinh(x)值,x为弧度 </text:p>
      <text:p text:style-name="Text_20_body"><text:soft-page-break/>double tanh(double x) 返回x的双曲正切tanh(x)值,x为弧度 </text:p>
      <text:p text:style-name="Text_20_body">double hypot(double x,double y) 返回直角三角形斜边的长度(z), x和y为直角边的长度,z2=x2+y2 </text:p>
      <text:p text:style-name="Text_20_body">double ceil(double x) 返回不小于x的最小整数 </text:p>
      <text:p text:style-name="Text_20_body">double floor(double x) 返回不大于x的最大整数 </text:p>
      <text:p text:style-name="Text_20_body">void srand(unsigned seed) 初始化随机数发生器 </text:p>
      <text:p text:style-name="Text_20_body">int rand() 产生一个随机数并返回这个数 </text:p>
      <text:p text:style-name="Text_20_body">double poly(double x,int n,double c[]) 从参数产生一个多项式 </text:p>
      <text:p text:style-name="Text_20_body">double modf(double value,double *iptr) 将双精度数value分解成尾数和阶 </text:p>
      <text:p text:style-name="Text_20_body">double fmod(double x,double y) 返回x/y的余数 </text:p>
      <text:p text:style-name="Text_20_body">double frexp(double value,int *eptr) 将双精度数value分成尾数和阶 </text:p>
      <text:p text:style-name="Text_20_body">double atof(char *nptr) 将字符串nptr转换成浮点数并返回这个浮点数 </text:p>
      <text:p text:style-name="Text_20_body">double atoi(char *nptr) 将字符串nptr转换成整数并返回这个整数 </text:p>
      <text:p text:style-name="Text_20_body">double atol(char *nptr) 将字符串nptr转换成长整数并返回这个整数 </text:p>
      <text:p text:style-name="Text_20_body">char *ecvt(double value,int ndigit,int *decpt,int *sign) </text:p>
      <text:p text:style-name="Text_20_body">将浮点数value转换成字符串并返回该字符串 </text:p>
      <text:p text:style-name="Text_20_body">char *fcvt(double value,int ndigit,int *decpt,int *sign) </text:p>
      <text:p text:style-name="Text_20_body">将浮点数value转换成字符串并返回该字符串 </text:p>
      <text:p text:style-name="Text_20_body">char *gcvt(double value,int ndigit,char *buf) </text:p>
      <text:p text:style-name="Text_20_body">将数value转换成字符串并存于buf中,并返回buf的指针 </text:p>
      <text:p text:style-name="Text_20_body">char *ultoa(unsigned long value,char *string,int radix) </text:p>
      <text:p text:style-name="Text_20_body">将无符号整型数value转换成字符串并返回该字符串,radix为转换时所用基数 </text:p>
      <text:p text:style-name="Text_20_body">char *ltoa(long value,char *string,int radix) </text:p>
      <text:p text:style-name="Text_20_body">将长整型数value转换成字符串并返回该字符串,radix为转换时所用基数 </text:p>
      <text:p text:style-name="Text_20_body">char *itoa(int value,char *string,int radix) </text:p>
      <text:p text:style-name="Text_20_body">将整数value转换成字符串存入string,radix为转换时所用基数 </text:p>
      <text:p text:style-name="Text_20_body">double atof(char *nptr) 将字符串nptr转换成双精度数,并返回这个数,错误返回0 </text:p>
      <text:p text:style-name="Text_20_body">int atoi(char *nptr) 将字符串nptr转换成整型数, 并返回这个数,错误返回0 </text:p>
      <text:p text:style-name="Text_20_body">long atol(char *nptr) 将字符串nptr转换成长整型数,并返回这个数,错误返回0 </text:p>
      <text:p text:style-name="Text_20_body">double strtod(char *str,char **endptr)将字符串str转换成双精度数,并返回这个数, </text:p>
      <text:p text:style-name="Text_20_body"><text:soft-page-break/>long strtol(char *str,char **endptr,int base)将字符串str转换成长整型数, 并返回这个数, </text:p>
      <text:p text:style-name="Text_20_body">int matherr(struct exception *e) 用户修改数学错误返回信息函数(没有必要使用) </text:p>
      <text:p text:style-name="Text_20_body">double _matherr(_mexcep why,char *fun,double *arg1p, double *arg2p,double retval) </text:p>
      <text:p text:style-name="Text_20_body">用户修改数学错误返回信息函数(没有必要使用) </text:p>
      <text:p text:style-name="Text_20_body">unsigned int _clear87() 清除浮点状态字并返回原来的浮点状态 </text:p>
      <text:p text:style-name="Text_20_body">void _fpreset() 重新初使化浮点数学程序包 </text:p>
      <text:p text:style-name="Text_20_body">unsigned int _status87() 返回浮点状态字</text:p>
      <text:p text:style-name="Text_20_body">目录函数,所在函数库为dir.h、dos.h </text:p>
      <text:p text:style-name="Text_20_body">int chdir(char *path) 使指定的目录path（如:"C://WPS"）变成当前的工作目录,成功返回0 </text:p>
      <text:p text:style-name="Text_20_body">int findfirst(char *pathname,struct ffblk *ffblk,int attrib) </text:p>
      <text:p text:style-name="Text_20_body">查找指定的文件,成功返回0 </text:p>
      <text:p text:style-name="Text_20_body">pathname为指定的目录名和文件名,如"C://WPS//TXT" </text:p>
      <text:p text:style-name="Text_20_body">ffblk为指定的保存文件信息的一个结构,定义如下: </text:p>
      <text:p text:style-name="Text_20_body">┏━━━━━━━━━━━━━━━━━━┓ </text:p>
      <text:p text:style-name="Text_20_body">┃struct ffblk ┃ </text:p>
      <text:p text:style-name="Text_20_body">┃{ ┃ </text:p>
      <text:p text:style-name="Text_20_body">┃ char ff_reserved[21]; /*DOS保留字*/┃ </text:p>
      <text:p text:style-name="Text_20_body">┃ char ff_attrib; /*文件属性*/ ┃ </text:p>
      <text:p text:style-name="Text_20_body">┃ int ff_ftime; /*文件时间*/ ┃ </text:p>
      <text:p text:style-name="Text_20_body">┃ int ff_fdate; /*文件日期*/ ┃ </text:p>
      <text:p text:style-name="Text_20_body">┃ long ff_fsize; /*文件长度*/ ┃ </text:p>
      <text:p text:style-name="Text_20_body">┃ char ff_name[13]; /*文件名*/ ┃ </text:p>
      <text:p text:style-name="Text_20_body">┃} ┃ </text:p>
      <text:p text:style-name="Text_20_body">┗━━━━━━━━━━━━━━━━━━┛ </text:p>
      <text:p text:style-name="Text_20_body">attrib为文件属性,由以下字符代表 </text:p>
      <text:p text:style-name="Text_20_body">┏━━━━━━━━━┳━━━━━━━━┓ </text:p>
      <text:p text:style-name="Text_20_body">┃FA_RDONLY 只读文件┃FA_LABEL 卷标号┃ </text:p>
      <text:p text:style-name="Text_20_body">┃FA_HIDDEN 隐藏文件┃FA_DIREC 目录 ┃ </text:p>
      <text:p text:style-name="Text_20_body"><text:soft-page-break/>┃FA_SYSTEM 系统文件┃FA_ARCH 档案 ┃ </text:p>
      <text:p text:style-name="Text_20_body">┗━━━━━━━━━┻━━━━━━━━┛ </text:p>
      <text:p text:style-name="Text_20_body">例: </text:p>
      <text:p text:style-name="Text_20_body">struct ffblk ff; </text:p>
      <text:p text:style-name="Text_20_body">findfirst("*.wps",&amp;ff,FA_RDONLY);</text:p>
      <text:p text:style-name="Text_20_body">int findnext(struct ffblk *ffblk) 取匹配finddirst的文件,成功返回0 </text:p>
      <text:p text:style-name="Text_20_body">void fumerge(char *path,char *drive,char *dir,char *name,char *ext) </text:p>
      <text:p text:style-name="Text_20_body">此函数通过盘符drive(C:、A:等), 路径dir(/TC、/BC/LIB等), 文件名name(TC、WPS等),扩展名ext(.EXE、.COM等)组成一个文件名存与path中. </text:p>
      <text:p text:style-name="Text_20_body">int fnsplit(char *path,char *drive,char *dir,char *name,char *ext) </text:p>
      <text:p text:style-name="Text_20_body">此函数将文件名path分解成盘符drive(C:、A:等), 路径dir(/TC、/BC/LIB等), 文件名name(TC、WPS等),扩展名ext(.EXE、.COM等),并分别存入相应的变量中. </text:p>
      <text:p text:style-name="Text_20_body">int getcurdir(int drive,char *direc) </text:p>
      <text:p text:style-name="Text_20_body">此函数返回指定驱动器的当前工作目录名称。成功返回0 </text:p>
      <text:p text:style-name="Text_20_body">drive 指定的驱动器(0=当前,1=A,2=B,3=C等) </text:p>
      <text:p text:style-name="Text_20_body">direc 保存指定驱动器当前工作路径的变量 </text:p>
      <text:p text:style-name="Text_20_body">char *getcwd(char *buf,iint n) 此函数取当前工作目录并存入buf中,直到n个字节长为为止.错误返回NULL </text:p>
      <text:p text:style-name="Text_20_body">int getdisk() 取当前正在使用的驱动器,返回一个整数(0=A,1=B,2=C等) </text:p>
      <text:p text:style-name="Text_20_body">int setdisk(int drive) 设置要使用的驱动器drive(0=A,1=B,2=C等), 返回可使用驱动器总数 </text:p>
      <text:p text:style-name="Text_20_body">int mkdir(char *pathname) 建立一个新的目录pathname,成功返回0 </text:p>
      <text:p text:style-name="Text_20_body">int rmdir(char *pathname) 删除一个目录pathname,成功返回0 </text:p>
      <text:p text:style-name="Text_20_body">char *mktemp(char *template) 构造一个当前目录上没有的文件名并存于template中 </text:p>
      <text:p text:style-name="Text_20_body">char *searchpath(char *pathname) 利用MSDOS找出文件filename所在路径, 此函数使用DOS的PATH变量,未找到文件返回NULL</text:p>
      <text:p text:style-name="Text_20_body">进程函数,所在函数库为stdlib.h、process.h </text:p>
      <text:p text:style-name="Text_20_body">void abort() 此函数通过调用具有出口代码3的_exit写一个终止信息于stderr，并异常终止程序。无返回值</text:p>
      <text:p text:style-name="Text_20_body">int exec…装入和运行其它程序 </text:p>
      <text:p text:style-name="Text_20_body">int execl(char *pathname,char *arg0,char *arg1,…,char *argn,NULL) </text:p>
      <text:p text:style-name="Text_20_body"><text:soft-page-break/>int execle(char *pathname,char *arg0,char *arg1,…, char *argn,NULL,char *envp[]) </text:p>
      <text:p text:style-name="Text_20_body">int execlp(char *pathname,char *arg0,char *arg1,…,NULL) </text:p>
      <text:p text:style-name="Text_20_body">int execlpe(char *pathname,char *arg0,char *arg1,…,NULL,char *envp[]) </text:p>
      <text:p text:style-name="Text_20_body">int execv(char *pathname,char *argv[]) </text:p>
      <text:p text:style-name="Text_20_body">int execve(char *pathname,char *argv[],char *envp[]) </text:p>
      <text:p text:style-name="Text_20_body">int execvp(char *pathname,char *argv[]) </text:p>
      <text:p text:style-name="Text_20_body">int execvpe(char *pathname,char *argv[],char *envp[])</text:p>
      <text:p text:style-name="Text_20_body">exec函数族装入并运行程序pathname，并将参数arg0(arg1,arg2,argv[],envp[])传递给子程序,出错返回-1。 </text:p>
      <text:p text:style-name="Text_20_body">在exec函数族中,后缀l、v、p、e添加到exec后，所指定的函数将具有某种操作能力。 </text:p>
      <text:p text:style-name="Text_20_body">有后缀 p时，函数可以利用DOS的PATH变量查找子程序文件。 </text:p>
      <text:p text:style-name="Text_20_body">l时，函数中被传递的参数个数固定。 </text:p>
      <text:p text:style-name="Text_20_body">v时，函数中被传递的参数个数不固定。 </text:p>
      <text:p text:style-name="Text_20_body">e时，函数传递指定参数envp，允许改变子进程的环境， </text:p>
      <text:p text:style-name="Text_20_body">无后缀 e时，子进程使用当前程序的环境。</text:p>
      <text:p text:style-name="Text_20_body">void _exit(int status) 终止当前程序,但不清理现场 </text:p>
      <text:p text:style-name="Text_20_body">void exit(int status) 终止当前程序,关闭所有文件,写缓冲区的输出(等待输出), 并调用任何寄存器的"出口函数",无返回值</text:p>
      <text:p text:style-name="Text_20_body">int spawn…运行子程序 </text:p>
      <text:p text:style-name="Text_20_body">int spawnl(int mode,char *pathname,char *arg0,char *arg1,…, char *argn,NULL) </text:p>
      <text:p text:style-name="Text_20_body">int spawnle(int mode,char *pathname,char *arg0,char *arg1,…, char *argn,NULL,char *envp[]) </text:p>
      <text:p text:style-name="Text_20_body">int spawnlp(int mode,char *pathname,char *arg0,char *arg1,…, char *argn,NULL) </text:p>
      <text:p text:style-name="Text_20_body">int spawnlpe(int mode,char *pathname,char *arg0,char *arg1,…, char *argn,NULL,char *envp[]) </text:p>
      <text:p text:style-name="Text_20_body">int spawnv(int mode,char *pathname,char *argv[]) </text:p>
      <text:p text:style-name="Text_20_body">int spawnve(int mode,char *pathname,char *argv[],char *envp[]) </text:p>
      <text:p text:style-name="Text_20_body">int spawnvp(int mode,char *pathname,char *argv[]) </text:p>
      <text:p text:style-name="Text_20_body">int spawnvpe(int mode,char *pathname,char *argv[],char *envp[])</text:p>
      <text:p text:style-name="Text_20_body">spawn函数族在mode模式下运行子程序pathname,并将参数arg0(arg1,arg2,argv[],envp[])传递给子程序.出错返回-1 </text:p>
      <text:p text:style-name="Text_20_body">mode为运行模式： </text:p>
      <text:p text:style-name="Text_20_body"><text:soft-page-break/>mode为 P_WAIT 表示在子程序运行完后返回本程序 </text:p>
      <text:p text:style-name="Text_20_body">P_NOWAIT 表示在子程序运行时同时运行本程序(不可用) </text:p>
      <text:p text:style-name="Text_20_body">P_OVERLAY 表示在本程序退出后运行子程序</text:p>
      <text:p text:style-name="Text_20_body">在spawn函数族中,后缀l、v、p、e添加到spawn后，所指定的函数将具有某种操作能力 </text:p>
      <text:p text:style-name="Text_20_body">有后缀 p时, 函数利用DOS的PATH查找子程序文件 </text:p>
      <text:p text:style-name="Text_20_body">l时, 函数传递的参数个数固定. </text:p>
      <text:p text:style-name="Text_20_body">v时, 函数传递的参数个数不固定. </text:p>
      <text:p text:style-name="Text_20_body">e时, 指定参数envp可以传递给子程序,允许改变子程序运行环境. </text:p>
      <text:p text:style-name="Text_20_body">无后缀 e时,子程序使用本程序的环境.</text:p>
      <text:p text:style-name="Text_20_body">int system(char *command) </text:p>
      <text:p text:style-name="Text_20_body">将MSDOS命令command传递给DOS执行转换子程序,函数库为math.h、stdlib.h、ctype.h、float.h </text:p>
      <text:p text:style-name="Text_20_body">char *ecvt(double value,int ndigit,int *decpt,int *sign) </text:p>
      <text:p text:style-name="Text_20_body">将浮点数value转换成字符串并返回该字符串 </text:p>
      <text:p text:style-name="Text_20_body">char *fcvt(double value,int ndigit,int *decpt,int *sign) </text:p>
      <text:p text:style-name="Text_20_body">将浮点数value转换成字符串并返回该字符串 </text:p>
      <text:p text:style-name="Text_20_body">char *gcvt(double value,int ndigit,char *buf) </text:p>
      <text:p text:style-name="Text_20_body">将数value转换成字符串并存于buf中,并返回buf的指针 </text:p>
      <text:p text:style-name="Text_20_body">char *ultoa(unsigned long value,char *string,int radix) </text:p>
      <text:p text:style-name="Text_20_body">将无符号整型数value转换成字符串并返回该字符串,radix为转换时所用基数 </text:p>
      <text:p text:style-name="Text_20_body">char *ltoa(long value,char *string,int radix) </text:p>
      <text:p text:style-name="Text_20_body">将长整型数value转换成字符串并返回该字符串,radix为转换时所用基数 </text:p>
      <text:p text:style-name="Text_20_body">char *itoa(int value,char *string,int radix) </text:p>
      <text:p text:style-name="Text_20_body">将整数value转换成字符串存入string,radix为转换时所用基数 </text:p>
      <text:p text:style-name="Text_20_body">double atof(char *nptr) 将字符串nptr转换成双精度数,并返回这个数,错误返回0 </text:p>
      <text:p text:style-name="Text_20_body">int atoi(char *nptr) 将字符串nptr转换成整型数, 并返回这个数,错误返回0 </text:p>
      <text:p text:style-name="Text_20_body">long atol(char *nptr) 将字符串nptr转换成长整型数,并返回这个数,错误返回0 </text:p>
      <text:p text:style-name="Text_20_body">double strtod(char *str,char **endptr) </text:p>
      <text:p text:style-name="Text_20_body">将字符串str转换成双精度数,并返回这个数, </text:p>
      <text:p text:style-name="Text_20_body">long strtol(char *str,char **endptr,int base) </text:p>
      <text:p text:style-name="Text_20_body"><text:soft-page-break/>将字符串str转换成长整型数, 并返回这个数, </text:p>
      <text:p text:style-name="Text_20_body">int toascii(int c) 返回c相应的ASCII </text:p>
      <text:p text:style-name="Text_20_body">int tolower(int ch) 若ch是大写字母('A'-'Z')返回相应的小写字母('a'- 'z') </text:p>
      <text:p text:style-name="Text_20_body">int _tolower(int ch) 返回ch相应的小写字母('a'-'z') </text:p>
      <text:p text:style-name="Text_20_body">int toupper(int ch) 若ch是小写字母('a'-'z')返回相应的大写字母('A'- 'Z') </text:p>
      <text:p text:style-name="Text_20_body">int _toupper(int ch) 返回ch相应的大写字母('A'-'Z')</text:p>
      <text:p text:style-name="Text_20_body">诊断函数,所在函数库为assert.h、math.h </text:p>
      <text:p text:style-name="Text_20_body">void assert(int test) 一个扩展成if语句那样的宏，如果test测试失败，就显示一个信息并异常终止程序,无返回值 </text:p>
      <text:p text:style-name="Text_20_body">void perror(char *string) 本函数将显示最近一次的错误信息，格式如：字符串string:错误信息 </text:p>
      <text:p text:style-name="Text_20_body">char *strerror(char *str) 本函数返回最近一次的错误信息,格式如: 字符串str:错误信息 </text:p>
      <text:p text:style-name="Text_20_body">int matherr(struct exception *e) </text:p>
      <text:p text:style-name="Text_20_body">用户修改数学错误返回信息函数(没有必要使用) </text:p>
      <text:p text:style-name="Text_20_body">double _matherr(_mexcep why,char *fun,double *arg1p, double *arg2p,double retval) </text:p>
      <text:p text:style-name="Text_20_body">用户修改数学错误返回信息函数(没有必要使用)</text:p>
      <text:p text:style-name="Text_20_body">输入输出子程序, 函数库为io.h、conio.h、stat.h、dos.h、stdio.h、signal.h</text:p>
      <text:p text:style-name="Text_20_body">int kbhit() 本函数返回最近所敲的按键 </text:p>
      <text:p text:style-name="Text_20_body">int fgetchar() 从控制台(键盘)读一个字符，显示在屏幕上 </text:p>
      <text:p text:style-name="Text_20_body">int getch() 从控制台(键盘)读一个字符，不显示在屏幕上 </text:p>
      <text:p text:style-name="Text_20_body">int putch() 向控制台(键盘)写一个字符 </text:p>
      <text:p text:style-name="Text_20_body">int getchar() 从控制台(键盘)读一个字符，显示在屏幕上 </text:p>
      <text:p text:style-name="Text_20_body">int putchar() 向控制台(键盘)写一个字符 </text:p>
      <text:p text:style-name="Text_20_body">int getche() 从控制台(键盘)读一个字符，显示在屏幕上 </text:p>
      <text:p text:style-name="Text_20_body">int ungetch(int c) 把字符c退回给控制台(键盘) </text:p>
      <text:p text:style-name="Text_20_body">char *cgets(char *string) 从控制台(键盘)读入字符串存于string中 </text:p>
      <text:p text:style-name="Text_20_body">int scanf(char *format[,argument…]) </text:p>
      <text:p text:style-name="Text_20_body">从控制台读入一个字符串,分别对各个参数进行赋值,使用BIOS进行输出 </text:p>
      <text:p text:style-name="Text_20_body">int vscanf(char *format,Valist param) </text:p>
      <text:p text:style-name="Text_20_body">从控制台读入一个字符串,分别对各个参数进行赋值,使用BIOS进行输出,参数从Valist param中取得 </text:p>
      <text:p text:style-name="Text_20_body"><text:soft-page-break/>int cscanf(char *format[,argument…]) </text:p>
      <text:p text:style-name="Text_20_body">从控制台读入一个字符串,分别对各个参数进行赋值,直接对控制台作操作,比如显示器在显示时字符时即为直接写频方式显示 </text:p>
      <text:p text:style-name="Text_20_body">int sscanf(char *string,char *format[,argument,…]) </text:p>
      <text:p text:style-name="Text_20_body">通过字符串string, 分别对各个参数进行赋值 </text:p>
      <text:p text:style-name="Text_20_body">int vsscanf(char *string,char *format,Vlist param) </text:p>
      <text:p text:style-name="Text_20_body">通过字符串string,分别对各个参数进行赋值,参数从Vlist param中取得 </text:p>
      <text:p text:style-name="Text_20_body">int puts(char *string) 发关一个字符串string给控制台(显示器), 使用BIOS进行输出 </text:p>
      <text:p text:style-name="Text_20_body">void cputs(char *string) 发送一个字符串string给控制台(显示器), 直接对控制台作操作,比如显示器即为直接写频方式显示 </text:p>
      <text:p text:style-name="Text_20_body">int printf(char *format[,argument,…]) </text:p>
      <text:p text:style-name="Text_20_body">发送格式化字符串输出给控制台(显示器)，使用BIOS进行输出 </text:p>
      <text:p text:style-name="Text_20_body">int vprintf(char *format,Valist param) </text:p>
      <text:p text:style-name="Text_20_body">发送格式化字符串输出给控制台(显示器)，使用BIOS进行输出,参数从Valist param中取得 </text:p>
      <text:p text:style-name="Text_20_body">int cprintf(char *format[,argument,…]) </text:p>
      <text:p text:style-name="Text_20_body">发送格式化字符串输出给控制台(显示器), 直接对控制台作操作,比如显示器即为直接写频方式显示 </text:p>
      <text:p text:style-name="Text_20_body">int vcprintf(char *format,Valist param) </text:p>
      <text:p text:style-name="Text_20_body">发送格式化字符串输出给控制台(显示器), 直接对控制台作操作,比如显示器即为直接写频方式显示, 参数从Valist param中取得 </text:p>
      <text:p text:style-name="Text_20_body">int sprintf(char *string,char *format[,argument,…]) </text:p>
      <text:p text:style-name="Text_20_body">将字符串string的内容重新写为格式化后的字符串 </text:p>
      <text:p text:style-name="Text_20_body">int vsprintf(char *string,char *format,Valist param) </text:p>
      <text:p text:style-name="Text_20_body">将字符串string的内容重新写为格式化后的字符串,参数从Valist param中取得 </text:p>
      <text:p text:style-name="Text_20_body">int rename(char *oldname,char *newname)将文件oldname的名称改为newname </text:p>
      <text:p text:style-name="Text_20_body">int ioctl(int handle,int cmd[,int *argdx,int argcx]) </text:p>
      <text:p text:style-name="Text_20_body">本函数是用来控制输入/输出设备的，请见下表： </text:p>
      <text:p text:style-name="Text_20_body">┌───┬────────────────────────────┐ </text:p>
      <text:p text:style-name="Text_20_body">│cmd值 │功能 │ </text:p>
      <text:p text:style-name="Text_20_body">├───┼────────────────────────────┤ </text:p>
      <text:p text:style-name="Text_20_body">│ 0 │取出设备信息 │ </text:p>
      <text:p text:style-name="Text_20_body"><text:soft-page-break/>│ 1 │设置设备信息 │ </text:p>
      <text:p text:style-name="Text_20_body">│ 2 │把argcx字节读入由argdx所指的地址 │ </text:p>
      <text:p text:style-name="Text_20_body">│ 3 │在argdx所指的地址写argcx字节 │ </text:p>
      <text:p text:style-name="Text_20_body">│ 4 │除把handle当作设备号(0=当前,1=A,等)之外,均和cmd=2时一样 │ </text:p>
      <text:p text:style-name="Text_20_body">│ 5 │除把handle当作设备号(0=当前,1=A,等)之外,均和cmd=3时一样 │ </text:p>
      <text:p text:style-name="Text_20_body">│ 6 │取输入状态 │ </text:p>
      <text:p text:style-name="Text_20_body">│ 7 │取输出状态 │ </text:p>
      <text:p text:style-name="Text_20_body">│ 8 │测试可换性;只对于DOS 3.x │ </text:p>
      <text:p text:style-name="Text_20_body">│ 11 │置分享冲突的重算计数;只对DOS 3.x │ </text:p>
      <text:p text:style-name="Text_20_body">└───┴────────────────────────────┘ </text:p>
      <text:p text:style-name="Text_20_body">int (*ssignal(int sig,int(*action)())() 执行软件信号(没必要使用) </text:p>
      <text:p text:style-name="Text_20_body">int gsignal(int sig) 执行软件信号(没必要使用)</text:p>
      <text:p text:style-name="Text_20_body">int _open(char *pathname,int access)为读或写打开一个文件, 按后按access来确定是读文件还是写文件,access值见下表 </text:p>
      <text:p text:style-name="Text_20_body">┌──────┬────────────────────┐ </text:p>
      <text:p text:style-name="Text_20_body">│access值 │意义 │ </text:p>
      <text:p text:style-name="Text_20_body">├──────┼────────────────────┤ </text:p>
      <text:p text:style-name="Text_20_body">│O_RDONLY │读文件 │ </text:p>
      <text:p text:style-name="Text_20_body">│O_WRONLY │写文件 │ </text:p>
      <text:p text:style-name="Text_20_body">│O_RDWR │即读也写 │ </text:p>
      <text:p text:style-name="Text_20_body">│O_NOINHERIT │若文件没有传递给子程序,则被包含 │ </text:p>
      <text:p text:style-name="Text_20_body">│O_DENYALL │只允许当前处理必须存取的文件 │ </text:p>
      <text:p text:style-name="Text_20_body">│O_DENYWRITE │只允许从任何其它打开的文件读 │ </text:p>
      <text:p text:style-name="Text_20_body">│O_DENYREAD │只允许从任何其它打开的文件写 │ </text:p>
      <text:p text:style-name="Text_20_body">│O_DENYNONE │允许其它共享打开的文件 │ </text:p>
      <text:p text:style-name="Text_20_body">└──────┴────────────────────┘ </text:p>
      <text:p text:style-name="Text_20_body">int open(char *pathname,int access[,int permiss])为读或写打开一个文件, 按后按access来确定是读文件还是写文件,access值见下表 </text:p>
      <text:p text:style-name="Text_20_body">┌────┬────────────────────┐ </text:p>
      <text:p text:style-name="Text_20_body"><text:soft-page-break/>│access值│意义 │ </text:p>
      <text:p text:style-name="Text_20_body">├────┼────────────────────┤ </text:p>
      <text:p text:style-name="Text_20_body">│O_RDONLY│读文件 │ </text:p>
      <text:p text:style-name="Text_20_body">│O_WRONLY│写文件 │ </text:p>
      <text:p text:style-name="Text_20_body">│O_RDWR │即读也写 │ </text:p>
      <text:p text:style-name="Text_20_body">│O_NDELAY│没有使用;对UNIX系统兼容 │ </text:p>
      <text:p text:style-name="Text_20_body">│O_APPEND│即读也写,但每次写总是在文件尾添加 │ </text:p>
      <text:p text:style-name="Text_20_body">│O_CREAT │若文件存在,此标志无用;若不存在,建新文件 │ </text:p>
      <text:p text:style-name="Text_20_body">│O_TRUNC │若文件存在,则长度被截为0,属性不变 │ </text:p>
      <text:p text:style-name="Text_20_body">│O_EXCL │未用;对UNIX系统兼容 │ </text:p>
      <text:p text:style-name="Text_20_body">│O_BINARY│此标志可显示地给出以二进制方式打开文件 │ </text:p>
      <text:p text:style-name="Text_20_body">│O_TEXT │此标志可用于显示地给出以文本方式打开文件│ </text:p>
      <text:p text:style-name="Text_20_body">└────┴────────────────────┘ </text:p>
      <text:p text:style-name="Text_20_body">permiss为文件属性,可为以下值: </text:p>
      <text:p text:style-name="Text_20_body">S_IWRITE允许写 S_IREAD允许读 S_IREAD|S_IWRITE允许读、写 </text:p>
      <text:p text:style-name="Text_20_body">int creat(char *filename,int permiss) 建立一个新文件filename，并设定读写性。 </text:p>
      <text:p text:style-name="Text_20_body">permiss为文件读写性，可以为以下值 </text:p>
      <text:p text:style-name="Text_20_body">S_IWRITE允许写 S_IREAD允许读 S_IREAD|S_IWRITE允许读、写 </text:p>
      <text:p text:style-name="Text_20_body">int _creat(char *filename,int attrib) 建立一个新文件filename，并设定文件属性。 </text:p>
      <text:p text:style-name="Text_20_body">attrib为文件属性，可以为以下值 </text:p>
      <text:p text:style-name="Text_20_body">FA_RDONLY只读 FA_HIDDEN隐藏 FA_SYSTEM系统 </text:p>
      <text:p text:style-name="Text_20_body">int creatnew(char *filenamt,int attrib) 建立一个新文件filename，并设定文件属性。 </text:p>
      <text:p text:style-name="Text_20_body">attrib为文件属性，可以为以下值 </text:p>
      <text:p text:style-name="Text_20_body">FA_RDONLY只读 FA_HIDDEN隐藏 FA_SYSTEM系统 </text:p>
      <text:p text:style-name="Text_20_body">int creattemp(char *filenamt,int attrib) 建立一个新文件filename，并设定文件属性。 </text:p>
      <text:p text:style-name="Text_20_body">attrib为文件属性，可以为以下值 </text:p>
      <text:p text:style-name="Text_20_body">FA_RDONLY只读 FA_HIDDEN隐藏 FA_SYSTEM系统 </text:p>
      <text:p text:style-name="Text_20_body">int read(int handle,void *buf,int nbyte) 从文件号为handle的文件中读nbyte个字符存入buf中 </text:p>
      <text:p text:style-name="Text_20_body"><text:soft-page-break/>int _read(int handle,void *buf,int nbyte) 从文件号为handle的文件中读nbyte个字符存入buf中,直接调用MSDOS进行操作. </text:p>
      <text:p text:style-name="Text_20_body">int write(int handle,void *buf,int nbyte) 将buf中的nbyte个字符写入文件号为handle的文件中 </text:p>
      <text:p text:style-name="Text_20_body">int _write(int handle,void *buf,int nbyte) 将buf中的nbyte个字符写入文件号为handle的文件中 </text:p>
      <text:p text:style-name="Text_20_body">int dup(int handle) 复制一个文件处理指针handle,返回这个指针 </text:p>
      <text:p text:style-name="Text_20_body">int dup2(int handle,int newhandle) 复制一个文件处理指针handle到newhandle </text:p>
      <text:p text:style-name="Text_20_body">int eof(int *handle) 检查文件是否结束,结束返回1,否则返回0 </text:p>
      <text:p text:style-name="Text_20_body">long filelength(int handle) 返回文件长度，handle为文件号 </text:p>
      <text:p text:style-name="Text_20_body">int setmode(int handle,unsigned mode)本函数用来设定文件号为handle的文件的打开方式 </text:p>
      <text:p text:style-name="Text_20_body">int getftime(int handle,struct ftime *ftime) </text:p>
      <text:p text:style-name="Text_20_body">读取文件号为handle的文件的时间，并将文件时间存于ftime结构中，成功返回0, ftime结构如下： </text:p>
      <text:p text:style-name="Text_20_body">┌─────────────────┐ </text:p>
      <text:p text:style-name="Text_20_body">│struct ftime │ </text:p>
      <text:p text:style-name="Text_20_body">│{ │ </text:p>
      <text:p text:style-name="Text_20_body">│ unsigned ft_tsec:5; /*秒*/ │ </text:p>
      <text:p text:style-name="Text_20_body">│ unsigned ft_min:6; /*分*/ │ </text:p>
      <text:p text:style-name="Text_20_body">│ unsigned ft_hour:5; /*时*/ │ </text:p>
      <text:p text:style-name="Text_20_body">│ unsigned ft_day:5; /*日*/ │ </text:p>
      <text:p text:style-name="Text_20_body">│ unsigned ft_month:4;/*月*/ │ </text:p>
      <text:p text:style-name="Text_20_body">│ unsigned ft_year:1; /*年-1980*/ │ </text:p>
      <text:p text:style-name="Text_20_body">│} │ </text:p>
      <text:p text:style-name="Text_20_body">└─────────────────┘ </text:p>
      <text:p text:style-name="Text_20_body">int setftime(int handle,struct ftime *ftime) 重写文件号为handle的文件时间, </text:p>
      <text:p text:style-name="Text_20_body">新时间在结构ftime中.成功返回0.结构ftime如下: </text:p>
      <text:p text:style-name="Text_20_body">┌─────────────────┐ </text:p>
      <text:p text:style-name="Text_20_body">│struct ftime │ </text:p>
      <text:p text:style-name="Text_20_body">│{ │ </text:p>
      <text:p text:style-name="Text_20_body">│ unsigned ft_tsec:5; /*秒*/ │ </text:p>
      <text:p text:style-name="Text_20_body">│ unsigned ft_min:6; /*分*/ │ </text:p>
      <text:p text:style-name="Text_20_body"><text:soft-page-break/>│ unsigned ft_hour:5; /*时*/ │ </text:p>
      <text:p text:style-name="Text_20_body">│ unsigned ft_day:5; /*日*/ │ </text:p>
      <text:p text:style-name="Text_20_body">│ unsigned ft_month:4;/*月*/ │ </text:p>
      <text:p text:style-name="Text_20_body">│ unsigned ft_year:1; /*年-1980*/ │ </text:p>
      <text:p text:style-name="Text_20_body">│} │ </text:p>
      <text:p text:style-name="Text_20_body">└─────────────────┘ </text:p>
      <text:p text:style-name="Text_20_body">long lseek(int handle,long offset,int fromwhere) </text:p>
      <text:p text:style-name="Text_20_body">本函数将文件号为handle的文件的指针移到fromwhere后的第offset个字节处. </text:p>
      <text:p text:style-name="Text_20_body">SEEK_SET文件开关 SEEK_CUR当前位置 SEEK_END文件尾 </text:p>
      <text:p text:style-name="Text_20_body">long tell(int handle) 本函数返回文件号为handle的文件指针,以字节表示 </text:p>
      <text:p text:style-name="Text_20_body">int isatty(int handle)本函数用来取设备handle的类型 </text:p>
      <text:p text:style-name="Text_20_body">int lock(int handle,long offset,long length) 对文件共享作封锁 </text:p>
      <text:p text:style-name="Text_20_body">int unlock(int handle,long offset,long length) 打开对文件共享的封锁</text:p>
      <text:p text:style-name="Text_20_body">int close(int handle) 关闭handle所表示的文件处理,handle是从_creat、creat、 </text:p>
      <text:p text:style-name="Text_20_body">creatnew、creattemp、dup、dup2、_open、open中的一个处调用获得的文件处理 </text:p>
      <text:p text:style-name="Text_20_body">成功返回0否则返回-1,可用于UNIX系统 </text:p>
      <text:p text:style-name="Text_20_body">int _close(int handle) 关闭handle所表示的文件处理,handle是从_creat、creat、 </text:p>
      <text:p text:style-name="Text_20_body">creatnew、creattemp、dup、dup2、_open、open中的一个处调用获得的文件处理 </text:p>
      <text:p text:style-name="Text_20_body">成功返回0否则返回-1,只能用于MSDOS系统</text:p>
      <text:p text:style-name="Text_20_body">FILE *fopen(char *filename,char *type) 打开一个文件filename,打开方式为type， </text:p>
      <text:p text:style-name="Text_20_body">并返回这个文件指针，type可为以下字符串加上后缀 </text:p>
      <text:p text:style-name="Text_20_body">┌──┬────┬───────┬────────┐ </text:p>
      <text:p text:style-name="Text_20_body">│type│读写性 │文本/2进制文件│建新/打开旧文件 │ </text:p>
      <text:p text:style-name="Text_20_body">├──┼────┼───────┼────────┤ </text:p>
      <text:p text:style-name="Text_20_body">│r │读 │文本 │打开旧的文件 │ </text:p>
      <text:p text:style-name="Text_20_body">│w │写 │文本 │建新文件 │ </text:p>
      <text:p text:style-name="Text_20_body">│a │添加 │文本 │有就打开无则建新│ </text:p>
      <text:p text:style-name="Text_20_body">│r+ │读/写 │不限制 │打开 │ </text:p>
      <text:p text:style-name="Text_20_body"><text:soft-page-break/>│w+ │读/写 │不限制 │建新文件 │ </text:p>
      <text:p text:style-name="Text_20_body">│a+ │读/添加 │不限制 │有就打开无则建新│ </text:p>
      <text:p text:style-name="Text_20_body">└──┴────┴───────┴────────┘ </text:p>
      <text:p text:style-name="Text_20_body">可加的后缀为t、b。加b表示文件以二进制形式进行操作，t没必要使用 </text:p>
      <text:p text:style-name="Text_20_body">例: ┌──────────────────┐ </text:p>
      <text:p text:style-name="Text_20_body">│#include&lt;stdio.h&gt; │ </text:p>
      <text:p text:style-name="Text_20_body">│main() │ </text:p>
      <text:p text:style-name="Text_20_body">│{ │ </text:p>
      <text:p text:style-name="Text_20_body">│ FILE *fp; │ </text:p>
      <text:p text:style-name="Text_20_body">│ fp=fopen("C://WPS//WPS.EXE","r+b");│ </text:p>
      <text:p text:style-name="Text_20_body">└──────────────────┘ </text:p>
      <text:p text:style-name="Text_20_body">FILE *fdopen(int ahndle,char *type) </text:p>
      <text:p text:style-name="Text_20_body">FILE *freopen(char *filename,char *type,FILE *stream) </text:p>
      <text:p text:style-name="Text_20_body">int getc(FILE *stream) 从流stream中读一个字符，并返回这个字符 </text:p>
      <text:p text:style-name="Text_20_body">int putc(int ch,FILE *stream) 向流stream写入一个字符ch </text:p>
      <text:p text:style-name="Text_20_body">int getw(FILE *stream) 从流stream读入一个整数，错误返回EOF </text:p>
      <text:p text:style-name="Text_20_body">int putw(int w,FILE *stream) 向流stream写入一个整数 </text:p>
      <text:p text:style-name="Text_20_body">int ungetc(char c,FILE *stream) 把字符c退回给流stream，下一次读进的字符将是c </text:p>
      <text:p text:style-name="Text_20_body">int fgetc(FILE *stream) 从流stream处读一个字符，并返回这个字符 </text:p>
      <text:p text:style-name="Text_20_body">int fputc(int ch,FILE *stream) 将字符ch写入流stream中 </text:p>
      <text:p text:style-name="Text_20_body">char *fgets(char *string,int n,FILE *stream) </text:p>
      <text:p text:style-name="Text_20_body">从流stream中读n个字符存入string中 </text:p>
      <text:p text:style-name="Text_20_body">int fputs(char *string,FILE *stream)将字符串string写入流stream中 </text:p>
      <text:p text:style-name="Text_20_body">int fread(void *ptr,int size,int nitems,FILE *stream) </text:p>
      <text:p text:style-name="Text_20_body">从流stream中读入nitems个长度为size的字符串存入ptr中 </text:p>
      <text:p text:style-name="Text_20_body">int fwrite(void *ptr,int size,int nitems,FILE *stream) </text:p>
      <text:p text:style-name="Text_20_body">向流stream中写入nitems个长度为size的字符串,字符串在ptr中 </text:p>
      <text:p text:style-name="Text_20_body">int fscanf(FILE *stream,char *format[,argument,…]) </text:p>
      <text:p text:style-name="Text_20_body">以格式化形式从流stream中读入一个字符串 </text:p>
      <text:p text:style-name="Text_20_body"><text:soft-page-break/>int vfscanf(FILE *stream,char *format,Valist param) </text:p>
      <text:p text:style-name="Text_20_body">以格式化形式从流stream中读入一个字符串,参数从Valist param中取得 </text:p>
      <text:p text:style-name="Text_20_body">int fprintf(FILE *stream,char *format[,argument,…]) </text:p>
      <text:p text:style-name="Text_20_body">以格式化形式将一个字符串写给指定的流stream </text:p>
      <text:p text:style-name="Text_20_body">int vfprintf(FILE *stream,char *format,Valist param) </text:p>
      <text:p text:style-name="Text_20_body">以格式化形式将一个字符串写给指定的流stream,参数从Valist param中取得 </text:p>
      <text:p text:style-name="Text_20_body">int fseek(FILE *stream,long offset,int fromwhere) </text:p>
      <text:p text:style-name="Text_20_body">函数把文件指针移到fromwhere所指位置的向后offset个字节处,fromwhere可以为以下值: </text:p>
      <text:p text:style-name="Text_20_body">SEEK_SET 文件开关 SEEK_CUR 当前位置 SEEK_END 文件尾 </text:p>
      <text:p text:style-name="Text_20_body">long ftell(FILE *stream) 函数返回定位在stream中的当前文件指针位置,以字节表示 </text:p>
      <text:p text:style-name="Text_20_body">int rewind(FILE *stream) 将当前文件指针stream移到文件开头 </text:p>
      <text:p text:style-name="Text_20_body">int feof(FILE *stream) 检测流stream上的文件指针是否在结束位置 </text:p>
      <text:p text:style-name="Text_20_body">int fileno(FILE *stream) 取流stream上的文件处理，并返回文件处理 </text:p>
      <text:p text:style-name="Text_20_body">int ferror(FILE *stream) 检测流stream上是否有读写错误，如有错误就返回1 </text:p>
      <text:p text:style-name="Text_20_body">void clearerr(FILE *stream) 清除流stream上的读写错误 </text:p>
      <text:p text:style-name="Text_20_body">void setbuf(FILE *stream,char *buf) 给流stream指定一个缓冲区buf </text:p>
      <text:p text:style-name="Text_20_body">void setvbuf(FILE *stream,char *buf,int type,unsigned size) </text:p>
      <text:p text:style-name="Text_20_body">给流stream指定一个缓冲区buf,大小为size,类型为type,type的值见下表</text:p>
      <text:p text:style-name="Text_20_body">┌───┬───────────────────────────────┐ </text:p>
      <text:p text:style-name="Text_20_body">│type值│意义 │ </text:p>
      <text:p text:style-name="Text_20_body">├───┼───────────────────────────────┤ </text:p>
      <text:p text:style-name="Text_20_body">│_IOFBF│文件是完全缓冲区,当缓冲区是空时,下一个输入操作将企图填满整个缓│ </text:p>
      <text:p text:style-name="Text_20_body">│ │冲区.在输出时,在把任何数据写到文件之前,将完全填充缓冲区. │ </text:p>
      <text:p text:style-name="Text_20_body">│_IOLBF│文件是行缓冲区.当缓冲区为空时,下一个输入操作将仍然企图填整个缓│ </text:p>
      <text:p text:style-name="Text_20_body">│ │冲区.然而在输出时,每当新行符写到文件,缓冲区就被清洗掉. │ </text:p>
      <text:p text:style-name="Text_20_body">│_IONBF│文件是无缓冲的.buf和size参数是被忽略的.每个输入操作将直接从文 │ </text:p>
      <text:p text:style-name="Text_20_body">│ │件读,每个输出操作将立即把数据写到文件中. │ </text:p>
      <text:p text:style-name="Text_20_body">└───┴───────────────────────────────┘ </text:p>
      <text:p text:style-name="Text_20_body">int fclose(FILE *stream) 关闭一个流，可以是文件或设备(例如LPT1) </text:p>
      <text:p text:style-name="Text_20_body"><text:soft-page-break/>int fcloseall() 关闭所有除stdin或stdout外的流 </text:p>
      <text:p text:style-name="Text_20_body">int fflush(FILE *stream) </text:p>
      <text:p text:style-name="Text_20_body">关闭一个流，并对缓冲区作处理处理即对读的流，将流内内容读入缓冲区；对写的流，将缓冲区内内容写入流。成功返回0 </text:p>
      <text:p text:style-name="Text_20_body">int fflushall() </text:p>
      <text:p text:style-name="Text_20_body">关闭所有流，并对流各自的缓冲区作处理处理即对读的流，将流内内容读入缓冲区；对写的流，将缓冲区内内容写入流。成功返回0 </text:p>
      <text:p text:style-name="Text_20_body">int access(char *filename,int amode) </text:p>
      <text:p text:style-name="Text_20_body">本函数检查文件filename并返回文件的属性, 函数将属性存于amode中，amode由以下位的组合构成 </text:p>
      <text:p text:style-name="Text_20_body">06可以读、写 04可以读 02可以写 01执行(忽略的) 00文件存在 </text:p>
      <text:p text:style-name="Text_20_body">如果filename是一个目录,函数将只确定目录是否存在函数执行成功返回0,否则返回-1 </text:p>
      <text:p text:style-name="Text_20_body">int chmod(char *filename,int permiss) 本函数用于设定文件filename的属性 </text:p>
      <text:p text:style-name="Text_20_body">permiss可以为以下值 </text:p>
      <text:p text:style-name="Text_20_body">S_IWRITE允许写 S_IREAD允许读 S_IREAD|S_IWRITE允许读、写 </text:p>
      <text:p text:style-name="Text_20_body">int _chmod(char *filename,int func[,int attrib]); </text:p>
      <text:p text:style-name="Text_20_body">本函数用于读取或设定文件filename的属性， </text:p>
      <text:p text:style-name="Text_20_body">当func=0时，函数返回文件的属性；当func=1时，函数设定文件的属性 </text:p>
      <text:p text:style-name="Text_20_body">若为设定文件属性，attrib可以为下列常数之一 </text:p>
      <text:p text:style-name="Text_20_body">FA_RDONLY只读 FA_HIDDEN隐藏 FA_SYSTEM系统</text:p>
      <text:p text:style-name="Text_20_body">接口子程序,所在函数库为os.h、bios.h </text:p>
      <text:p text:style-name="Text_20_body">unsigned sleep(unsigned seconds) 暂停seconds微秒(百分之一秒) </text:p>
      <text:p text:style-name="Text_20_body">int unlink(char *filename) 删除文件filename </text:p>
      <text:p text:style-name="Text_20_body">unsigned FP_OFF(void far *farptr) 本函数用来取远指针farptr的偏移量 </text:p>
      <text:p text:style-name="Text_20_body">unsigned FP_SEG(void far *farptr) 本函数用来没置远指针farptr的段值 </text:p>
      <text:p text:style-name="Text_20_body">void far *MK_FP(unsigned seg,unsigned off)根据段seg和偏移量off构造一个far指针 </text:p>
      <text:p text:style-name="Text_20_body">unsigned getpsp() 取程序段前缀的段地址,并返回这个地址 </text:p>
      <text:p text:style-name="Text_20_body">char *parsfnm(char *cmdline,struct fcb *fcbptr,int option) </text:p>
      <text:p text:style-name="Text_20_body">函数分析一个字符串,通常,对一个文件名来说,是由cmdline所指的一个命令行. </text:p>
      <text:p text:style-name="Text_20_body">文件名是放入一个FCB中作为一个驱动器,文件名和扩展名.FCB是由fcbptr所指定的. </text:p>
      <text:p text:style-name="Text_20_body"><text:soft-page-break/>option参数是DOS分析系统调用时,AL文本的值. </text:p>
      <text:p text:style-name="Text_20_body">int absread(int drive,int nsects,int sectno,void *buffer) </text:p>
      <text:p text:style-name="Text_20_body">本函数功能为读特定的磁盘扇区, </text:p>
      <text:p text:style-name="Text_20_body">drive为驱动器号(0=A,1=B等),nsects为要读的扇区数,sectno为开始的逻辑扇区号,buffer为保存所读数据的保存空间 </text:p>
      <text:p text:style-name="Text_20_body">int abswrite(int drive,int nsects,int sectno,void *buffer) </text:p>
      <text:p text:style-name="Text_20_body">本函数功能为写特定的磁盘扇区, </text:p>
      <text:p text:style-name="Text_20_body">drive为驱动器号(0=A,1=B等),nsects为要写的扇区数,sectno为开始的逻辑扇区号,buffer为保存所写数据的所在空间 </text:p>
      <text:p text:style-name="Text_20_body">void getdfree(int drive,struct dfree *dfreep) </text:p>
      <text:p text:style-name="Text_20_body">本函数用来取磁盘的自由空间, </text:p>
      <text:p text:style-name="Text_20_body">drive为磁盘号(0=当前,1=A等).函数将磁盘特性的由dfreep指向的dfree结构中. dfree结构如下: </text:p>
      <text:p text:style-name="Text_20_body">┌───────────────────┐ </text:p>
      <text:p text:style-name="Text_20_body">│struct dfree │ </text:p>
      <text:p text:style-name="Text_20_body">│{ │ </text:p>
      <text:p text:style-name="Text_20_body">│ unsigned df_avail; /*有用簇个数*/ │ </text:p>
      <text:p text:style-name="Text_20_body">│ unsigned df_total; /*总共簇个数*/ │ </text:p>
      <text:p text:style-name="Text_20_body">│ unsigned df_bsec; /*每个扇区字节数*/│ </text:p>
      <text:p text:style-name="Text_20_body">│ unsigned df_sclus; /*每个簇扇区数*/ │ </text:p>
      <text:p text:style-name="Text_20_body">│} │ </text:p>
      <text:p text:style-name="Text_20_body">└───────────────────┘ </text:p>
      <text:p text:style-name="Text_20_body">char far *getdta() 取磁盘转换地址DTA </text:p>
      <text:p text:style-name="Text_20_body">void setdta(char far *dta) 设置磁盘转换地址DTA </text:p>
      <text:p text:style-name="Text_20_body">void getfat(int drive,fatinfo *fatblkp) </text:p>
      <text:p text:style-name="Text_20_body">本函数返回指定驱动器drive(0=当前,1=A,2=B等)的文件分配表信息并存入结构fatblkp中,结构如下: </text:p>
      <text:p text:style-name="Text_20_body">┌──────────────────┐ </text:p>
      <text:p text:style-name="Text_20_body">│struct fatinfo │ </text:p>
      <text:p text:style-name="Text_20_body">│{ │ </text:p>
      <text:p text:style-name="Text_20_body">│ char fi_sclus; /*每个簇扇区数*/ │ </text:p>
      <text:p text:style-name="Text_20_body"><text:soft-page-break/>│ char fi_fatid; /*文件分配表字节数*/│ </text:p>
      <text:p text:style-name="Text_20_body">│ int fi_nclus; /*簇的数目*/ │ </text:p>
      <text:p text:style-name="Text_20_body">│ int fi_bysec; /*每个扇区字节数*/ │ </text:p>
      <text:p text:style-name="Text_20_body">│} │ </text:p>
      <text:p text:style-name="Text_20_body">└──────────────────┘ </text:p>
      <text:p text:style-name="Text_20_body">void getfatd(struct fatinfo *fatblkp) 本函数返回当前驱动器的文件分配表信息, 并存入结构fatblkp中,结构如下: </text:p>
      <text:p text:style-name="Text_20_body">┌──────────────────┐ </text:p>
      <text:p text:style-name="Text_20_body">│struct fatinfo │ </text:p>
      <text:p text:style-name="Text_20_body">│{ │ </text:p>
      <text:p text:style-name="Text_20_body">│ char fi_sclus; /*每个簇扇区数*/ │ </text:p>
      <text:p text:style-name="Text_20_body">│ char fi_fatid; /*文件分配表字节数*/│ </text:p>
      <text:p text:style-name="Text_20_body">│ int fi_nclus; /*簇的数目*/ │ </text:p>
      <text:p text:style-name="Text_20_body">│ int fi_bysec; /*每个扇区字节数*/ │ </text:p>
      <text:p text:style-name="Text_20_body">│} │ </text:p>
      <text:p text:style-name="Text_20_body">└──────────────────┘ </text:p>
      <text:p text:style-name="Text_20_body">int bdos(int dosfun,unsigned dosdx,unsigned dosal) </text:p>
      <text:p text:style-name="Text_20_body">本函数对MSDOS系统进行调用, dosdx为寄存器dx的值,dosal为寄存器al的值,dosfun为功能号 </text:p>
      <text:p text:style-name="Text_20_body">int bdosptr(int dosfun,void *argument,unsiigned dosal) </text:p>
      <text:p text:style-name="Text_20_body">本函数对MSDOS系统进行调用, </text:p>
      <text:p text:style-name="Text_20_body">argument为寄存器dx的值,dosal为寄存器al的值,dosfun为功能号 </text:p>
      <text:p text:style-name="Text_20_body">int int86(int intr_num,union REGS *inregs,union REGS *outregs) </text:p>
      <text:p text:style-name="Text_20_body">执行intr_num号中断,用户定义的寄存器值存于结构inregs中, 执行完后将返回的寄存器值存于结构outregs中. </text:p>
      <text:p text:style-name="Text_20_body">int int86x(int intr_num,union REGS *inregs,union REGS *outregs, struct SREGS *segregs) </text:p>
      <text:p text:style-name="Text_20_body">执行intr_num号中断,用户定义的寄存器值存于结构inregs中和结构segregs中,执行完后将返回的寄存器值存于结构outregs中. </text:p>
      <text:p text:style-name="Text_20_body">int intdos(union REGS *inregs,union REGS *outregs) </text:p>
      <text:p text:style-name="Text_20_body">本函数执行DOS中断0x21来调用一个指定的DOS函数,用户定义的寄存器值存于结构inregs中,执行完后函数将返回的寄存器值存于结构outregs中 </text:p>
      <text:p text:style-name="Text_20_body"><text:soft-page-break/>int intdosx(union REGS *inregs,union REGS *outregs,struct SREGS *segregs) </text:p>
      <text:p text:style-name="Text_20_body">本函数执行DOS中断0x21来调用一个指定的DOS函数,用户定义的寄存器值存于结构inregs和segregs中,执行完后函数将返回的寄存器值存于结构outregs中 </text:p>
      <text:p text:style-name="Text_20_body">void intr(int intr_num,struct REGPACK *preg) </text:p>
      <text:p text:style-name="Text_20_body">本函数中一个备用的8086软件中断接口它能产生一个由参数intr_num指定的8086软件中断. </text:p>
      <text:p text:style-name="Text_20_body">函数在执行软件中断前, 从结构preg复制用户定义的各寄存器值到各个寄存器.软件中断完成后, </text:p>
      <text:p text:style-name="Text_20_body">函数将当前各个寄存器的值复制到结构preg中.参数如下: </text:p>
      <text:p text:style-name="Text_20_body">intr_num 被执行的中断号，preg为保存用户定义的寄存器值的结构,结构如下 </text:p>
      <text:p text:style-name="Text_20_body">┌──────────────────────┐ </text:p>
      <text:p text:style-name="Text_20_body">│struct REGPACK │ </text:p>
      <text:p text:style-name="Text_20_body">│{ │ </text:p>
      <text:p text:style-name="Text_20_body">│ unsigned r_ax,r_bx,r_cx,r_dx; │ </text:p>
      <text:p text:style-name="Text_20_body">│ unsigned r_bp,r_si,r_di,r_ds,r_es,r_flags; │ </text:p>
      <text:p text:style-name="Text_20_body">│} │ </text:p>
      <text:p text:style-name="Text_20_body">└──────────────────────┘ </text:p>
      <text:p text:style-name="Text_20_body">函数执行完后,将新的寄存器值存于结构preg中 </text:p>
      <text:p text:style-name="Text_20_body">void keep(int status,int size) </text:p>
      <text:p text:style-name="Text_20_body">以status状态返回MSDOS,但程序仍保留于内存中,所占用空间由size决定. </text:p>
      <text:p text:style-name="Text_20_body">void ctrlbrk(int (*fptr)()) 设置中断后的对中断的处理程序. </text:p>
      <text:p text:style-name="Text_20_body">void disable() 禁止发生中断 </text:p>
      <text:p text:style-name="Text_20_body">void enable() 允许发生中断 </text:p>
      <text:p text:style-name="Text_20_body">void geninterrupt(int intr_num) 执行由intr_num所指定的软件中断 </text:p>
      <text:p text:style-name="Text_20_body">void interrupt(* getvect(int intr_num))() </text:p>
      <text:p text:style-name="Text_20_body">返回中断号为intr_num的中断处理程序, 例如: old_int_10h=getvect(0x10); </text:p>
      <text:p text:style-name="Text_20_body">void setvect(int intr_num,void interrupt(* isr)()) </text:p>
      <text:p text:style-name="Text_20_body">设置中断号为intr_num的中断处理程序为isr,例如: setvect(0x10,new_int_10h); </text:p>
      <text:p text:style-name="Text_20_body">void harderr(int (*fptr)()) </text:p>
      <text:p text:style-name="Text_20_body">定义一个硬件错误处理程序, 每当出现错误时就调用fptr所指的程序 </text:p>
      <text:p text:style-name="Text_20_body">void hardresume(int rescode) 硬件错误处理函数 </text:p>
      <text:p text:style-name="Text_20_body"><text:soft-page-break/>void hardretn(int errcode) 硬件错误处理函数 </text:p>
      <text:p text:style-name="Text_20_body">int inport(int prot) 从指定的输入端口读入一个字,并返回这个字 </text:p>
      <text:p text:style-name="Text_20_body">int inportb(int port) 从指定的输入端口读入一个字节,并返回这个字节 </text:p>
      <text:p text:style-name="Text_20_body">void outport(int port,int word) 将字word写入指定的输出端口port </text:p>
      <text:p text:style-name="Text_20_body">void outportb(int port,char byte) 将字节byte写入指定的输出端口port </text:p>
      <text:p text:style-name="Text_20_body">int peek(int segment,unsigned offset) </text:p>
      <text:p text:style-name="Text_20_body">函数返回segmentffset处的一个字 </text:p>
      <text:p text:style-name="Text_20_body">char peekb(int segment,unsigned offset) </text:p>
      <text:p text:style-name="Text_20_body">函数返回segmentffset处的一个字节 </text:p>
      <text:p text:style-name="Text_20_body">void poke(int segment,int offset,char value) </text:p>
      <text:p text:style-name="Text_20_body">将字value写到segmentffset处 </text:p>
      <text:p text:style-name="Text_20_body">void pokeb(int segment,int offset,int value) </text:p>
      <text:p text:style-name="Text_20_body">将字节value写到segmentffset处 </text:p>
      <text:p text:style-name="Text_20_body">int randbrd(struct fcb *fcbptr,int reccnt) </text:p>
      <text:p text:style-name="Text_20_body">函数利用打开fcbptr所指的FCB读reccnt个记录. </text:p>
      <text:p text:style-name="Text_20_body">int randbwr(struct fcb *fcbptr,int reccnt) </text:p>
      <text:p text:style-name="Text_20_body">函数将fcbptr所指的FCB中的reccnt个记录写到磁盘上 </text:p>
      <text:p text:style-name="Text_20_body">void segread(struct SREGS *segtbl)函数把段寄存器的当前值放进结构segtbl中 </text:p>
      <text:p text:style-name="Text_20_body">int getverify() 取检验标志的当前状态(0=检验关闭,1=检验打开) </text:p>
      <text:p text:style-name="Text_20_body">void setverify(int value) </text:p>
      <text:p text:style-name="Text_20_body">设置当前检验状态, value为0表示关闭检验,为1表示打开检验 </text:p>
      <text:p text:style-name="Text_20_body">int getcbrk()本函数返回控制中断检测的当前设置 </text:p>
      <text:p text:style-name="Text_20_body">int setcbrk(int value)本函数用来设置控制中断检测为接通或断开当value=0时,为断开检测.当value=1时,为接开检测 </text:p>
      <text:p text:style-name="Text_20_body">int dosexterr(struct DOSERR *eblkp) </text:p>
      <text:p text:style-name="Text_20_body">取扩展错误.在DOS出现错误后,此函数将扩充的错误信息填入eblkp所指的DOSERR结构中.该结构定义如下: </text:p>
      <text:p text:style-name="Text_20_body">┌──────────────┐ </text:p>
      <text:p text:style-name="Text_20_body">│struct DOSERR │ </text:p>
      <text:p text:style-name="Text_20_body"><text:soft-page-break/>│{ │ </text:p>
      <text:p text:style-name="Text_20_body">│ int exterror;/*扩展错误*/ │ </text:p>
      <text:p text:style-name="Text_20_body">│ char class; /*错误类型*/ │ </text:p>
      <text:p text:style-name="Text_20_body">│ char action; /*方式*/ │ </text:p>
      <text:p text:style-name="Text_20_body">│ char locus; /*错误场所*/ │ </text:p>
      <text:p text:style-name="Text_20_body">│} │ </text:p>
      <text:p text:style-name="Text_20_body">└──────────────┘ </text:p>
      <text:p text:style-name="Text_20_body">int bioscom(int cmd,char type,int port) 本函数负责对数据的通讯工作, </text:p>
      <text:p text:style-name="Text_20_body">cmd可以为以下值: </text:p>
      <text:p text:style-name="Text_20_body">0 置通讯参数为字节byte值 1 发送字符通过通讯线输出 </text:p>
      <text:p text:style-name="Text_20_body">2 从通讯线接受字符 3 返回通讯的当前状态 </text:p>
      <text:p text:style-name="Text_20_body">port为通讯端口,port=0时通讯端口为COM1,port=1时通讯端口为COM2,以此类推 </text:p>
      <text:p text:style-name="Text_20_body">byte为传送或接收数据时的参数,为以下位的组合: </text:p>
      <text:p text:style-name="Text_20_body">┌───┬─────┬───┬─────┬───┬─────┐ </text:p>
      <text:p text:style-name="Text_20_body">│byte值│意义 │byte值│意义 │byte值│意义 │ </text:p>
      <text:p text:style-name="Text_20_body">├───┼─────┼───┼─────┼───┼─────┤ </text:p>
      <text:p text:style-name="Text_20_body">│0x02 │7数据位 │0x03 │8数据位 │0x00 │1停止位 │ </text:p>
      <text:p text:style-name="Text_20_body">│0x04 │2停止位 │0x00 │无奇偶性 │0x08 │奇数奇偶性│ </text:p>
      <text:p text:style-name="Text_20_body">│0x18 │偶数奇偶性│0x00 │110波特 │0x20 │150波特 │ </text:p>
      <text:p text:style-name="Text_20_body">│0x40 │300波特 │0x60 │600波特 │0x80 │1200波特 │ </text:p>
      <text:p text:style-name="Text_20_body">│0xA0 │2400波特 │0xC0 │4800波特 │0xE0 │9600波特 │ </text:p>
      <text:p text:style-name="Text_20_body">└───┴─────┴───┴─────┴───┴─────┘</text:p>
      <text:p text:style-name="Text_20_body">例如:0xE0|0x08|0x00|0x03即表示置通讯口为9600波特,奇数奇偶性,1停止位, </text:p>
      <text:p text:style-name="Text_20_body">8数据位. 函数返回值为一个16位整数,定义如下: </text:p>
      <text:p text:style-name="Text_20_body">第15位 超时 </text:p>
      <text:p text:style-name="Text_20_body">第14位 传送移位寄存器空 </text:p>
      <text:p text:style-name="Text_20_body">第13位 传送固定寄存器空 </text:p>
      <text:p text:style-name="Text_20_body">第12位 中断检测 </text:p>
      <text:p text:style-name="Text_20_body"><text:soft-page-break/>第11位 帧错误 </text:p>
      <text:p text:style-name="Text_20_body">第10位 奇偶错误 </text:p>
      <text:p text:style-name="Text_20_body">第 9位 过载运行错误 </text:p>
      <text:p text:style-name="Text_20_body">第 8位 数据就绪 </text:p>
      <text:p text:style-name="Text_20_body">第 7位 接收线信号检测 </text:p>
      <text:p text:style-name="Text_20_body">第 6位 环形指示器 </text:p>
      <text:p text:style-name="Text_20_body">第 5位 数据设置就绪 </text:p>
      <text:p text:style-name="Text_20_body">第 4位 清除发送 </text:p>
      <text:p text:style-name="Text_20_body">第 3位 δ接收线信号检测器 </text:p>
      <text:p text:style-name="Text_20_body">第 2位 下降边环形检测器 </text:p>
      <text:p text:style-name="Text_20_body">第 1位 δ数据设置就绪 </text:p>
      <text:p text:style-name="Text_20_body">第 0位 δ清除发送</text:p>
      <text:p text:style-name="Text_20_body">int biosdisk(int cmd,int drive,int head,int track, int sector,int nsects,void *buffer) </text:p>
      <text:p text:style-name="Text_20_body">本函数用来对驱动器作一定的操作,cmd为功能号, drive为驱动器号(0=A,1=B,0x80=C,0x81=D,0x82=E等).cmd可为以下值:</text:p>
      <text:p text:style-name="Text_20_body">0 重置软磁盘系统.这强迫驱动器控制器来执行硬复位.忽略所有其它参数. </text:p>
      <text:p text:style-name="Text_20_body">1 返回最后的硬盘操作状态.忽略所有其它参数 </text:p>
      <text:p text:style-name="Text_20_body">2 读一个或多个磁盘扇区到内存.读开始的扇区由head、track、sector给出。扇区号由nsects给出。把每个扇区512个字节的数据读入buffer </text:p>
      <text:p text:style-name="Text_20_body">3 从内存读数据写到一个或多个扇区。写开始的扇区由head、track、sector给出。扇区号由nsects给出。所写数据在buffer中，每扇区512个字节。 </text:p>
      <text:p text:style-name="Text_20_body">4 检验一个或多个扇区。开始扇区由head、track、sector给出。扇区号由nsects给出。 </text:p>
      <text:p text:style-name="Text_20_body">5 格式化一个磁道，该磁道由head和track给出。buffer指向写在指定track上的扇区磁头器的一个表。以下cmd值只允许用于XT或AT微机： </text:p>
      <text:p text:style-name="Text_20_body">6 格式化一个磁道，并置坏扇区标志。 </text:p>
      <text:p text:style-name="Text_20_body">7 格式化指定磁道上的驱动器开头。 </text:p>
      <text:p text:style-name="Text_20_body">8 返回当前驱动器参数，驱动器信息返回写在buffer中(以四个字节表示)。 </text:p>
      <text:p text:style-name="Text_20_body">9 初始化一对驱动器特性。 </text:p>
      <text:p text:style-name="Text_20_body">10 执行一个长的读，每个扇区读512加4个额外字节 </text:p>
      <text:p text:style-name="Text_20_body"><text:soft-page-break/>11 执行一个长的写，每个扇区写512加4个额外字节 </text:p>
      <text:p text:style-name="Text_20_body">12 执行一个磁盘查找 </text:p>
      <text:p text:style-name="Text_20_body">13 交替磁盘复位 </text:p>
      <text:p text:style-name="Text_20_body">14 读扇区缓冲区 </text:p>
      <text:p text:style-name="Text_20_body">15 写扇区缓冲区 </text:p>
      <text:p text:style-name="Text_20_body">16 检查指定的驱动器是否就绪 </text:p>
      <text:p text:style-name="Text_20_body">17 复核驱动器 </text:p>
      <text:p text:style-name="Text_20_body">18 控制器RAM诊断 </text:p>
      <text:p text:style-name="Text_20_body">19 驱动器诊断 </text:p>
      <text:p text:style-name="Text_20_body">20 控制器内部诊</text:p>
      <text:p text:style-name="Text_20_body">函数返回由下列位组合成的状态字节： </text:p>
      <text:p text:style-name="Text_20_body">0x00 操作成功 </text:p>
      <text:p text:style-name="Text_20_body">0x01 坏的命令 </text:p>
      <text:p text:style-name="Text_20_body">0x02 地址标记找不到 </text:p>
      <text:p text:style-name="Text_20_body">0x04 记录找不到 </text:p>
      <text:p text:style-name="Text_20_body">0x05 重置失败 </text:p>
      <text:p text:style-name="Text_20_body">0x07 驱动参数活动失败 </text:p>
      <text:p text:style-name="Text_20_body">0x09 企图DMA经过64K界限 </text:p>
      <text:p text:style-name="Text_20_body">0x0B 检查坏的磁盘标记 </text:p>
      <text:p text:style-name="Text_20_body">0x10 坏的ECC在磁盘上读 </text:p>
      <text:p text:style-name="Text_20_body">0x11 ECC校正的数据错误（注意它不是错误） </text:p>
      <text:p text:style-name="Text_20_body">0x20 控制器失效 </text:p>
      <text:p text:style-name="Text_20_body">0x40 查找失败 </text:p>
      <text:p text:style-name="Text_20_body">0x80 响应的连接失败 </text:p>
      <text:p text:style-name="Text_20_body">0xBB 出现无定义错误 </text:p>
      <text:p text:style-name="Text_20_body">0xFF 读出操作失败</text:p>
      <text:p text:style-name="Text_20_body">int biodquip() </text:p>
      <text:p text:style-name="Text_20_body">检查设备，函数返回一字节，该字节每一位表示一个信息，如下： </text:p>
      <text:p text:style-name="Text_20_body"><text:soft-page-break/>第15位 打印机号 </text:p>
      <text:p text:style-name="Text_20_body">第14位 打印机号 </text:p>
      <text:p text:style-name="Text_20_body">第13位 未使用 </text:p>
      <text:p text:style-name="Text_20_body">第12位 连接游戏I/O </text:p>
      <text:p text:style-name="Text_20_body">第11位 RS232端口号 </text:p>
      <text:p text:style-name="Text_20_body">第 8位 未使用 </text:p>
      <text:p text:style-name="Text_20_body">第 7位 软磁盘号 </text:p>
      <text:p text:style-name="Text_20_body">第 6位 软磁盘号, </text:p>
      <text:p text:style-name="Text_20_body">00为1号驱动器,01为2号驱动器,10为3号驱动器,11为4号驱动器</text:p>
      <text:p text:style-name="Text_20_body">第 5位 初始化 </text:p>
      <text:p text:style-name="Text_20_body">第 4位 显示器模式 </text:p>
      <text:p text:style-name="Text_20_body">00为未使用，01为40x25BW彩色显示卡 </text:p>
      <text:p text:style-name="Text_20_body">10为80x25BW彩色显示卡，11为80x25BW单色显示卡 </text:p>
      <text:p text:style-name="Text_20_body">第 3位 母扦件 </text:p>
      <text:p text:style-name="Text_20_body">第 2位 随机存贮器容量,00为16K,01为32K,10为48K,11为64K </text:p>
      <text:p text:style-name="Text_20_body">第 1位 浮点共用处理器 </text:p>
      <text:p text:style-name="Text_20_body">第 0位 从软磁盘引导</text:p>
      <text:p text:style-name="Text_20_body">int bioskey(int cmd)本函数用来执行各种键盘操作，由cmd确定操作。 </text:p>
      <text:p text:style-name="Text_20_body">cmd可为以下值： </text:p>
      <text:p text:style-name="Text_20_body">0 返回敲键盘上的下一个键。若低8位为非0,即为ASCII字符；若低8位为0, </text:p>
      <text:p text:style-name="Text_20_body">则返回扩充了的键盘代码。 </text:p>
      <text:p text:style-name="Text_20_body">1 测试键盘是否可用于读。返回0表示没有键可用；否则返回下一次敲键之值。 </text:p>
      <text:p text:style-name="Text_20_body">敲键本身一直保持由下次调用具的cmd值为0的bioskey所返回的值。 </text:p>
      <text:p text:style-name="Text_20_body">2 返回当前的键盘状态，由返回整数的每一个位表示，见下表： </text:p>
      <text:p text:style-name="Text_20_body">┌──┬───────────┬───────────┐ </text:p>
      <text:p text:style-name="Text_20_body">│ 位 │为0时意义 │为1时意义 │ </text:p>
      <text:p text:style-name="Text_20_body">├──┼───────────┼───────────┤ </text:p>
      <text:p text:style-name="Text_20_body">│ 7 │插入状态 │改写状态 │ </text:p>
      <text:p text:style-name="Text_20_body"><text:soft-page-break/>│ 6 │大写状态 │小写状态 │ </text:p>
      <text:p text:style-name="Text_20_body">│ 5 │数字状态，NumLock灯亮 │光标状态，NumLock灯熄 │ </text:p>
      <text:p text:style-name="Text_20_body">│ 4 │ScrollLock灯亮 │ScrollLock灯熄 │ </text:p>
      <text:p text:style-name="Text_20_body">│ 3 │Alt按下 │Alt未按下 │ </text:p>
      <text:p text:style-name="Text_20_body">│ 2 │Ctrl按下 │Ctrl未按下 │ </text:p>
      <text:p text:style-name="Text_20_body">│ 1 │左Shift按下 │左Shift未按下 │ </text:p>
      <text:p text:style-name="Text_20_body">│ 0 │右Shift按下 │右Shift未按下 │ </text:p>
      <text:p text:style-name="Text_20_body">└──┴───────────┴───────────┘ </text:p>
      <text:p text:style-name="Text_20_body">int biosmemory() 返回内存大小,以K为单位. </text:p>
      <text:p text:style-name="Text_20_body">int biosprint(int cmd,int byte,int port) 控制打印机的输入/输出. </text:p>
      <text:p text:style-name="Text_20_body">port为打印机号,0为LPT1,1为LPT2,2为LPT3等 </text:p>
      <text:p text:style-name="Text_20_body">cmd可以为以下值: </text:p>
      <text:p text:style-name="Text_20_body">0 打印字符,将字符byte送到打印机 </text:p>
      <text:p text:style-name="Text_20_body">1 打印机端口初始化 </text:p>
      <text:p text:style-name="Text_20_body">2 读打印机状态 </text:p>
      <text:p text:style-name="Text_20_body">函数返回值由以下位值组成表示当前打印机状态 </text:p>
      <text:p text:style-name="Text_20_body">0x01 设备时间超时 </text:p>
      <text:p text:style-name="Text_20_body">0x08 输入/输出错误 </text:p>
      <text:p text:style-name="Text_20_body">0x10 选择的 </text:p>
      <text:p text:style-name="Text_20_body">0x20 走纸 </text:p>
      <text:p text:style-name="Text_20_body">0x40 认可 </text:p>
      <text:p text:style-name="Text_20_body">0x80 不忙碌</text:p>
      <text:p text:style-name="Text_20_body">int biostime(int cmd,long newtime)计时器控制,cmd为功能号,可为以下值</text:p>
      <text:p text:style-name="Text_20_body">0 函数返回计时器的当前值 </text:p>
      <text:p text:style-name="Text_20_body">1 将计时器设为新值newtime</text:p>
      <text:p text:style-name="Text_20_body">struct country *country(int countrycmode,struct country *countryp) </text:p>
      <text:p text:style-name="Text_20_body">本函数用来控制某一国家的相关信息,如日期,时间,货币等. </text:p>
      <text:p text:style-name="Text_20_body">若countryp=-1时,当前的国家置为countrycode值(必须为非0).否则,由countryp所指向的country结构用下列的国家相关信息填充: </text:p>
      <text:p text:style-name="Text_20_body"><text:soft-page-break/>(1)当前的国家(若countrycode为0或2)由countrycode所给定的国家. </text:p>
      <text:p text:style-name="Text_20_body">结构country定义如下: </text:p>
      <text:p text:style-name="Text_20_body">┌────────────────────┐ </text:p>
      <text:p text:style-name="Text_20_body">│struct country │ </text:p>
      <text:p text:style-name="Text_20_body">│{ │ </text:p>
      <text:p text:style-name="Text_20_body">│ int co_date; /*日期格式*/ │ </text:p>
      <text:p text:style-name="Text_20_body">│ char co_curr[5]; /*货币符号*/ │ </text:p>
      <text:p text:style-name="Text_20_body">│ char co_thsep[2]; /*数字分隔符*/ │ </text:p>
      <text:p text:style-name="Text_20_body">│ char co_desep[2]; /*小数点*/ │ </text:p>
      <text:p text:style-name="Text_20_body">│ char co_dtsep[2]; /*日期分隔符*/ │ </text:p>
      <text:p text:style-name="Text_20_body">│ char co_tmsep[2]; /*时间分隔符*/ │ </text:p>
      <text:p text:style-name="Text_20_body">│ char co_currstyle; /*货币形式*/ │ </text:p>
      <text:p text:style-name="Text_20_body">│ char co_digits; /*有效数字*/ │ </text:p>
      <text:p text:style-name="Text_20_body">│ int (far *co_case)(); /*事件处理函数*/ │ </text:p>
      <text:p text:style-name="Text_20_body">│ char co_dasep; /*数据分隔符*/ │ </text:p>
      <text:p text:style-name="Text_20_body">│ char co_fill[10]; /*补充字符*/ │ </text:p>
      <text:p text:style-name="Text_20_body">│} │ </text:p>
      <text:p text:style-name="Text_20_body">└────────────────────┘ </text:p>
      <text:p text:style-name="Text_20_body">co_date的值所代表的日期格式是: </text:p>
      <text:p text:style-name="Text_20_body">0 月日年 1 日月年 2 年月日 </text:p>
      <text:p text:style-name="Text_20_body">co_currstrle的值所代表的货币显示方式是 </text:p>
      <text:p text:style-name="Text_20_body">0 货币符号在数值前,中间无空格 </text:p>
      <text:p text:style-name="Text_20_body">1 货币符号在数值后,中间无空格 </text:p>
      <text:p text:style-name="Text_20_body">2 货币符号在数值前,中间有空格 </text:p>
      <text:p text:style-name="Text_20_body">3 货币符号在数值后,中间有空格</text:p>
      <text:p text:style-name="Text_20_body">操作函数,所在函数库为string.h、mem.h </text:p>
      <text:p text:style-name="Text_20_body">mem…操作存贮数组 </text:p>
      <text:p text:style-name="Text_20_body">void *memccpy(void *destin,void *source,unsigned char ch,unsigned n) </text:p>
      <text:p text:style-name="Text_20_body"><text:soft-page-break/>void *memchr(void *s,char ch,unsigned n) </text:p>
      <text:p text:style-name="Text_20_body">void *memcmp(void *s1,void *s2,unsigned n) </text:p>
      <text:p text:style-name="Text_20_body">int memicmp(void *s1,void *s2,unsigned n) </text:p>
      <text:p text:style-name="Text_20_body">void *memmove(void *destin,void *source,unsigned n) </text:p>
      <text:p text:style-name="Text_20_body">void *memcpy(void *destin,void *source,unsigned n) </text:p>
      <text:p text:style-name="Text_20_body">void *memset(void *s,char ch,unsigned n)</text:p>
      <text:p text:style-name="Text_20_body">这些函数,mem…系列的所有成员均操作存贮数组.在所有这些函数中,数组是n字节长. </text:p>
      <text:p text:style-name="Text_20_body">memcpy从source复制一个n字节的块到destin.如果源块和目标块重迭,则选择复制方向, 以例正确地复制覆盖的字节. </text:p>
      <text:p text:style-name="Text_20_body">memmove与memcpy相同. memset将s的所有字节置于字节ch中.s数组的长度由n给出. </text:p>
      <text:p text:style-name="Text_20_body">memcmp比较正好是n字节长的两个字符串s1和s2.些函数按无符号字符比较字节,因此, </text:p>
      <text:p text:style-name="Text_20_body">memcmp("0xFF","/x7F",1)返回值大于0. memicmp比较s1和s2的前n个字节,不管字符大写或小写. </text:p>
      <text:p text:style-name="Text_20_body">memccpy从source复制字节到destin.复制一结束就发生下列任一情况: </text:p>
      <text:p text:style-name="Text_20_body">(1)字符ch首选复制到destin. </text:p>
      <text:p text:style-name="Text_20_body">(2)n个字节已复制到destin. </text:p>
      <text:p text:style-name="Text_20_body">memchr对字符ch检索s数组的前n个字节. </text:p>
      <text:p text:style-name="Text_20_body">返回值:memmove和memcpy返回destin </text:p>
      <text:p text:style-name="Text_20_body">memset返回s的值 </text:p>
      <text:p text:style-name="Text_20_body">memcmp和memicmp─┬─若s1&lt;s2返回值小于0 </text:p>
      <text:p text:style-name="Text_20_body">├─若s1=s2返回值等于0 </text:p>
      <text:p text:style-name="Text_20_body">└─若s1&gt;s2返回值大于0 </text:p>
      <text:p text:style-name="Text_20_body">memccpy若复制了ch,则返回直接跟随ch的在destin中的字节的一个指针;</text:p>
      <text:p text:style-name="Text_20_body">否则返回NULL </text:p>
      <text:p text:style-name="Text_20_body">memchr返回在s中首先出现ch的一个指针;如果在s数组中不出现ch,就返回NULL.</text:p>
      <text:p text:style-name="Text_20_body">void movedata(int segsrc,int offsrc, int segdest,int offdest, unsigned numbytes) </text:p>
      <text:p text:style-name="Text_20_body">本函数将源地址(segsrcffsrc)处的numbytes个字节复制到目标地址(segdestffdest) </text:p>
      <text:p text:style-name="Text_20_body">void movemem(void *source,void *destin,unsigned len) </text:p>
      <text:p text:style-name="Text_20_body">本函数从source处复制一块长len字节的数据到destin.若源地址和目标地址字符串重迭,则选择复制方向,以便正确的复制数据. </text:p>
      <text:p text:style-name="Text_20_body">void setmem(void *addr,int len,char value) </text:p>
      <text:p text:style-name="Text_20_body"><text:soft-page-break/>本函数把addr所指的块的第一个字节置于字节value中.</text:p>
      <text:p text:style-name="Text_20_body">str…字符串操作函数 </text:p>
      <text:p text:style-name="Text_20_body">char stpcpy(char *dest,const char *src) 将字符串src复制到dest </text:p>
      <text:p text:style-name="Text_20_body">char strcat(char *dest,const char *src) 将字符串src添加到dest末尾 </text:p>
      <text:p text:style-name="Text_20_body">char strchr(const char *s,int c) 检索并返回字符c在字符串s中第一次出现的位置 </text:p>
      <text:p text:style-name="Text_20_body">int strcmp(const char *s1,const char *s2) 比较字符串s1与s2的大小,并返回s1-s2 </text:p>
      <text:p text:style-name="Text_20_body">char strcpy(char *dest,const char *src) 将字符串src复制到dest </text:p>
      <text:p text:style-name="Text_20_body">size_t strcspn(const char *s1,const char *s2) 扫描s1,返回在s1中有,在s2中也有的字符个数 </text:p>
      <text:p text:style-name="Text_20_body">char strdup(const char *s) 将字符串s复制到最近建立的单元 </text:p>
      <text:p text:style-name="Text_20_body">int stricmp(const char *s1,const char *s2) 比较字符串s1和s2,并返回s1-s2 </text:p>
      <text:p text:style-name="Text_20_body">size_t strlen(const char *s) 返回字符串s的长度 </text:p>
      <text:p text:style-name="Text_20_body">char strlwr(char *s) </text:p>
      <text:p text:style-name="Text_20_body">将字符串s中的大写字母全部转换成小写字母,并返回转换后的字符串 </text:p>
      <text:p text:style-name="Text_20_body">char strncat(char *dest,const char *src,size_t maxlen) </text:p>
      <text:p text:style-name="Text_20_body">将字符串src中最多maxlen个字符复制到字符串dest中 </text:p>
      <text:p text:style-name="Text_20_body">int strncmp(const char *s1,const char *s2,size_t maxlen) </text:p>
      <text:p text:style-name="Text_20_body">比较字符串s1与s2中的前maxlen个字符 </text:p>
      <text:p text:style-name="Text_20_body">char strncpy(char *dest,const char *src,size_t maxlen) </text:p>
      <text:p text:style-name="Text_20_body">复制src中的前maxlen个字符到dest中 </text:p>
      <text:p text:style-name="Text_20_body">int strnicmp(const char *s1,const char *s2,size_t maxlen) </text:p>
      <text:p text:style-name="Text_20_body">比较字符串s1与s2中的前maxlen个字符 </text:p>
      <text:p text:style-name="Text_20_body">char strnset(char *s,int ch,size_t n) </text:p>
      <text:p text:style-name="Text_20_body">将字符串s的前n个字符置于ch中 </text:p>
      <text:p text:style-name="Text_20_body">char strpbrk(const char *s1,const char *s2) </text:p>
      <text:p text:style-name="Text_20_body">扫描字符串s1,并返回在s1和s2中均有的字符个数 </text:p>
      <text:p text:style-name="Text_20_body">char strrchr(const char *s,int c) </text:p>
      <text:p text:style-name="Text_20_body">扫描最后出现一个给定字符c的一个字符串s </text:p>
      <text:p text:style-name="Text_20_body">char strrev(char *s) </text:p>
      <text:p text:style-name="Text_20_body">将字符串s中的字符全部颠倒顺序重新排列,并返回排列后的字符串 </text:p>
      <text:p text:style-name="Text_20_body"><text:soft-page-break/>char strset(char *s,int ch) </text:p>
      <text:p text:style-name="Text_20_body">将一个字符串s中的所有字符置于一个给定的字符ch </text:p>
      <text:p text:style-name="Text_20_body">size_t strspn(const char *s1,const char *s2) </text:p>
      <text:p text:style-name="Text_20_body">扫描字符串s1,并返回在s1和s2中均有的字符个数 </text:p>
      <text:p text:style-name="Text_20_body">char strstr(const char *s1,const char *s2) </text:p>
      <text:p text:style-name="Text_20_body">扫描字符串s2,并返回第一次出现s1的位置 </text:p>
      <text:p text:style-name="Text_20_body">char strtok(char *s1,const char *s2) </text:p>
      <text:p text:style-name="Text_20_body">检索字符串s1,该字符串s1是由字符串s2中定义的定界符所分隔 </text:p>
      <text:p text:style-name="Text_20_body">char strupr(char *s) </text:p>
      <text:p text:style-name="Text_20_body">将字符串s中的小写字母全部转换成大写字母,并返回转换后的字符串</text:p>
      <text:p text:style-name="Text_20_body">存贮分配子程序,所在函数库为dos.h、alloc.h、malloc.h、stdlib.h、process.h </text:p>
      <text:p text:style-name="Text_20_body">int allocmem(unsigned size,unsigned *seg) </text:p>
      <text:p text:style-name="Text_20_body">利用DOS分配空闲的内存, size为分配内存大小,seg为分配后的内存指针 </text:p>
      <text:p text:style-name="Text_20_body">int freemem(unsigned seg) </text:p>
      <text:p text:style-name="Text_20_body">释放先前由allocmem分配的内存,seg为指定的内存指针 </text:p>
      <text:p text:style-name="Text_20_body">int setblock(int seg,int newsize) </text:p>
      <text:p text:style-name="Text_20_body">本函数用来修改所分配的内存长度, seg为已分配内存的内存指针,newsize为新的长度 </text:p>
      <text:p text:style-name="Text_20_body">int brk(void *endds) </text:p>
      <text:p text:style-name="Text_20_body">本函数用来改变分配给调用程序的数据段的空间数量,新的空间结束地址为endds </text:p>
      <text:p text:style-name="Text_20_body">char *sbrk(int incr) </text:p>
      <text:p text:style-name="Text_20_body">本函数用来增加分配给调用程序的数据段的空间数量,增加incr个字节的空间 </text:p>
      <text:p text:style-name="Text_20_body">unsigned long coreleft() 本函数返回未用的存储区的长度,以字节为单位 </text:p>
      <text:p text:style-name="Text_20_body">void *calloc(unsigned nelem,unsigned elsize) </text:p>
      <text:p text:style-name="Text_20_body">分配nelem个长度为elsize的内存空间并返回所分配内存的指针 </text:p>
      <text:p text:style-name="Text_20_body">void *malloc(unsigned size) 分配size个字节的内存空间,并返回所分配内存的指针 </text:p>
      <text:p text:style-name="Text_20_body">void free(void *ptr) 释放先前所分配的内存,所要释放的内存的指针为ptr </text:p>
      <text:p text:style-name="Text_20_body">void *realloc(void *ptr,unsigned newsize) </text:p>
      <text:p text:style-name="Text_20_body">改变已分配内存的大小,ptr为已分配有内存区域的指针,newsize为新的长度,返回分配好的内存指针. </text:p>
      <text:p text:style-name="Text_20_body">long farcoreleft() 本函数返回远堆中未用的存储区的长度,以字节为单位 </text:p>
      <text:p text:style-name="Text_20_body"><text:soft-page-break/>void far *farcalloc(unsigned long units,unsigned long unitsz) </text:p>
      <text:p text:style-name="Text_20_body">从远堆分配units个长度为unitsz的内存空间,并返回所分配内存的指针 </text:p>
      <text:p text:style-name="Text_20_body">void *farmalloc(unsigned long size) </text:p>
      <text:p text:style-name="Text_20_body">分配size个字节的内存空间, 并返回分配的内存指针 </text:p>
      <text:p text:style-name="Text_20_body">void farfree(void far *block) </text:p>
      <text:p text:style-name="Text_20_body">释放先前从远堆分配的内存空间, 所要释放的远堆内存的指针为block </text:p>
      <text:p text:style-name="Text_20_body">void far *farrealloc(void far *block,unsigned long newsize) </text:p>
      <text:p text:style-name="Text_20_body">改变已分配的远堆内存的大小,block为已分配有内存区域的指针,newzie为新的长度,返回分配好的内存指针</text:p>
      <text:p text:style-name="Text_20_body">时间日期函数,函数库为time.h、dos.h </text:p>
      <text:p text:style-name="Text_20_body">在时间日期函数里,主要用到的结构有以下几个: </text:p>
      <text:p text:style-name="Text_20_body">总时间日期贮存结构tm </text:p>
      <text:p text:style-name="Text_20_body">┌──────────────────────┐ </text:p>
      <text:p text:style-name="Text_20_body">│struct tm │ </text:p>
      <text:p text:style-name="Text_20_body">│{ │ </text:p>
      <text:p text:style-name="Text_20_body">│ int tm_sec; /*秒,0-59*/ │ </text:p>
      <text:p text:style-name="Text_20_body">│ int tm_min; /*分,0-59*/ │ </text:p>
      <text:p text:style-name="Text_20_body">│ int tm_hour; /*时,0-23*/ │ </text:p>
      <text:p text:style-name="Text_20_body">│ int tm_mday; /*天数,1-31*/ │ </text:p>
      <text:p text:style-name="Text_20_body">│ int tm_mon; /*月数,0-11*/ │ </text:p>
      <text:p text:style-name="Text_20_body">│ int tm_year; /*自1900的年数*/ │ </text:p>
      <text:p text:style-name="Text_20_body">│ int tm_wday; /*自星期日的天数0-6*/ │ </text:p>
      <text:p text:style-name="Text_20_body">│ int tm_yday; /*自1月1日起的天数,0-365*/ │ </text:p>
      <text:p text:style-name="Text_20_body">│ int tm_isdst; /*是否采用夏时制,采用为正数*/│ </text:p>
      <text:p text:style-name="Text_20_body">│} │ </text:p>
      <text:p text:style-name="Text_20_body">└──────────────────────┘ </text:p>
      <text:p text:style-name="Text_20_body">日期贮存结构date </text:p>
      <text:p text:style-name="Text_20_body">┌───────────────┐ </text:p>
      <text:p text:style-name="Text_20_body">│struct date │ </text:p>
      <text:p text:style-name="Text_20_body"><text:soft-page-break/>│{ │ </text:p>
      <text:p text:style-name="Text_20_body">│ int da_year; /*自1900的年数*/│ </text:p>
      <text:p text:style-name="Text_20_body">│ char da_day; /*天数*/ │ </text:p>
      <text:p text:style-name="Text_20_body">│ char da_mon; /*月数 1=Jan*/ │ </text:p>
      <text:p text:style-name="Text_20_body">│} │ </text:p>
      <text:p text:style-name="Text_20_body">└───────────────┘ </text:p>
      <text:p text:style-name="Text_20_body">时间贮存结构time </text:p>
      <text:p text:style-name="Text_20_body">┌────────────────┐ </text:p>
      <text:p text:style-name="Text_20_body">│struct time │ </text:p>
      <text:p text:style-name="Text_20_body">│{ │ </text:p>
      <text:p text:style-name="Text_20_body">│ unsigned char ti_min; /*分钟*/│ </text:p>
      <text:p text:style-name="Text_20_body">│ unsigned char ti_hour; /*小时*/│ </text:p>
      <text:p text:style-name="Text_20_body">│ unsigned char ti_hund; │ </text:p>
      <text:p text:style-name="Text_20_body">│ unsigned char ti_sec; /*秒*/ │ </text:p>
      <text:p text:style-name="Text_20_body">│ │ </text:p>
      <text:p text:style-name="Text_20_body">└────────────────┘ </text:p>
      <text:p text:style-name="Text_20_body">char *ctime(long *clock) </text:p>
      <text:p text:style-name="Text_20_body">本函数把clock所指的时间(如由函数time返回的时间)转换成下列格式的字符串: </text:p>
      <text:p text:style-name="Text_20_body">Mon Nov 21 11:31:54 1983/n/0 </text:p>
      <text:p text:style-name="Text_20_body">char asctime(struct tm *tm) </text:p>
      <text:p text:style-name="Text_20_body">本函数把指定的tm结构类的时间转换成下列格式的字符串: </text:p>
      <text:p text:style-name="Text_20_body">Mon Nov 21 11:31:54 1983/n/0 </text:p>
      <text:p text:style-name="Text_20_body">double difftime(time_t time2,time_t time1) </text:p>
      <text:p text:style-name="Text_20_body">计算结构time2和time1之间的时间差距(以秒为单位) </text:p>
      <text:p text:style-name="Text_20_body">struct tm *gmtime(long *clock) </text:p>
      <text:p text:style-name="Text_20_body">本函数把clock所指的时间(如由函数time返回的时间)转换成格林威治时间,并以tm结构形式返回 </text:p>
      <text:p text:style-name="Text_20_body">struct tm *localtime(long *clock) </text:p>
      <text:p text:style-name="Text_20_body">本函数把clock所指的时间(如函数time返回的时间)转换成当地标准时间,并以tm结构形式返回 </text:p>
      <text:p text:style-name="Text_20_body">void tzset()本函数提供了对UNIX操作系统的兼容性 </text:p>
      <text:p text:style-name="Text_20_body"><text:soft-page-break/>long dostounix(struct date *dateptr,struct time *timeptr) </text:p>
      <text:p text:style-name="Text_20_body">本函数将dateptr所指的日期,timeptr所指的时间转换成UNIX格式, 并返回自格林威治时间1970年1月1日凌晨起到现在的秒数 </text:p>
      <text:p text:style-name="Text_20_body">void unixtodos(long utime,struct date *dateptr,struct time *timeptr) </text:p>
      <text:p text:style-name="Text_20_body">本函数将自格林威治时间1970年1月1日凌晨起到现在的秒数utime转换成DOS格式并保存于用户所指的结构dateptr和timeptr中 </text:p>
      <text:p text:style-name="Text_20_body">void getdate(struct date *dateblk) </text:p>
      <text:p text:style-name="Text_20_body">本函数将计算机内的日期写入结构dateblk中以供用户使用 </text:p>
      <text:p text:style-name="Text_20_body">void setdate(struct date *dateblk) </text:p>
      <text:p text:style-name="Text_20_body">本函数将计算机内的日期改成由结构dateblk所指定的日期 </text:p>
      <text:p text:style-name="Text_20_body">void gettime(struct time *timep) </text:p>
      <text:p text:style-name="Text_20_body">本函数将计算机内的时间写入结构timep中, 以供用户使用 </text:p>
      <text:p text:style-name="Text_20_body">void settime(struct time *timep) </text:p>
      <text:p text:style-name="Text_20_body">本函数将计算机内的时间改为由结构timep所指的时间 </text:p>
      <text:p text:style-name="Text_20_body">long time(long *tloc) </text:p>
      <text:p text:style-name="Text_20_body">本函数给出自格林威治时间1970年1月1日凌晨至现在所经过的秒数,并将该值存于tloc所指的单元中. </text:p>
      <text:p text:style-name="Text_20_body">int stime(long *tp)本函数将tp所指的时间(例如由time所返回的时间)写入计算机中</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3T23:30:40.830491749</meta:creation-date>
    <dc:date>2017-05-14T09:03:06.473593595</dc:date>
    <meta:editing-duration>PT9H2M3S</meta:editing-duration>
    <meta:editing-cycles>1</meta:editing-cycles>
    <meta:document-statistic meta:table-count="0" meta:image-count="6" meta:object-count="0" meta:page-count="106" meta:paragraph-count="2969" meta:word-count="39007" meta:character-count="93683" meta:non-whitespace-character-count="85489"/>
    <meta:generator>LibreOffice/5.3.1.2$Linux_X86_64 LibreOffice_project/30m0$Build-2</meta:generator>
  </office:meta>
</office:document-meta>
</file>